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53.05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4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einminüti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iner</text:p>
          </table:table-cell>
          <table:table-cell office:value-type="string" calcext:value-type="string">
            <text:p>Einerbindewort</text:p>
          </table:table-cell>
          <table:table-cell office:value-type="string" calcext:value-type="string">
            <text:p>Zehner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vorOderNach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-/Nachmitt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dr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sechs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>
          <table:table-cell office:value-type="string" calcext:value-type="string">
            <text:p>siebe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Vormittag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</text:p>
          </table:table-cell>
          <table:table-cell table:number-columns-repeated="5"/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e</text:p>
          </table:table-cell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echs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ehn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ölf</text:p>
          </table:table-cell>
          <table:table-cell table:number-columns-repeated="2"/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tel</text:p>
          </table:table-cell>
          <table:table-cell table:number-columns-repeated="3"/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zwei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drei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vier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echs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neu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halb</text:p>
          </table:table-cell>
          <table:table-cell table:number-columns-repeated="4"/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a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sieben</text:p>
          </table:table-cell>
          <table:table-cell office:value-type="string" calcext:value-type="string">
            <text:p>und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viertel</text:p>
          </table:table-cell>
          <table:table-cell table:number-columns-repeated="3"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zw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rei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ier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ünf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ehn</text:p>
          </table:table-cell>
          <table:table-cell/>
          <table:table-cell office:value-type="string" calcext:value-type="string">
            <text:p>Vormitt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in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Nachmittag</text:p>
          </table:table-cell>
        </table:table-row>
      </table:table>
      <table:table table:name="fünfminütig" table:style-name="ta1">
        <table:table-column table:style-name="co6" table:default-cell-style-name="ce2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tspricht</text:p>
          </table:table-cell>
          <table:table-cell/>
          <table:table-cell office:value-type="string" calcext:value-type="string">
            <text:p>Einer</text:p>
          </table:table-cell>
          <table:table-cell office:value-type="string" calcext:value-type="string">
            <text:p>Einerbindewort</text:p>
          </table:table-cell>
          <table:table-cell office:value-type="string" calcext:value-type="string">
            <text:p>Zehner</text:p>
          </table:table-cell>
          <table:table-cell office:value-type="string" calcext:value-type="string">
            <text:p>vorOderNach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formula="of:=COM.MICROSOFT.CONCAT([.C2];[.D2];[.E2];IF(OR([.C2]&lt;&gt;&quot;&quot;;[.E2]&lt;&gt;&quot;&quot;);&quot; &quot;;&quot;&quot;);[.F2];IF([.F2]&lt;&gt;&quot;&quot;;&quot; &quot;;&quot;&quot;);[.G2])" office:value-type="string" office:string-value="null" calcext:value-type="string">
            <text:p>null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05M00S" calcext:value-type="time">
            <text:p>00:05</text:p>
          </table:table-cell>
          <table:table-cell table:formula="of:=COM.MICROSOFT.CONCAT([.C3];[.D3];[.E3];IF(OR([.C3]&lt;&gt;&quot;&quot;;[.E3]&lt;&gt;&quot;&quot;);&quot; &quot;;&quot;&quot;);[.F3];IF([.F3]&lt;&gt;&quot;&quot;;&quot; &quot;;&quot;&quot;);[.G3])" office:value-type="string" office:string-value="fünf nach null" calcext:value-type="string">
            <text:p>fünf nach null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10M00S" calcext:value-type="time">
            <text:p>00:10</text:p>
          </table:table-cell>
          <table:table-cell table:formula="of:=COM.MICROSOFT.CONCAT([.C4];[.D4];[.E4];IF(OR([.C4]&lt;&gt;&quot;&quot;;[.E4]&lt;&gt;&quot;&quot;);&quot; &quot;;&quot;&quot;);[.F4];IF([.F4]&lt;&gt;&quot;&quot;;&quot; &quot;;&quot;&quot;);[.G4])" office:value-type="string" office:string-value="zehn nach null" calcext:value-type="string">
            <text:p>zehn nach null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formula="of:=COM.MICROSOFT.CONCAT([.C5];[.D5];[.E5];IF(OR([.C5]&lt;&gt;&quot;&quot;;[.E5]&lt;&gt;&quot;&quot;);&quot; &quot;;&quot;&quot;);[.F5];IF([.F5]&lt;&gt;&quot;&quot;;&quot; &quot;;&quot;&quot;);[.G5])" office:value-type="string" office:string-value="fünfzehn nach null" calcext:value-type="string">
            <text:p>fünfzehn nach null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20M00S" calcext:value-type="time">
            <text:p>00:20</text:p>
          </table:table-cell>
          <table:table-cell table:formula="of:=COM.MICROSOFT.CONCAT([.C6];[.D6];[.E6];IF(OR([.C6]&lt;&gt;&quot;&quot;;[.E6]&lt;&gt;&quot;&quot;);&quot; &quot;;&quot;&quot;);[.F6];IF([.F6]&lt;&gt;&quot;&quot;;&quot; &quot;;&quot;&quot;);[.G6])" office:value-type="string" office:string-value="zwanzig nach null" calcext:value-type="string">
            <text:p>zwanzig nach null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25M00S" calcext:value-type="time">
            <text:p>00:25</text:p>
          </table:table-cell>
          <table:table-cell table:formula="of:=COM.MICROSOFT.CONCAT([.C7];[.D7];[.E7];IF(OR([.C7]&lt;&gt;&quot;&quot;;[.E7]&lt;&gt;&quot;&quot;);&quot; &quot;;&quot;&quot;);[.F7];IF([.F7]&lt;&gt;&quot;&quot;;&quot; &quot;;&quot;&quot;);[.G7])" office:value-type="string" office:string-value="fünfundzwanzig nach null" calcext:value-type="string">
            <text:p>fünfundzwanzig nach null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formula="of:=COM.MICROSOFT.CONCAT([.C8];[.D8];[.E8];IF(OR([.C8]&lt;&gt;&quot;&quot;;[.E8]&lt;&gt;&quot;&quot;);&quot; &quot;;&quot;&quot;);[.F8];IF([.F8]&lt;&gt;&quot;&quot;;&quot; &quot;;&quot;&quot;);[.G8])" office:value-type="string" office:string-value="halb eins" calcext:value-type="string">
            <text:p>halb eins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0H35M00S" calcext:value-type="time">
            <text:p>00:35</text:p>
          </table:table-cell>
          <table:table-cell table:formula="of:=COM.MICROSOFT.CONCAT([.C9];[.D9];[.E9];IF(OR([.C9]&lt;&gt;&quot;&quot;;[.E9]&lt;&gt;&quot;&quot;);&quot; &quot;;&quot;&quot;);[.F9];IF([.F9]&lt;&gt;&quot;&quot;;&quot; &quot;;&quot;&quot;);[.G9])" office:value-type="string" office:string-value="fünfundzwanzig vor eins" calcext:value-type="string">
            <text:p>fünfundzwanzig vor ein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0H40M00S" calcext:value-type="time">
            <text:p>00:40</text:p>
          </table:table-cell>
          <table:table-cell table:formula="of:=COM.MICROSOFT.CONCAT([.C10];[.D10];[.E10];IF(OR([.C10]&lt;&gt;&quot;&quot;;[.E10]&lt;&gt;&quot;&quot;);&quot; &quot;;&quot;&quot;);[.F10];IF([.F10]&lt;&gt;&quot;&quot;;&quot; &quot;;&quot;&quot;);[.G10])" office:value-type="string" office:string-value="zwanzig vor eins" calcext:value-type="string">
            <text:p>zwanzig vor ein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formula="of:=COM.MICROSOFT.CONCAT([.C11];[.D11];[.E11];IF(OR([.C11]&lt;&gt;&quot;&quot;;[.E11]&lt;&gt;&quot;&quot;);&quot; &quot;;&quot;&quot;);[.F11];IF([.F11]&lt;&gt;&quot;&quot;;&quot; &quot;;&quot;&quot;);[.G11])" office:value-type="string" office:string-value="fünfzehn vor eins" calcext:value-type="string">
            <text:p>fünfzehn vor ein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0H50M00S" calcext:value-type="time">
            <text:p>00:50</text:p>
          </table:table-cell>
          <table:table-cell table:formula="of:=COM.MICROSOFT.CONCAT([.C12];[.D12];[.E12];IF(OR([.C12]&lt;&gt;&quot;&quot;;[.E12]&lt;&gt;&quot;&quot;);&quot; &quot;;&quot;&quot;);[.F12];IF([.F12]&lt;&gt;&quot;&quot;;&quot; &quot;;&quot;&quot;);[.G12])" office:value-type="string" office:string-value="zehn vor eins" calcext:value-type="string">
            <text:p>zehn vor ein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0H55M00S" calcext:value-type="time">
            <text:p>00:55</text:p>
          </table:table-cell>
          <table:table-cell table:formula="of:=COM.MICROSOFT.CONCAT([.C13];[.D13];[.E13];IF(OR([.C13]&lt;&gt;&quot;&quot;;[.E13]&lt;&gt;&quot;&quot;);&quot; &quot;;&quot;&quot;);[.F13];IF([.F13]&lt;&gt;&quot;&quot;;&quot; &quot;;&quot;&quot;);[.G13])" office:value-type="string" office:string-value="fünf vor eins" calcext:value-type="string">
            <text:p>fünf vor ein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formula="of:=COM.MICROSOFT.CONCAT([.C14];[.D14];[.E14];IF(OR([.C14]&lt;&gt;&quot;&quot;;[.E14]&lt;&gt;&quot;&quot;);&quot; &quot;;&quot;&quot;);[.F14];IF([.F14]&lt;&gt;&quot;&quot;;&quot; &quot;;&quot;&quot;);[.G14])" office:value-type="string" office:string-value="eins" calcext:value-type="string">
            <text:p>eins</text:p>
          </table:table-cell>
          <table:table-cell table:number-columns-repeated="4"/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05M00S" calcext:value-type="time">
            <text:p>01:05</text:p>
          </table:table-cell>
          <table:table-cell table:formula="of:=COM.MICROSOFT.CONCAT([.C15];[.D15];[.E15];IF(OR([.C15]&lt;&gt;&quot;&quot;;[.E15]&lt;&gt;&quot;&quot;);&quot; &quot;;&quot;&quot;);[.F15];IF([.F15]&lt;&gt;&quot;&quot;;&quot; &quot;;&quot;&quot;);[.G15])" office:value-type="string" office:string-value="fünf nach eins" calcext:value-type="string">
            <text:p>fünf nach ein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10M00S" calcext:value-type="time">
            <text:p>01:10</text:p>
          </table:table-cell>
          <table:table-cell table:formula="of:=COM.MICROSOFT.CONCAT([.C16];[.D16];[.E16];IF(OR([.C16]&lt;&gt;&quot;&quot;;[.E16]&lt;&gt;&quot;&quot;);&quot; &quot;;&quot;&quot;);[.F16];IF([.F16]&lt;&gt;&quot;&quot;;&quot; &quot;;&quot;&quot;);[.G16])" office:value-type="string" office:string-value="zehn nach eins" calcext:value-type="string">
            <text:p>zehn nach ein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formula="of:=COM.MICROSOFT.CONCAT([.C17];[.D17];[.E17];IF(OR([.C17]&lt;&gt;&quot;&quot;;[.E17]&lt;&gt;&quot;&quot;);&quot; &quot;;&quot;&quot;);[.F17];IF([.F17]&lt;&gt;&quot;&quot;;&quot; &quot;;&quot;&quot;);[.G17])" office:value-type="string" office:string-value="fünfzehn nach eins" calcext:value-type="string">
            <text:p>fünfzehn nach ein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20M00S" calcext:value-type="time">
            <text:p>01:20</text:p>
          </table:table-cell>
          <table:table-cell table:formula="of:=COM.MICROSOFT.CONCAT([.C18];[.D18];[.E18];IF(OR([.C18]&lt;&gt;&quot;&quot;;[.E18]&lt;&gt;&quot;&quot;);&quot; &quot;;&quot;&quot;);[.F18];IF([.F18]&lt;&gt;&quot;&quot;;&quot; &quot;;&quot;&quot;);[.G18])" office:value-type="string" office:string-value="zwanzig nach eins" calcext:value-type="string">
            <text:p>zwanzig nach ein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25M00S" calcext:value-type="time">
            <text:p>01:25</text:p>
          </table:table-cell>
          <table:table-cell table:formula="of:=COM.MICROSOFT.CONCAT([.C19];[.D19];[.E19];IF(OR([.C19]&lt;&gt;&quot;&quot;;[.E19]&lt;&gt;&quot;&quot;);&quot; &quot;;&quot;&quot;);[.F19];IF([.F19]&lt;&gt;&quot;&quot;;&quot; &quot;;&quot;&quot;);[.G19])" office:value-type="string" office:string-value="fünfundzwanzig nach eins" calcext:value-type="string">
            <text:p>fünfundzwanzig nach ein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formula="of:=COM.MICROSOFT.CONCAT([.C20];[.D20];[.E20];IF(OR([.C20]&lt;&gt;&quot;&quot;;[.E20]&lt;&gt;&quot;&quot;);&quot; &quot;;&quot;&quot;);[.F20];IF([.F20]&lt;&gt;&quot;&quot;;&quot; &quot;;&quot;&quot;);[.G20])" office:value-type="string" office:string-value="halb zwei" calcext:value-type="string">
            <text:p>halb zwei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1H35M00S" calcext:value-type="time">
            <text:p>01:35</text:p>
          </table:table-cell>
          <table:table-cell table:formula="of:=COM.MICROSOFT.CONCAT([.C21];[.D21];[.E21];IF(OR([.C21]&lt;&gt;&quot;&quot;;[.E21]&lt;&gt;&quot;&quot;);&quot; &quot;;&quot;&quot;);[.F21];IF([.F21]&lt;&gt;&quot;&quot;;&quot; &quot;;&quot;&quot;);[.G21])" office:value-type="string" office:string-value="fünfundzwanzig vor zwei" calcext:value-type="string">
            <text:p>fünfundzwanzig vor zw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1H40M00S" calcext:value-type="time">
            <text:p>01:40</text:p>
          </table:table-cell>
          <table:table-cell table:formula="of:=COM.MICROSOFT.CONCAT([.C22];[.D22];[.E22];IF(OR([.C22]&lt;&gt;&quot;&quot;;[.E22]&lt;&gt;&quot;&quot;);&quot; &quot;;&quot;&quot;);[.F22];IF([.F22]&lt;&gt;&quot;&quot;;&quot; &quot;;&quot;&quot;);[.G22])" office:value-type="string" office:string-value="zwanzig vor zwei" calcext:value-type="string">
            <text:p>zwanzig vor zw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formula="of:=COM.MICROSOFT.CONCAT([.C23];[.D23];[.E23];IF(OR([.C23]&lt;&gt;&quot;&quot;;[.E23]&lt;&gt;&quot;&quot;);&quot; &quot;;&quot;&quot;);[.F23];IF([.F23]&lt;&gt;&quot;&quot;;&quot; &quot;;&quot;&quot;);[.G23])" office:value-type="string" office:string-value="fünfzehn vor zwei" calcext:value-type="string">
            <text:p>fünfzehn vor zw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1H50M00S" calcext:value-type="time">
            <text:p>01:50</text:p>
          </table:table-cell>
          <table:table-cell table:formula="of:=COM.MICROSOFT.CONCAT([.C24];[.D24];[.E24];IF(OR([.C24]&lt;&gt;&quot;&quot;;[.E24]&lt;&gt;&quot;&quot;);&quot; &quot;;&quot;&quot;);[.F24];IF([.F24]&lt;&gt;&quot;&quot;;&quot; &quot;;&quot;&quot;);[.G24])" office:value-type="string" office:string-value="zehn vor zwei" calcext:value-type="string">
            <text:p>zehn vor zw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1H55M00S" calcext:value-type="time">
            <text:p>01:55</text:p>
          </table:table-cell>
          <table:table-cell table:formula="of:=COM.MICROSOFT.CONCAT([.C25];[.D25];[.E25];IF(OR([.C25]&lt;&gt;&quot;&quot;;[.E25]&lt;&gt;&quot;&quot;);&quot; &quot;;&quot;&quot;);[.F25];IF([.F25]&lt;&gt;&quot;&quot;;&quot; &quot;;&quot;&quot;);[.G25])" office:value-type="string" office:string-value="fünf vor zwei" calcext:value-type="string">
            <text:p>fünf vor zw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formula="of:=COM.MICROSOFT.CONCAT([.C26];[.D26];[.E26];IF(OR([.C26]&lt;&gt;&quot;&quot;;[.E26]&lt;&gt;&quot;&quot;);&quot; &quot;;&quot;&quot;);[.F26];IF([.F26]&lt;&gt;&quot;&quot;;&quot; &quot;;&quot;&quot;);[.G26])" office:value-type="string" office:string-value="zwei" calcext:value-type="string">
            <text:p>zwei</text:p>
          </table:table-cell>
          <table:table-cell table:number-columns-repeated="4"/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05M00S" calcext:value-type="time">
            <text:p>02:05</text:p>
          </table:table-cell>
          <table:table-cell table:formula="of:=COM.MICROSOFT.CONCAT([.C27];[.D27];[.E27];IF(OR([.C27]&lt;&gt;&quot;&quot;;[.E27]&lt;&gt;&quot;&quot;);&quot; &quot;;&quot;&quot;);[.F27];IF([.F27]&lt;&gt;&quot;&quot;;&quot; &quot;;&quot;&quot;);[.G27])" office:value-type="string" office:string-value="fünf nach zwei" calcext:value-type="string">
            <text:p>fünf nach zw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10M00S" calcext:value-type="time">
            <text:p>02:10</text:p>
          </table:table-cell>
          <table:table-cell table:formula="of:=COM.MICROSOFT.CONCAT([.C28];[.D28];[.E28];IF(OR([.C28]&lt;&gt;&quot;&quot;;[.E28]&lt;&gt;&quot;&quot;);&quot; &quot;;&quot;&quot;);[.F28];IF([.F28]&lt;&gt;&quot;&quot;;&quot; &quot;;&quot;&quot;);[.G28])" office:value-type="string" office:string-value="zehn nach zwei" calcext:value-type="string">
            <text:p>zehn nach zw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formula="of:=COM.MICROSOFT.CONCAT([.C29];[.D29];[.E29];IF(OR([.C29]&lt;&gt;&quot;&quot;;[.E29]&lt;&gt;&quot;&quot;);&quot; &quot;;&quot;&quot;);[.F29];IF([.F29]&lt;&gt;&quot;&quot;;&quot; &quot;;&quot;&quot;);[.G29])" office:value-type="string" office:string-value="fünfzehn nach zwei" calcext:value-type="string">
            <text:p>fünfzehn nach zw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20M00S" calcext:value-type="time">
            <text:p>02:20</text:p>
          </table:table-cell>
          <table:table-cell table:formula="of:=COM.MICROSOFT.CONCAT([.C30];[.D30];[.E30];IF(OR([.C30]&lt;&gt;&quot;&quot;;[.E30]&lt;&gt;&quot;&quot;);&quot; &quot;;&quot;&quot;);[.F30];IF([.F30]&lt;&gt;&quot;&quot;;&quot; &quot;;&quot;&quot;);[.G30])" office:value-type="string" office:string-value="zwanzig nach zwei" calcext:value-type="string">
            <text:p>zwanzig nach zw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25M00S" calcext:value-type="time">
            <text:p>02:25</text:p>
          </table:table-cell>
          <table:table-cell table:formula="of:=COM.MICROSOFT.CONCAT([.C31];[.D31];[.E31];IF(OR([.C31]&lt;&gt;&quot;&quot;;[.E31]&lt;&gt;&quot;&quot;);&quot; &quot;;&quot;&quot;);[.F31];IF([.F31]&lt;&gt;&quot;&quot;;&quot; &quot;;&quot;&quot;);[.G31])" office:value-type="string" office:string-value="fünfundzwanzig nach zwei" calcext:value-type="string">
            <text:p>fünfundzwanzig nach zw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formula="of:=COM.MICROSOFT.CONCAT([.C32];[.D32];[.E32];IF(OR([.C32]&lt;&gt;&quot;&quot;;[.E32]&lt;&gt;&quot;&quot;);&quot; &quot;;&quot;&quot;);[.F32];IF([.F32]&lt;&gt;&quot;&quot;;&quot; &quot;;&quot;&quot;);[.G32])" office:value-type="string" office:string-value="halb drei" calcext:value-type="string">
            <text:p>halb drei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2H35M00S" calcext:value-type="time">
            <text:p>02:35</text:p>
          </table:table-cell>
          <table:table-cell table:formula="of:=COM.MICROSOFT.CONCAT([.C33];[.D33];[.E33];IF(OR([.C33]&lt;&gt;&quot;&quot;;[.E33]&lt;&gt;&quot;&quot;);&quot; &quot;;&quot;&quot;);[.F33];IF([.F33]&lt;&gt;&quot;&quot;;&quot; &quot;;&quot;&quot;);[.G33])" office:value-type="string" office:string-value="fünfundzwanzig vor drei" calcext:value-type="string">
            <text:p>fünfundzwanzig vor dr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2H40M00S" calcext:value-type="time">
            <text:p>02:40</text:p>
          </table:table-cell>
          <table:table-cell table:formula="of:=COM.MICROSOFT.CONCAT([.C34];[.D34];[.E34];IF(OR([.C34]&lt;&gt;&quot;&quot;;[.E34]&lt;&gt;&quot;&quot;);&quot; &quot;;&quot;&quot;);[.F34];IF([.F34]&lt;&gt;&quot;&quot;;&quot; &quot;;&quot;&quot;);[.G34])" office:value-type="string" office:string-value="zwanzig vor drei" calcext:value-type="string">
            <text:p>zwanzig vor dr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formula="of:=COM.MICROSOFT.CONCAT([.C35];[.D35];[.E35];IF(OR([.C35]&lt;&gt;&quot;&quot;;[.E35]&lt;&gt;&quot;&quot;);&quot; &quot;;&quot;&quot;);[.F35];IF([.F35]&lt;&gt;&quot;&quot;;&quot; &quot;;&quot;&quot;);[.G35])" office:value-type="string" office:string-value="fünfzehn vor drei" calcext:value-type="string">
            <text:p>fünfzehn vor dr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2H50M00S" calcext:value-type="time">
            <text:p>02:50</text:p>
          </table:table-cell>
          <table:table-cell table:formula="of:=COM.MICROSOFT.CONCAT([.C36];[.D36];[.E36];IF(OR([.C36]&lt;&gt;&quot;&quot;;[.E36]&lt;&gt;&quot;&quot;);&quot; &quot;;&quot;&quot;);[.F36];IF([.F36]&lt;&gt;&quot;&quot;;&quot; &quot;;&quot;&quot;);[.G36])" office:value-type="string" office:string-value="zehn vor drei" calcext:value-type="string">
            <text:p>zehn vor dr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2H55M00S" calcext:value-type="time">
            <text:p>02:55</text:p>
          </table:table-cell>
          <table:table-cell table:formula="of:=COM.MICROSOFT.CONCAT([.C37];[.D37];[.E37];IF(OR([.C37]&lt;&gt;&quot;&quot;;[.E37]&lt;&gt;&quot;&quot;);&quot; &quot;;&quot;&quot;);[.F37];IF([.F37]&lt;&gt;&quot;&quot;;&quot; &quot;;&quot;&quot;);[.G37])" office:value-type="string" office:string-value="fünf vor drei" calcext:value-type="string">
            <text:p>fünf vor dr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formula="of:=COM.MICROSOFT.CONCAT([.C38];[.D38];[.E38];IF(OR([.C38]&lt;&gt;&quot;&quot;;[.E38]&lt;&gt;&quot;&quot;);&quot; &quot;;&quot;&quot;);[.F38];IF([.F38]&lt;&gt;&quot;&quot;;&quot; &quot;;&quot;&quot;);[.G38])" office:value-type="string" office:string-value="drei" calcext:value-type="string">
            <text:p>drei</text:p>
          </table:table-cell>
          <table:table-cell table:number-columns-repeated="4"/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05M00S" calcext:value-type="time">
            <text:p>03:05</text:p>
          </table:table-cell>
          <table:table-cell table:formula="of:=COM.MICROSOFT.CONCAT([.C39];[.D39];[.E39];IF(OR([.C39]&lt;&gt;&quot;&quot;;[.E39]&lt;&gt;&quot;&quot;);&quot; &quot;;&quot;&quot;);[.F39];IF([.F39]&lt;&gt;&quot;&quot;;&quot; &quot;;&quot;&quot;);[.G39])" office:value-type="string" office:string-value="fünf nach drei" calcext:value-type="string">
            <text:p>fünf nach dr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10M00S" calcext:value-type="time">
            <text:p>03:10</text:p>
          </table:table-cell>
          <table:table-cell table:formula="of:=COM.MICROSOFT.CONCAT([.C40];[.D40];[.E40];IF(OR([.C40]&lt;&gt;&quot;&quot;;[.E40]&lt;&gt;&quot;&quot;);&quot; &quot;;&quot;&quot;);[.F40];IF([.F40]&lt;&gt;&quot;&quot;;&quot; &quot;;&quot;&quot;);[.G40])" office:value-type="string" office:string-value="zehn nach drei" calcext:value-type="string">
            <text:p>zehn nach dr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formula="of:=COM.MICROSOFT.CONCAT([.C41];[.D41];[.E41];IF(OR([.C41]&lt;&gt;&quot;&quot;;[.E41]&lt;&gt;&quot;&quot;);&quot; &quot;;&quot;&quot;);[.F41];IF([.F41]&lt;&gt;&quot;&quot;;&quot; &quot;;&quot;&quot;);[.G41])" office:value-type="string" office:string-value="fünfzehn nach drei" calcext:value-type="string">
            <text:p>fünfzehn nach dr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20M00S" calcext:value-type="time">
            <text:p>03:20</text:p>
          </table:table-cell>
          <table:table-cell table:formula="of:=COM.MICROSOFT.CONCAT([.C42];[.D42];[.E42];IF(OR([.C42]&lt;&gt;&quot;&quot;;[.E42]&lt;&gt;&quot;&quot;);&quot; &quot;;&quot;&quot;);[.F42];IF([.F42]&lt;&gt;&quot;&quot;;&quot; &quot;;&quot;&quot;);[.G42])" office:value-type="string" office:string-value="zwanzig nach drei" calcext:value-type="string">
            <text:p>zwanzig nach dr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25M00S" calcext:value-type="time">
            <text:p>03:25</text:p>
          </table:table-cell>
          <table:table-cell table:formula="of:=COM.MICROSOFT.CONCAT([.C43];[.D43];[.E43];IF(OR([.C43]&lt;&gt;&quot;&quot;;[.E43]&lt;&gt;&quot;&quot;);&quot; &quot;;&quot;&quot;);[.F43];IF([.F43]&lt;&gt;&quot;&quot;;&quot; &quot;;&quot;&quot;);[.G43])" office:value-type="string" office:string-value="fünfundzwanzig nach drei" calcext:value-type="string">
            <text:p>fünfundzwanzig nach dr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formula="of:=COM.MICROSOFT.CONCAT([.C44];[.D44];[.E44];IF(OR([.C44]&lt;&gt;&quot;&quot;;[.E44]&lt;&gt;&quot;&quot;);&quot; &quot;;&quot;&quot;);[.F44];IF([.F44]&lt;&gt;&quot;&quot;;&quot; &quot;;&quot;&quot;);[.G44])" office:value-type="string" office:string-value="halb vier" calcext:value-type="string">
            <text:p>halb vier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3H35M00S" calcext:value-type="time">
            <text:p>03:35</text:p>
          </table:table-cell>
          <table:table-cell table:formula="of:=COM.MICROSOFT.CONCAT([.C45];[.D45];[.E45];IF(OR([.C45]&lt;&gt;&quot;&quot;;[.E45]&lt;&gt;&quot;&quot;);&quot; &quot;;&quot;&quot;);[.F45];IF([.F45]&lt;&gt;&quot;&quot;;&quot; &quot;;&quot;&quot;);[.G45])" office:value-type="string" office:string-value="fünfundzwanzig vor vier" calcext:value-type="string">
            <text:p>fünfundzwanzig vor vier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3H40M00S" calcext:value-type="time">
            <text:p>03:40</text:p>
          </table:table-cell>
          <table:table-cell table:formula="of:=COM.MICROSOFT.CONCAT([.C46];[.D46];[.E46];IF(OR([.C46]&lt;&gt;&quot;&quot;;[.E46]&lt;&gt;&quot;&quot;);&quot; &quot;;&quot;&quot;);[.F46];IF([.F46]&lt;&gt;&quot;&quot;;&quot; &quot;;&quot;&quot;);[.G46])" office:value-type="string" office:string-value="zwanzig vor vier" calcext:value-type="string">
            <text:p>zwanzig vor vier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formula="of:=COM.MICROSOFT.CONCAT([.C47];[.D47];[.E47];IF(OR([.C47]&lt;&gt;&quot;&quot;;[.E47]&lt;&gt;&quot;&quot;);&quot; &quot;;&quot;&quot;);[.F47];IF([.F47]&lt;&gt;&quot;&quot;;&quot; &quot;;&quot;&quot;);[.G47])" office:value-type="string" office:string-value="fünfzehn vor vier" calcext:value-type="string">
            <text:p>fünfzehn vor vier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3H50M00S" calcext:value-type="time">
            <text:p>03:50</text:p>
          </table:table-cell>
          <table:table-cell table:formula="of:=COM.MICROSOFT.CONCAT([.C48];[.D48];[.E48];IF(OR([.C48]&lt;&gt;&quot;&quot;;[.E48]&lt;&gt;&quot;&quot;);&quot; &quot;;&quot;&quot;);[.F48];IF([.F48]&lt;&gt;&quot;&quot;;&quot; &quot;;&quot;&quot;);[.G48])" office:value-type="string" office:string-value="zehn vor vier" calcext:value-type="string">
            <text:p>zehn vor vier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3H55M00S" calcext:value-type="time">
            <text:p>03:55</text:p>
          </table:table-cell>
          <table:table-cell table:formula="of:=COM.MICROSOFT.CONCAT([.C49];[.D49];[.E49];IF(OR([.C49]&lt;&gt;&quot;&quot;;[.E49]&lt;&gt;&quot;&quot;);&quot; &quot;;&quot;&quot;);[.F49];IF([.F49]&lt;&gt;&quot;&quot;;&quot; &quot;;&quot;&quot;);[.G49])" office:value-type="string" office:string-value="fünf vor vier" calcext:value-type="string">
            <text:p>fünf vor vier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formula="of:=COM.MICROSOFT.CONCAT([.C50];[.D50];[.E50];IF(OR([.C50]&lt;&gt;&quot;&quot;;[.E50]&lt;&gt;&quot;&quot;);&quot; &quot;;&quot;&quot;);[.F50];IF([.F50]&lt;&gt;&quot;&quot;;&quot; &quot;;&quot;&quot;);[.G50])" office:value-type="string" office:string-value="vier" calcext:value-type="string">
            <text:p>vier</text:p>
          </table:table-cell>
          <table:table-cell table:number-columns-repeated="4"/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05M00S" calcext:value-type="time">
            <text:p>04:05</text:p>
          </table:table-cell>
          <table:table-cell table:formula="of:=COM.MICROSOFT.CONCAT([.C51];[.D51];[.E51];IF(OR([.C51]&lt;&gt;&quot;&quot;;[.E51]&lt;&gt;&quot;&quot;);&quot; &quot;;&quot;&quot;);[.F51];IF([.F51]&lt;&gt;&quot;&quot;;&quot; &quot;;&quot;&quot;);[.G51])" office:value-type="string" office:string-value="fünf nach vier" calcext:value-type="string">
            <text:p>fünf nach vier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10M00S" calcext:value-type="time">
            <text:p>04:10</text:p>
          </table:table-cell>
          <table:table-cell table:formula="of:=COM.MICROSOFT.CONCAT([.C52];[.D52];[.E52];IF(OR([.C52]&lt;&gt;&quot;&quot;;[.E52]&lt;&gt;&quot;&quot;);&quot; &quot;;&quot;&quot;);[.F52];IF([.F52]&lt;&gt;&quot;&quot;;&quot; &quot;;&quot;&quot;);[.G52])" office:value-type="string" office:string-value="zehn nach vier" calcext:value-type="string">
            <text:p>zehn nach vier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formula="of:=COM.MICROSOFT.CONCAT([.C53];[.D53];[.E53];IF(OR([.C53]&lt;&gt;&quot;&quot;;[.E53]&lt;&gt;&quot;&quot;);&quot; &quot;;&quot;&quot;);[.F53];IF([.F53]&lt;&gt;&quot;&quot;;&quot; &quot;;&quot;&quot;);[.G53])" office:value-type="string" office:string-value="fünfzehn nach vier" calcext:value-type="string">
            <text:p>fünfzehn nach vier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20M00S" calcext:value-type="time">
            <text:p>04:20</text:p>
          </table:table-cell>
          <table:table-cell table:formula="of:=COM.MICROSOFT.CONCAT([.C54];[.D54];[.E54];IF(OR([.C54]&lt;&gt;&quot;&quot;;[.E54]&lt;&gt;&quot;&quot;);&quot; &quot;;&quot;&quot;);[.F54];IF([.F54]&lt;&gt;&quot;&quot;;&quot; &quot;;&quot;&quot;);[.G54])" office:value-type="string" office:string-value="zwanzig nach vier" calcext:value-type="string">
            <text:p>zwanzig nach vier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25M00S" calcext:value-type="time">
            <text:p>04:25</text:p>
          </table:table-cell>
          <table:table-cell table:formula="of:=COM.MICROSOFT.CONCAT([.C55];[.D55];[.E55];IF(OR([.C55]&lt;&gt;&quot;&quot;;[.E55]&lt;&gt;&quot;&quot;);&quot; &quot;;&quot;&quot;);[.F55];IF([.F55]&lt;&gt;&quot;&quot;;&quot; &quot;;&quot;&quot;);[.G55])" office:value-type="string" office:string-value="fünfundzwanzig nach vier" calcext:value-type="string">
            <text:p>fünfundzwanzig nach vier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formula="of:=COM.MICROSOFT.CONCAT([.C56];[.D56];[.E56];IF(OR([.C56]&lt;&gt;&quot;&quot;;[.E56]&lt;&gt;&quot;&quot;);&quot; &quot;;&quot;&quot;);[.F56];IF([.F56]&lt;&gt;&quot;&quot;;&quot; &quot;;&quot;&quot;);[.G56])" office:value-type="string" office:string-value="halb fünf" calcext:value-type="string">
            <text:p>halb fünf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4H35M00S" calcext:value-type="time">
            <text:p>04:35</text:p>
          </table:table-cell>
          <table:table-cell table:formula="of:=COM.MICROSOFT.CONCAT([.C57];[.D57];[.E57];IF(OR([.C57]&lt;&gt;&quot;&quot;;[.E57]&lt;&gt;&quot;&quot;);&quot; &quot;;&quot;&quot;);[.F57];IF([.F57]&lt;&gt;&quot;&quot;;&quot; &quot;;&quot;&quot;);[.G57])" office:value-type="string" office:string-value="fünfundzwanzig vor fünf" calcext:value-type="string">
            <text:p>fünfundzwanzig vor fün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4H40M00S" calcext:value-type="time">
            <text:p>04:40</text:p>
          </table:table-cell>
          <table:table-cell table:formula="of:=COM.MICROSOFT.CONCAT([.C58];[.D58];[.E58];IF(OR([.C58]&lt;&gt;&quot;&quot;;[.E58]&lt;&gt;&quot;&quot;);&quot; &quot;;&quot;&quot;);[.F58];IF([.F58]&lt;&gt;&quot;&quot;;&quot; &quot;;&quot;&quot;);[.G58])" office:value-type="string" office:string-value="zwanzig vor fünf" calcext:value-type="string">
            <text:p>zwanzig vor fün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formula="of:=COM.MICROSOFT.CONCAT([.C59];[.D59];[.E59];IF(OR([.C59]&lt;&gt;&quot;&quot;;[.E59]&lt;&gt;&quot;&quot;);&quot; &quot;;&quot;&quot;);[.F59];IF([.F59]&lt;&gt;&quot;&quot;;&quot; &quot;;&quot;&quot;);[.G59])" office:value-type="string" office:string-value="fünfzehn vor fünf" calcext:value-type="string">
            <text:p>fünfzehn vor fün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4H50M00S" calcext:value-type="time">
            <text:p>04:50</text:p>
          </table:table-cell>
          <table:table-cell table:formula="of:=COM.MICROSOFT.CONCAT([.C60];[.D60];[.E60];IF(OR([.C60]&lt;&gt;&quot;&quot;;[.E60]&lt;&gt;&quot;&quot;);&quot; &quot;;&quot;&quot;);[.F60];IF([.F60]&lt;&gt;&quot;&quot;;&quot; &quot;;&quot;&quot;);[.G60])" office:value-type="string" office:string-value="zehn vor fünf" calcext:value-type="string">
            <text:p>zehn vor fün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4H55M00S" calcext:value-type="time">
            <text:p>04:55</text:p>
          </table:table-cell>
          <table:table-cell table:formula="of:=COM.MICROSOFT.CONCAT([.C61];[.D61];[.E61];IF(OR([.C61]&lt;&gt;&quot;&quot;;[.E61]&lt;&gt;&quot;&quot;);&quot; &quot;;&quot;&quot;);[.F61];IF([.F61]&lt;&gt;&quot;&quot;;&quot; &quot;;&quot;&quot;);[.G61])" office:value-type="string" office:string-value="fünf vor fünf" calcext:value-type="string">
            <text:p>fünf vor fün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formula="of:=COM.MICROSOFT.CONCAT([.C62];[.D62];[.E62];IF(OR([.C62]&lt;&gt;&quot;&quot;;[.E62]&lt;&gt;&quot;&quot;);&quot; &quot;;&quot;&quot;);[.F62];IF([.F62]&lt;&gt;&quot;&quot;;&quot; &quot;;&quot;&quot;);[.G62])" office:value-type="string" office:string-value="fünf" calcext:value-type="string">
            <text:p>fünf</text:p>
          </table:table-cell>
          <table:table-cell table:number-columns-repeated="4"/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05M00S" calcext:value-type="time">
            <text:p>05:05</text:p>
          </table:table-cell>
          <table:table-cell table:formula="of:=COM.MICROSOFT.CONCAT([.C63];[.D63];[.E63];IF(OR([.C63]&lt;&gt;&quot;&quot;;[.E63]&lt;&gt;&quot;&quot;);&quot; &quot;;&quot;&quot;);[.F63];IF([.F63]&lt;&gt;&quot;&quot;;&quot; &quot;;&quot;&quot;);[.G63])" office:value-type="string" office:string-value="fünf nach fünf" calcext:value-type="string">
            <text:p>fünf nach fün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10M00S" calcext:value-type="time">
            <text:p>05:10</text:p>
          </table:table-cell>
          <table:table-cell table:formula="of:=COM.MICROSOFT.CONCAT([.C64];[.D64];[.E64];IF(OR([.C64]&lt;&gt;&quot;&quot;;[.E64]&lt;&gt;&quot;&quot;);&quot; &quot;;&quot;&quot;);[.F64];IF([.F64]&lt;&gt;&quot;&quot;;&quot; &quot;;&quot;&quot;);[.G64])" office:value-type="string" office:string-value="zehn nach fünf" calcext:value-type="string">
            <text:p>zehn nach fün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formula="of:=COM.MICROSOFT.CONCAT([.C65];[.D65];[.E65];IF(OR([.C65]&lt;&gt;&quot;&quot;;[.E65]&lt;&gt;&quot;&quot;);&quot; &quot;;&quot;&quot;);[.F65];IF([.F65]&lt;&gt;&quot;&quot;;&quot; &quot;;&quot;&quot;);[.G65])" office:value-type="string" office:string-value="fünfzehn nach fünf" calcext:value-type="string">
            <text:p>fünfzehn nach fün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20M00S" calcext:value-type="time">
            <text:p>05:20</text:p>
          </table:table-cell>
          <table:table-cell table:formula="of:=COM.MICROSOFT.CONCAT([.C66];[.D66];[.E66];IF(OR([.C66]&lt;&gt;&quot;&quot;;[.E66]&lt;&gt;&quot;&quot;);&quot; &quot;;&quot;&quot;);[.F66];IF([.F66]&lt;&gt;&quot;&quot;;&quot; &quot;;&quot;&quot;);[.G66])" office:value-type="string" office:string-value="zwanzig nach fünf" calcext:value-type="string">
            <text:p>zwanzig nach fün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25M00S" calcext:value-type="time">
            <text:p>05:25</text:p>
          </table:table-cell>
          <table:table-cell table:formula="of:=COM.MICROSOFT.CONCAT([.C67];[.D67];[.E67];IF(OR([.C67]&lt;&gt;&quot;&quot;;[.E67]&lt;&gt;&quot;&quot;);&quot; &quot;;&quot;&quot;);[.F67];IF([.F67]&lt;&gt;&quot;&quot;;&quot; &quot;;&quot;&quot;);[.G67])" office:value-type="string" office:string-value="fünfundzwanzig nach fünf" calcext:value-type="string">
            <text:p>fünfundzwanzig nach fün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formula="of:=COM.MICROSOFT.CONCAT([.C68];[.D68];[.E68];IF(OR([.C68]&lt;&gt;&quot;&quot;;[.E68]&lt;&gt;&quot;&quot;);&quot; &quot;;&quot;&quot;);[.F68];IF([.F68]&lt;&gt;&quot;&quot;;&quot; &quot;;&quot;&quot;);[.G68])" office:value-type="string" office:string-value="halb sechs" calcext:value-type="string">
            <text:p>halb sechs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5H35M00S" calcext:value-type="time">
            <text:p>05:35</text:p>
          </table:table-cell>
          <table:table-cell table:formula="of:=COM.MICROSOFT.CONCAT([.C69];[.D69];[.E69];IF(OR([.C69]&lt;&gt;&quot;&quot;;[.E69]&lt;&gt;&quot;&quot;);&quot; &quot;;&quot;&quot;);[.F69];IF([.F69]&lt;&gt;&quot;&quot;;&quot; &quot;;&quot;&quot;);[.G69])" office:value-type="string" office:string-value="fünfundzwanzig vor sechs" calcext:value-type="string">
            <text:p>fünfundzwanzig vor sech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5H40M00S" calcext:value-type="time">
            <text:p>05:40</text:p>
          </table:table-cell>
          <table:table-cell table:formula="of:=COM.MICROSOFT.CONCAT([.C70];[.D70];[.E70];IF(OR([.C70]&lt;&gt;&quot;&quot;;[.E70]&lt;&gt;&quot;&quot;);&quot; &quot;;&quot;&quot;);[.F70];IF([.F70]&lt;&gt;&quot;&quot;;&quot; &quot;;&quot;&quot;);[.G70])" office:value-type="string" office:string-value="zwanzig vor sechs" calcext:value-type="string">
            <text:p>zwanzig vor sech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formula="of:=COM.MICROSOFT.CONCAT([.C71];[.D71];[.E71];IF(OR([.C71]&lt;&gt;&quot;&quot;;[.E71]&lt;&gt;&quot;&quot;);&quot; &quot;;&quot;&quot;);[.F71];IF([.F71]&lt;&gt;&quot;&quot;;&quot; &quot;;&quot;&quot;);[.G71])" office:value-type="string" office:string-value="fünfzehn vor sechs" calcext:value-type="string">
            <text:p>fünfzehn vor sech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5H50M00S" calcext:value-type="time">
            <text:p>05:50</text:p>
          </table:table-cell>
          <table:table-cell table:formula="of:=COM.MICROSOFT.CONCAT([.C72];[.D72];[.E72];IF(OR([.C72]&lt;&gt;&quot;&quot;;[.E72]&lt;&gt;&quot;&quot;);&quot; &quot;;&quot;&quot;);[.F72];IF([.F72]&lt;&gt;&quot;&quot;;&quot; &quot;;&quot;&quot;);[.G72])" office:value-type="string" office:string-value="zehn vor sechs" calcext:value-type="string">
            <text:p>zehn vor sech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5H55M00S" calcext:value-type="time">
            <text:p>05:55</text:p>
          </table:table-cell>
          <table:table-cell table:formula="of:=COM.MICROSOFT.CONCAT([.C73];[.D73];[.E73];IF(OR([.C73]&lt;&gt;&quot;&quot;;[.E73]&lt;&gt;&quot;&quot;);&quot; &quot;;&quot;&quot;);[.F73];IF([.F73]&lt;&gt;&quot;&quot;;&quot; &quot;;&quot;&quot;);[.G73])" office:value-type="string" office:string-value="fünf vor sechs" calcext:value-type="string">
            <text:p>fünf vor sech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formula="of:=COM.MICROSOFT.CONCAT([.C74];[.D74];[.E74];IF(OR([.C74]&lt;&gt;&quot;&quot;;[.E74]&lt;&gt;&quot;&quot;);&quot; &quot;;&quot;&quot;);[.F74];IF([.F74]&lt;&gt;&quot;&quot;;&quot; &quot;;&quot;&quot;);[.G74])" office:value-type="string" office:string-value="sechs" calcext:value-type="string">
            <text:p>sechs</text:p>
          </table:table-cell>
          <table:table-cell table:number-columns-repeated="4"/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05M00S" calcext:value-type="time">
            <text:p>06:05</text:p>
          </table:table-cell>
          <table:table-cell table:formula="of:=COM.MICROSOFT.CONCAT([.C75];[.D75];[.E75];IF(OR([.C75]&lt;&gt;&quot;&quot;;[.E75]&lt;&gt;&quot;&quot;);&quot; &quot;;&quot;&quot;);[.F75];IF([.F75]&lt;&gt;&quot;&quot;;&quot; &quot;;&quot;&quot;);[.G75])" office:value-type="string" office:string-value="fünf nach sechs" calcext:value-type="string">
            <text:p>fünf nach sech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10M00S" calcext:value-type="time">
            <text:p>06:10</text:p>
          </table:table-cell>
          <table:table-cell table:formula="of:=COM.MICROSOFT.CONCAT([.C76];[.D76];[.E76];IF(OR([.C76]&lt;&gt;&quot;&quot;;[.E76]&lt;&gt;&quot;&quot;);&quot; &quot;;&quot;&quot;);[.F76];IF([.F76]&lt;&gt;&quot;&quot;;&quot; &quot;;&quot;&quot;);[.G76])" office:value-type="string" office:string-value="zehn nach sechs" calcext:value-type="string">
            <text:p>zehn nach sech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formula="of:=COM.MICROSOFT.CONCAT([.C77];[.D77];[.E77];IF(OR([.C77]&lt;&gt;&quot;&quot;;[.E77]&lt;&gt;&quot;&quot;);&quot; &quot;;&quot;&quot;);[.F77];IF([.F77]&lt;&gt;&quot;&quot;;&quot; &quot;;&quot;&quot;);[.G77])" office:value-type="string" office:string-value="fünfzehn nach sechs" calcext:value-type="string">
            <text:p>fünfzehn nach sech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20M00S" calcext:value-type="time">
            <text:p>06:20</text:p>
          </table:table-cell>
          <table:table-cell table:formula="of:=COM.MICROSOFT.CONCAT([.C78];[.D78];[.E78];IF(OR([.C78]&lt;&gt;&quot;&quot;;[.E78]&lt;&gt;&quot;&quot;);&quot; &quot;;&quot;&quot;);[.F78];IF([.F78]&lt;&gt;&quot;&quot;;&quot; &quot;;&quot;&quot;);[.G78])" office:value-type="string" office:string-value="zwanzig nach sechs" calcext:value-type="string">
            <text:p>zwanzig nach sech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25M00S" calcext:value-type="time">
            <text:p>06:25</text:p>
          </table:table-cell>
          <table:table-cell table:formula="of:=COM.MICROSOFT.CONCAT([.C79];[.D79];[.E79];IF(OR([.C79]&lt;&gt;&quot;&quot;;[.E79]&lt;&gt;&quot;&quot;);&quot; &quot;;&quot;&quot;);[.F79];IF([.F79]&lt;&gt;&quot;&quot;;&quot; &quot;;&quot;&quot;);[.G79])" office:value-type="string" office:string-value="fünfundzwanzig nach sechs" calcext:value-type="string">
            <text:p>fünfundzwanzig nach sech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formula="of:=COM.MICROSOFT.CONCAT([.C80];[.D80];[.E80];IF(OR([.C80]&lt;&gt;&quot;&quot;;[.E80]&lt;&gt;&quot;&quot;);&quot; &quot;;&quot;&quot;);[.F80];IF([.F80]&lt;&gt;&quot;&quot;;&quot; &quot;;&quot;&quot;);[.G80])" office:value-type="string" office:string-value="halb sieben" calcext:value-type="string">
            <text:p>halb siebe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6H35M00S" calcext:value-type="time">
            <text:p>06:35</text:p>
          </table:table-cell>
          <table:table-cell table:formula="of:=COM.MICROSOFT.CONCAT([.C81];[.D81];[.E81];IF(OR([.C81]&lt;&gt;&quot;&quot;;[.E81]&lt;&gt;&quot;&quot;);&quot; &quot;;&quot;&quot;);[.F81];IF([.F81]&lt;&gt;&quot;&quot;;&quot; &quot;;&quot;&quot;);[.G81])" office:value-type="string" office:string-value="fünfundzwanzig vor sieben" calcext:value-type="string">
            <text:p>fünfundzwanzig vor siebe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6H40M00S" calcext:value-type="time">
            <text:p>06:40</text:p>
          </table:table-cell>
          <table:table-cell table:formula="of:=COM.MICROSOFT.CONCAT([.C82];[.D82];[.E82];IF(OR([.C82]&lt;&gt;&quot;&quot;;[.E82]&lt;&gt;&quot;&quot;);&quot; &quot;;&quot;&quot;);[.F82];IF([.F82]&lt;&gt;&quot;&quot;;&quot; &quot;;&quot;&quot;);[.G82])" office:value-type="string" office:string-value="zwanzig vor sieben" calcext:value-type="string">
            <text:p>zwanzig vor siebe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formula="of:=COM.MICROSOFT.CONCAT([.C83];[.D83];[.E83];IF(OR([.C83]&lt;&gt;&quot;&quot;;[.E83]&lt;&gt;&quot;&quot;);&quot; &quot;;&quot;&quot;);[.F83];IF([.F83]&lt;&gt;&quot;&quot;;&quot; &quot;;&quot;&quot;);[.G83])" office:value-type="string" office:string-value="fünfzehn vor sieben" calcext:value-type="string">
            <text:p>fünfzehn vor siebe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6H50M00S" calcext:value-type="time">
            <text:p>06:50</text:p>
          </table:table-cell>
          <table:table-cell table:formula="of:=COM.MICROSOFT.CONCAT([.C84];[.D84];[.E84];IF(OR([.C84]&lt;&gt;&quot;&quot;;[.E84]&lt;&gt;&quot;&quot;);&quot; &quot;;&quot;&quot;);[.F84];IF([.F84]&lt;&gt;&quot;&quot;;&quot; &quot;;&quot;&quot;);[.G84])" office:value-type="string" office:string-value="zehn vor sieben" calcext:value-type="string">
            <text:p>zehn vor siebe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6H55M00S" calcext:value-type="time">
            <text:p>06:55</text:p>
          </table:table-cell>
          <table:table-cell table:formula="of:=COM.MICROSOFT.CONCAT([.C85];[.D85];[.E85];IF(OR([.C85]&lt;&gt;&quot;&quot;;[.E85]&lt;&gt;&quot;&quot;);&quot; &quot;;&quot;&quot;);[.F85];IF([.F85]&lt;&gt;&quot;&quot;;&quot; &quot;;&quot;&quot;);[.G85])" office:value-type="string" office:string-value="fünf vor sieben" calcext:value-type="string">
            <text:p>fünf vor siebe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formula="of:=COM.MICROSOFT.CONCAT([.C86];[.D86];[.E86];IF(OR([.C86]&lt;&gt;&quot;&quot;;[.E86]&lt;&gt;&quot;&quot;);&quot; &quot;;&quot;&quot;);[.F86];IF([.F86]&lt;&gt;&quot;&quot;;&quot; &quot;;&quot;&quot;);[.G86])" office:value-type="string" office:string-value="sieben" calcext:value-type="string">
            <text:p>sieben</text:p>
          </table:table-cell>
          <table:table-cell table:number-columns-repeated="4"/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05M00S" calcext:value-type="time">
            <text:p>07:05</text:p>
          </table:table-cell>
          <table:table-cell table:formula="of:=COM.MICROSOFT.CONCAT([.C87];[.D87];[.E87];IF(OR([.C87]&lt;&gt;&quot;&quot;;[.E87]&lt;&gt;&quot;&quot;);&quot; &quot;;&quot;&quot;);[.F87];IF([.F87]&lt;&gt;&quot;&quot;;&quot; &quot;;&quot;&quot;);[.G87])" office:value-type="string" office:string-value="fünf nach sieben" calcext:value-type="string">
            <text:p>fünf nach siebe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10M00S" calcext:value-type="time">
            <text:p>07:10</text:p>
          </table:table-cell>
          <table:table-cell table:formula="of:=COM.MICROSOFT.CONCAT([.C88];[.D88];[.E88];IF(OR([.C88]&lt;&gt;&quot;&quot;;[.E88]&lt;&gt;&quot;&quot;);&quot; &quot;;&quot;&quot;);[.F88];IF([.F88]&lt;&gt;&quot;&quot;;&quot; &quot;;&quot;&quot;);[.G88])" office:value-type="string" office:string-value="zehn nach sieben" calcext:value-type="string">
            <text:p>zehn nach siebe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formula="of:=COM.MICROSOFT.CONCAT([.C89];[.D89];[.E89];IF(OR([.C89]&lt;&gt;&quot;&quot;;[.E89]&lt;&gt;&quot;&quot;);&quot; &quot;;&quot;&quot;);[.F89];IF([.F89]&lt;&gt;&quot;&quot;;&quot; &quot;;&quot;&quot;);[.G89])" office:value-type="string" office:string-value="fünfzehn nach sieben" calcext:value-type="string">
            <text:p>fünfzehn nach siebe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20M00S" calcext:value-type="time">
            <text:p>07:20</text:p>
          </table:table-cell>
          <table:table-cell table:formula="of:=COM.MICROSOFT.CONCAT([.C90];[.D90];[.E90];IF(OR([.C90]&lt;&gt;&quot;&quot;;[.E90]&lt;&gt;&quot;&quot;);&quot; &quot;;&quot;&quot;);[.F90];IF([.F90]&lt;&gt;&quot;&quot;;&quot; &quot;;&quot;&quot;);[.G90])" office:value-type="string" office:string-value="zwanzig nach sieben" calcext:value-type="string">
            <text:p>zwanzig nach siebe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25M00S" calcext:value-type="time">
            <text:p>07:25</text:p>
          </table:table-cell>
          <table:table-cell table:formula="of:=COM.MICROSOFT.CONCAT([.C91];[.D91];[.E91];IF(OR([.C91]&lt;&gt;&quot;&quot;;[.E91]&lt;&gt;&quot;&quot;);&quot; &quot;;&quot;&quot;);[.F91];IF([.F91]&lt;&gt;&quot;&quot;;&quot; &quot;;&quot;&quot;);[.G91])" office:value-type="string" office:string-value="fünfundzwanzig nach sieben" calcext:value-type="string">
            <text:p>fünfundzwanzig nach siebe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formula="of:=COM.MICROSOFT.CONCAT([.C92];[.D92];[.E92];IF(OR([.C92]&lt;&gt;&quot;&quot;;[.E92]&lt;&gt;&quot;&quot;);&quot; &quot;;&quot;&quot;);[.F92];IF([.F92]&lt;&gt;&quot;&quot;;&quot; &quot;;&quot;&quot;);[.G92])" office:value-type="string" office:string-value="halb acht" calcext:value-type="string">
            <text:p>halb acht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7H35M00S" calcext:value-type="time">
            <text:p>07:35</text:p>
          </table:table-cell>
          <table:table-cell table:formula="of:=COM.MICROSOFT.CONCAT([.C93];[.D93];[.E93];IF(OR([.C93]&lt;&gt;&quot;&quot;;[.E93]&lt;&gt;&quot;&quot;);&quot; &quot;;&quot;&quot;);[.F93];IF([.F93]&lt;&gt;&quot;&quot;;&quot; &quot;;&quot;&quot;);[.G93])" office:value-type="string" office:string-value="fünfundzwanzig vor acht" calcext:value-type="string">
            <text:p>fünfundzwanzig vor ach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7H40M00S" calcext:value-type="time">
            <text:p>07:40</text:p>
          </table:table-cell>
          <table:table-cell table:formula="of:=COM.MICROSOFT.CONCAT([.C94];[.D94];[.E94];IF(OR([.C94]&lt;&gt;&quot;&quot;;[.E94]&lt;&gt;&quot;&quot;);&quot; &quot;;&quot;&quot;);[.F94];IF([.F94]&lt;&gt;&quot;&quot;;&quot; &quot;;&quot;&quot;);[.G94])" office:value-type="string" office:string-value="zwanzig vor acht" calcext:value-type="string">
            <text:p>zwanzig vor acht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formula="of:=COM.MICROSOFT.CONCAT([.C95];[.D95];[.E95];IF(OR([.C95]&lt;&gt;&quot;&quot;;[.E95]&lt;&gt;&quot;&quot;);&quot; &quot;;&quot;&quot;);[.F95];IF([.F95]&lt;&gt;&quot;&quot;;&quot; &quot;;&quot;&quot;);[.G95])" office:value-type="string" office:string-value="fünfzehn vor acht" calcext:value-type="string">
            <text:p>fünfzehn vor acht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7H50M00S" calcext:value-type="time">
            <text:p>07:50</text:p>
          </table:table-cell>
          <table:table-cell table:formula="of:=COM.MICROSOFT.CONCAT([.C96];[.D96];[.E96];IF(OR([.C96]&lt;&gt;&quot;&quot;;[.E96]&lt;&gt;&quot;&quot;);&quot; &quot;;&quot;&quot;);[.F96];IF([.F96]&lt;&gt;&quot;&quot;;&quot; &quot;;&quot;&quot;);[.G96])" office:value-type="string" office:string-value="zehn vor acht" calcext:value-type="string">
            <text:p>zehn vor acht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7H55M00S" calcext:value-type="time">
            <text:p>07:55</text:p>
          </table:table-cell>
          <table:table-cell table:formula="of:=COM.MICROSOFT.CONCAT([.C97];[.D97];[.E97];IF(OR([.C97]&lt;&gt;&quot;&quot;;[.E97]&lt;&gt;&quot;&quot;);&quot; &quot;;&quot;&quot;);[.F97];IF([.F97]&lt;&gt;&quot;&quot;;&quot; &quot;;&quot;&quot;);[.G97])" office:value-type="string" office:string-value="fünf vor acht" calcext:value-type="string">
            <text:p>fünf vor acht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formula="of:=COM.MICROSOFT.CONCAT([.C98];[.D98];[.E98];IF(OR([.C98]&lt;&gt;&quot;&quot;;[.E98]&lt;&gt;&quot;&quot;);&quot; &quot;;&quot;&quot;);[.F98];IF([.F98]&lt;&gt;&quot;&quot;;&quot; &quot;;&quot;&quot;);[.G98])" office:value-type="string" office:string-value="acht" calcext:value-type="string">
            <text:p>acht</text:p>
          </table:table-cell>
          <table:table-cell table:number-columns-repeated="4"/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05M00S" calcext:value-type="time">
            <text:p>08:05</text:p>
          </table:table-cell>
          <table:table-cell table:formula="of:=COM.MICROSOFT.CONCAT([.C99];[.D99];[.E99];IF(OR([.C99]&lt;&gt;&quot;&quot;;[.E99]&lt;&gt;&quot;&quot;);&quot; &quot;;&quot;&quot;);[.F99];IF([.F99]&lt;&gt;&quot;&quot;;&quot; &quot;;&quot;&quot;);[.G99])" office:value-type="string" office:string-value="fünf nach acht" calcext:value-type="string">
            <text:p>fünf nach acht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10M00S" calcext:value-type="time">
            <text:p>08:10</text:p>
          </table:table-cell>
          <table:table-cell table:formula="of:=COM.MICROSOFT.CONCAT([.C100];[.D100];[.E100];IF(OR([.C100]&lt;&gt;&quot;&quot;;[.E100]&lt;&gt;&quot;&quot;);&quot; &quot;;&quot;&quot;);[.F100];IF([.F100]&lt;&gt;&quot;&quot;;&quot; &quot;;&quot;&quot;);[.G100])" office:value-type="string" office:string-value="zehn nach acht" calcext:value-type="string">
            <text:p>zehn nach acht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formula="of:=COM.MICROSOFT.CONCAT([.C101];[.D101];[.E101];IF(OR([.C101]&lt;&gt;&quot;&quot;;[.E101]&lt;&gt;&quot;&quot;);&quot; &quot;;&quot;&quot;);[.F101];IF([.F101]&lt;&gt;&quot;&quot;;&quot; &quot;;&quot;&quot;);[.G101])" office:value-type="string" office:string-value="fünfzehn nach acht" calcext:value-type="string">
            <text:p>fünfzehn nach acht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20M00S" calcext:value-type="time">
            <text:p>08:20</text:p>
          </table:table-cell>
          <table:table-cell table:formula="of:=COM.MICROSOFT.CONCAT([.C102];[.D102];[.E102];IF(OR([.C102]&lt;&gt;&quot;&quot;;[.E102]&lt;&gt;&quot;&quot;);&quot; &quot;;&quot;&quot;);[.F102];IF([.F102]&lt;&gt;&quot;&quot;;&quot; &quot;;&quot;&quot;);[.G102])" office:value-type="string" office:string-value="zwanzig nach acht" calcext:value-type="string">
            <text:p>zwanzig nach acht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</text:p>
          </table:table-cell>
          <table:table-cell table:formula="of:=COM.MICROSOFT.CONCAT([.C103];[.D103];[.E103];IF(OR([.C103]&lt;&gt;&quot;&quot;;[.E103]&lt;&gt;&quot;&quot;);&quot; &quot;;&quot;&quot;);[.F103];IF([.F103]&lt;&gt;&quot;&quot;;&quot; &quot;;&quot;&quot;);[.G103])" office:value-type="string" office:string-value="fünfundzwanzig nach acht" calcext:value-type="string">
            <text:p>fünfundzwanzig nach ach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formula="of:=COM.MICROSOFT.CONCAT([.C104];[.D104];[.E104];IF(OR([.C104]&lt;&gt;&quot;&quot;;[.E104]&lt;&gt;&quot;&quot;);&quot; &quot;;&quot;&quot;);[.F104];IF([.F104]&lt;&gt;&quot;&quot;;&quot; &quot;;&quot;&quot;);[.G104])" office:value-type="string" office:string-value="halb neun" calcext:value-type="string">
            <text:p>halb neu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8H35M00S" calcext:value-type="time">
            <text:p>08:35</text:p>
          </table:table-cell>
          <table:table-cell table:formula="of:=COM.MICROSOFT.CONCAT([.C105];[.D105];[.E105];IF(OR([.C105]&lt;&gt;&quot;&quot;;[.E105]&lt;&gt;&quot;&quot;);&quot; &quot;;&quot;&quot;);[.F105];IF([.F105]&lt;&gt;&quot;&quot;;&quot; &quot;;&quot;&quot;);[.G105])" office:value-type="string" office:string-value="fünfundzwanzig vor neun" calcext:value-type="string">
            <text:p>fünfundzwanzig vor neu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8H40M00S" calcext:value-type="time">
            <text:p>08:40</text:p>
          </table:table-cell>
          <table:table-cell table:formula="of:=COM.MICROSOFT.CONCAT([.C106];[.D106];[.E106];IF(OR([.C106]&lt;&gt;&quot;&quot;;[.E106]&lt;&gt;&quot;&quot;);&quot; &quot;;&quot;&quot;);[.F106];IF([.F106]&lt;&gt;&quot;&quot;;&quot; &quot;;&quot;&quot;);[.G106])" office:value-type="string" office:string-value="zwanzig vor neun" calcext:value-type="string">
            <text:p>zwanzig vor neu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formula="of:=COM.MICROSOFT.CONCAT([.C107];[.D107];[.E107];IF(OR([.C107]&lt;&gt;&quot;&quot;;[.E107]&lt;&gt;&quot;&quot;);&quot; &quot;;&quot;&quot;);[.F107];IF([.F107]&lt;&gt;&quot;&quot;;&quot; &quot;;&quot;&quot;);[.G107])" office:value-type="string" office:string-value="fünfzehn vor neun" calcext:value-type="string">
            <text:p>fünfzehn vor neu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</text:p>
          </table:table-cell>
          <table:table-cell table:formula="of:=COM.MICROSOFT.CONCAT([.C108];[.D108];[.E108];IF(OR([.C108]&lt;&gt;&quot;&quot;;[.E108]&lt;&gt;&quot;&quot;);&quot; &quot;;&quot;&quot;);[.F108];IF([.F108]&lt;&gt;&quot;&quot;;&quot; &quot;;&quot;&quot;);[.G108])" office:value-type="string" office:string-value="zehn vor neun" calcext:value-type="string">
            <text:p>zehn vor neu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8H55M00S" calcext:value-type="time">
            <text:p>08:55</text:p>
          </table:table-cell>
          <table:table-cell table:formula="of:=COM.MICROSOFT.CONCAT([.C109];[.D109];[.E109];IF(OR([.C109]&lt;&gt;&quot;&quot;;[.E109]&lt;&gt;&quot;&quot;);&quot; &quot;;&quot;&quot;);[.F109];IF([.F109]&lt;&gt;&quot;&quot;;&quot; &quot;;&quot;&quot;);[.G109])" office:value-type="string" office:string-value="fünf vor neun" calcext:value-type="string">
            <text:p>fünf vor neu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formula="of:=COM.MICROSOFT.CONCAT([.C110];[.D110];[.E110];IF(OR([.C110]&lt;&gt;&quot;&quot;;[.E110]&lt;&gt;&quot;&quot;);&quot; &quot;;&quot;&quot;);[.F110];IF([.F110]&lt;&gt;&quot;&quot;;&quot; &quot;;&quot;&quot;);[.G110])" office:value-type="string" office:string-value="neun" calcext:value-type="string">
            <text:p>neun</text:p>
          </table:table-cell>
          <table:table-cell table:number-columns-repeated="4"/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05M00S" calcext:value-type="time">
            <text:p>09:05</text:p>
          </table:table-cell>
          <table:table-cell table:formula="of:=COM.MICROSOFT.CONCAT([.C111];[.D111];[.E111];IF(OR([.C111]&lt;&gt;&quot;&quot;;[.E111]&lt;&gt;&quot;&quot;);&quot; &quot;;&quot;&quot;);[.F111];IF([.F111]&lt;&gt;&quot;&quot;;&quot; &quot;;&quot;&quot;);[.G111])" office:value-type="string" office:string-value="fünf nach neun" calcext:value-type="string">
            <text:p>fünf nach neu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10M00S" calcext:value-type="time">
            <text:p>09:10</text:p>
          </table:table-cell>
          <table:table-cell table:formula="of:=COM.MICROSOFT.CONCAT([.C112];[.D112];[.E112];IF(OR([.C112]&lt;&gt;&quot;&quot;;[.E112]&lt;&gt;&quot;&quot;);&quot; &quot;;&quot;&quot;);[.F112];IF([.F112]&lt;&gt;&quot;&quot;;&quot; &quot;;&quot;&quot;);[.G112])" office:value-type="string" office:string-value="zehn nach neun" calcext:value-type="string">
            <text:p>zehn nach neu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formula="of:=COM.MICROSOFT.CONCAT([.C113];[.D113];[.E113];IF(OR([.C113]&lt;&gt;&quot;&quot;;[.E113]&lt;&gt;&quot;&quot;);&quot; &quot;;&quot;&quot;);[.F113];IF([.F113]&lt;&gt;&quot;&quot;;&quot; &quot;;&quot;&quot;);[.G113])" office:value-type="string" office:string-value="fünfzehn nach neun" calcext:value-type="string">
            <text:p>fünfzehn nach neu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20M00S" calcext:value-type="time">
            <text:p>09:20</text:p>
          </table:table-cell>
          <table:table-cell table:formula="of:=COM.MICROSOFT.CONCAT([.C114];[.D114];[.E114];IF(OR([.C114]&lt;&gt;&quot;&quot;;[.E114]&lt;&gt;&quot;&quot;);&quot; &quot;;&quot;&quot;);[.F114];IF([.F114]&lt;&gt;&quot;&quot;;&quot; &quot;;&quot;&quot;);[.G114])" office:value-type="string" office:string-value="zwanzig nach neun" calcext:value-type="string">
            <text:p>zwanzig nach neu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</text:p>
          </table:table-cell>
          <table:table-cell table:formula="of:=COM.MICROSOFT.CONCAT([.C115];[.D115];[.E115];IF(OR([.C115]&lt;&gt;&quot;&quot;;[.E115]&lt;&gt;&quot;&quot;);&quot; &quot;;&quot;&quot;);[.F115];IF([.F115]&lt;&gt;&quot;&quot;;&quot; &quot;;&quot;&quot;);[.G115])" office:value-type="string" office:string-value="fünfundzwanzig nach neun" calcext:value-type="string">
            <text:p>fünfundzwanzig nach neu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formula="of:=COM.MICROSOFT.CONCAT([.C116];[.D116];[.E116];IF(OR([.C116]&lt;&gt;&quot;&quot;;[.E116]&lt;&gt;&quot;&quot;);&quot; &quot;;&quot;&quot;);[.F116];IF([.F116]&lt;&gt;&quot;&quot;;&quot; &quot;;&quot;&quot;);[.G116])" office:value-type="string" office:string-value="halb zehn" calcext:value-type="string">
            <text:p>halb zeh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09H35M00S" calcext:value-type="time">
            <text:p>09:35</text:p>
          </table:table-cell>
          <table:table-cell table:formula="of:=COM.MICROSOFT.CONCAT([.C117];[.D117];[.E117];IF(OR([.C117]&lt;&gt;&quot;&quot;;[.E117]&lt;&gt;&quot;&quot;);&quot; &quot;;&quot;&quot;);[.F117];IF([.F117]&lt;&gt;&quot;&quot;;&quot; &quot;;&quot;&quot;);[.G117])" office:value-type="string" office:string-value="fünfundzwanzig vor zehn" calcext:value-type="string">
            <text:p>fünfundzwanzig vor zeh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09H40M00S" calcext:value-type="time">
            <text:p>09:40</text:p>
          </table:table-cell>
          <table:table-cell table:formula="of:=COM.MICROSOFT.CONCAT([.C118];[.D118];[.E118];IF(OR([.C118]&lt;&gt;&quot;&quot;;[.E118]&lt;&gt;&quot;&quot;);&quot; &quot;;&quot;&quot;);[.F118];IF([.F118]&lt;&gt;&quot;&quot;;&quot; &quot;;&quot;&quot;);[.G118])" office:value-type="string" office:string-value="zwanzig vor zehn" calcext:value-type="string">
            <text:p>zwanzig vor zeh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formula="of:=COM.MICROSOFT.CONCAT([.C119];[.D119];[.E119];IF(OR([.C119]&lt;&gt;&quot;&quot;;[.E119]&lt;&gt;&quot;&quot;);&quot; &quot;;&quot;&quot;);[.F119];IF([.F119]&lt;&gt;&quot;&quot;;&quot; &quot;;&quot;&quot;);[.G119])" office:value-type="string" office:string-value="fünfzehn vor zehn" calcext:value-type="string">
            <text:p>fünfzehn vor zeh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</text:p>
          </table:table-cell>
          <table:table-cell table:formula="of:=COM.MICROSOFT.CONCAT([.C120];[.D120];[.E120];IF(OR([.C120]&lt;&gt;&quot;&quot;;[.E120]&lt;&gt;&quot;&quot;);&quot; &quot;;&quot;&quot;);[.F120];IF([.F120]&lt;&gt;&quot;&quot;;&quot; &quot;;&quot;&quot;);[.G120])" office:value-type="string" office:string-value="zehn vor zehn" calcext:value-type="string">
            <text:p>zehn vor zeh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09H55M00S" calcext:value-type="time">
            <text:p>09:55</text:p>
          </table:table-cell>
          <table:table-cell table:formula="of:=COM.MICROSOFT.CONCAT([.C121];[.D121];[.E121];IF(OR([.C121]&lt;&gt;&quot;&quot;;[.E121]&lt;&gt;&quot;&quot;);&quot; &quot;;&quot;&quot;);[.F121];IF([.F121]&lt;&gt;&quot;&quot;;&quot; &quot;;&quot;&quot;);[.G121])" office:value-type="string" office:string-value="fünf vor zehn" calcext:value-type="string">
            <text:p>fünf vor zeh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formula="of:=COM.MICROSOFT.CONCAT([.C122];[.D122];[.E122];IF(OR([.C122]&lt;&gt;&quot;&quot;;[.E122]&lt;&gt;&quot;&quot;);&quot; &quot;;&quot;&quot;);[.F122];IF([.F122]&lt;&gt;&quot;&quot;;&quot; &quot;;&quot;&quot;);[.G122])" office:value-type="string" office:string-value="zehn" calcext:value-type="string">
            <text:p>zehn</text:p>
          </table:table-cell>
          <table:table-cell table:number-columns-repeated="4"/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</text:p>
          </table:table-cell>
          <table:table-cell table:formula="of:=COM.MICROSOFT.CONCAT([.C123];[.D123];[.E123];IF(OR([.C123]&lt;&gt;&quot;&quot;;[.E123]&lt;&gt;&quot;&quot;);&quot; &quot;;&quot;&quot;);[.F123];IF([.F123]&lt;&gt;&quot;&quot;;&quot; &quot;;&quot;&quot;);[.G123])" office:value-type="string" office:string-value="fünf nach zehn" calcext:value-type="string">
            <text:p>fünf nach zeh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10M00S" calcext:value-type="time">
            <text:p>10:10</text:p>
          </table:table-cell>
          <table:table-cell table:formula="of:=COM.MICROSOFT.CONCAT([.C124];[.D124];[.E124];IF(OR([.C124]&lt;&gt;&quot;&quot;;[.E124]&lt;&gt;&quot;&quot;);&quot; &quot;;&quot;&quot;);[.F124];IF([.F124]&lt;&gt;&quot;&quot;;&quot; &quot;;&quot;&quot;);[.G124])" office:value-type="string" office:string-value="zehn nach zehn" calcext:value-type="string">
            <text:p>zehn nach zeh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formula="of:=COM.MICROSOFT.CONCAT([.C125];[.D125];[.E125];IF(OR([.C125]&lt;&gt;&quot;&quot;;[.E125]&lt;&gt;&quot;&quot;);&quot; &quot;;&quot;&quot;);[.F125];IF([.F125]&lt;&gt;&quot;&quot;;&quot; &quot;;&quot;&quot;);[.G125])" office:value-type="string" office:string-value="fünfzehn nach zehn" calcext:value-type="string">
            <text:p>fünfzehn nach zeh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20M00S" calcext:value-type="time">
            <text:p>10:20</text:p>
          </table:table-cell>
          <table:table-cell table:formula="of:=COM.MICROSOFT.CONCAT([.C126];[.D126];[.E126];IF(OR([.C126]&lt;&gt;&quot;&quot;;[.E126]&lt;&gt;&quot;&quot;);&quot; &quot;;&quot;&quot;);[.F126];IF([.F126]&lt;&gt;&quot;&quot;;&quot; &quot;;&quot;&quot;);[.G126])" office:value-type="string" office:string-value="zwanzig nach zehn" calcext:value-type="string">
            <text:p>zwanzig nach zeh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25M00S" calcext:value-type="time">
            <text:p>10:25</text:p>
          </table:table-cell>
          <table:table-cell table:formula="of:=COM.MICROSOFT.CONCAT([.C127];[.D127];[.E127];IF(OR([.C127]&lt;&gt;&quot;&quot;;[.E127]&lt;&gt;&quot;&quot;);&quot; &quot;;&quot;&quot;);[.F127];IF([.F127]&lt;&gt;&quot;&quot;;&quot; &quot;;&quot;&quot;);[.G127])" office:value-type="string" office:string-value="fünfundzwanzig nach zehn" calcext:value-type="string">
            <text:p>fünfundzwanzig nach zeh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formula="of:=COM.MICROSOFT.CONCAT([.C128];[.D128];[.E128];IF(OR([.C128]&lt;&gt;&quot;&quot;;[.E128]&lt;&gt;&quot;&quot;);&quot; &quot;;&quot;&quot;);[.F128];IF([.F128]&lt;&gt;&quot;&quot;;&quot; &quot;;&quot;&quot;);[.G128])" office:value-type="string" office:string-value="halb elf" calcext:value-type="string">
            <text:p>halb elf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0H35M00S" calcext:value-type="time">
            <text:p>10:35</text:p>
          </table:table-cell>
          <table:table-cell table:formula="of:=COM.MICROSOFT.CONCAT([.C129];[.D129];[.E129];IF(OR([.C129]&lt;&gt;&quot;&quot;;[.E129]&lt;&gt;&quot;&quot;);&quot; &quot;;&quot;&quot;);[.F129];IF([.F129]&lt;&gt;&quot;&quot;;&quot; &quot;;&quot;&quot;);[.G129])" office:value-type="string" office:string-value="fünfundzwanzig vor elf" calcext:value-type="string">
            <text:p>fünfundzwanzig vor e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0H40M00S" calcext:value-type="time">
            <text:p>10:40</text:p>
          </table:table-cell>
          <table:table-cell table:formula="of:=COM.MICROSOFT.CONCAT([.C130];[.D130];[.E130];IF(OR([.C130]&lt;&gt;&quot;&quot;;[.E130]&lt;&gt;&quot;&quot;);&quot; &quot;;&quot;&quot;);[.F130];IF([.F130]&lt;&gt;&quot;&quot;;&quot; &quot;;&quot;&quot;);[.G130])" office:value-type="string" office:string-value="zwanzig vor elf" calcext:value-type="string">
            <text:p>zwanzig vor e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formula="of:=COM.MICROSOFT.CONCAT([.C131];[.D131];[.E131];IF(OR([.C131]&lt;&gt;&quot;&quot;;[.E131]&lt;&gt;&quot;&quot;);&quot; &quot;;&quot;&quot;);[.F131];IF([.F131]&lt;&gt;&quot;&quot;;&quot; &quot;;&quot;&quot;);[.G131])" office:value-type="string" office:string-value="fünfzehn vor elf" calcext:value-type="string">
            <text:p>fünfzehn vor e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0H50M00S" calcext:value-type="time">
            <text:p>10:50</text:p>
          </table:table-cell>
          <table:table-cell table:formula="of:=COM.MICROSOFT.CONCAT([.C132];[.D132];[.E132];IF(OR([.C132]&lt;&gt;&quot;&quot;;[.E132]&lt;&gt;&quot;&quot;);&quot; &quot;;&quot;&quot;);[.F132];IF([.F132]&lt;&gt;&quot;&quot;;&quot; &quot;;&quot;&quot;);[.G132])" office:value-type="string" office:string-value="zehn vor elf" calcext:value-type="string">
            <text:p>zehn vor e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</text:p>
          </table:table-cell>
          <table:table-cell table:formula="of:=COM.MICROSOFT.CONCAT([.C133];[.D133];[.E133];IF(OR([.C133]&lt;&gt;&quot;&quot;;[.E133]&lt;&gt;&quot;&quot;);&quot; &quot;;&quot;&quot;);[.F133];IF([.F133]&lt;&gt;&quot;&quot;;&quot; &quot;;&quot;&quot;);[.G133])" office:value-type="string" office:string-value="fünf vor elf" calcext:value-type="string">
            <text:p>fünf vor e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formula="of:=COM.MICROSOFT.CONCAT([.C134];[.D134];[.E134];IF(OR([.C134]&lt;&gt;&quot;&quot;;[.E134]&lt;&gt;&quot;&quot;);&quot; &quot;;&quot;&quot;);[.F134];IF([.F134]&lt;&gt;&quot;&quot;;&quot; &quot;;&quot;&quot;);[.G134])" office:value-type="string" office:string-value="elf" calcext:value-type="string">
            <text:p>elf</text:p>
          </table:table-cell>
          <table:table-cell table:number-columns-repeated="4"/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</text:p>
          </table:table-cell>
          <table:table-cell table:formula="of:=COM.MICROSOFT.CONCAT([.C135];[.D135];[.E135];IF(OR([.C135]&lt;&gt;&quot;&quot;;[.E135]&lt;&gt;&quot;&quot;);&quot; &quot;;&quot;&quot;);[.F135];IF([.F135]&lt;&gt;&quot;&quot;;&quot; &quot;;&quot;&quot;);[.G135])" office:value-type="string" office:string-value="fünf nach elf" calcext:value-type="string">
            <text:p>fünf nach e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10M00S" calcext:value-type="time">
            <text:p>11:10</text:p>
          </table:table-cell>
          <table:table-cell table:formula="of:=COM.MICROSOFT.CONCAT([.C136];[.D136];[.E136];IF(OR([.C136]&lt;&gt;&quot;&quot;;[.E136]&lt;&gt;&quot;&quot;);&quot; &quot;;&quot;&quot;);[.F136];IF([.F136]&lt;&gt;&quot;&quot;;&quot; &quot;;&quot;&quot;);[.G136])" office:value-type="string" office:string-value="zehn nach elf" calcext:value-type="string">
            <text:p>zehn nach e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formula="of:=COM.MICROSOFT.CONCAT([.C137];[.D137];[.E137];IF(OR([.C137]&lt;&gt;&quot;&quot;;[.E137]&lt;&gt;&quot;&quot;);&quot; &quot;;&quot;&quot;);[.F137];IF([.F137]&lt;&gt;&quot;&quot;;&quot; &quot;;&quot;&quot;);[.G137])" office:value-type="string" office:string-value="fünfzehn nach elf" calcext:value-type="string">
            <text:p>fünfzehn nach e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</text:p>
          </table:table-cell>
          <table:table-cell table:formula="of:=COM.MICROSOFT.CONCAT([.C138];[.D138];[.E138];IF(OR([.C138]&lt;&gt;&quot;&quot;;[.E138]&lt;&gt;&quot;&quot;);&quot; &quot;;&quot;&quot;);[.F138];IF([.F138]&lt;&gt;&quot;&quot;;&quot; &quot;;&quot;&quot;);[.G138])" office:value-type="string" office:string-value="zwanzig nach elf" calcext:value-type="string">
            <text:p>zwanzig nach e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25M00S" calcext:value-type="time">
            <text:p>11:25</text:p>
          </table:table-cell>
          <table:table-cell table:formula="of:=COM.MICROSOFT.CONCAT([.C139];[.D139];[.E139];IF(OR([.C139]&lt;&gt;&quot;&quot;;[.E139]&lt;&gt;&quot;&quot;);&quot; &quot;;&quot;&quot;);[.F139];IF([.F139]&lt;&gt;&quot;&quot;;&quot; &quot;;&quot;&quot;);[.G139])" office:value-type="string" office:string-value="fünfundzwanzig nach elf" calcext:value-type="string">
            <text:p>fünfundzwanzig nach e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formula="of:=COM.MICROSOFT.CONCAT([.C140];[.D140];[.E140];IF(OR([.C140]&lt;&gt;&quot;&quot;;[.E140]&lt;&gt;&quot;&quot;);&quot; &quot;;&quot;&quot;);[.F140];IF([.F140]&lt;&gt;&quot;&quot;;&quot; &quot;;&quot;&quot;);[.G140])" office:value-type="string" office:string-value="halb zwölf" calcext:value-type="string">
            <text:p>halb zwölf</text:p>
          </table:table-cell>
          <table:table-cell table:number-columns-repeated="2"/>
          <table:table-cell office:value-type="string" calcext:value-type="string">
            <text:p>halb</text:p>
          </table:table-cell>
          <table:table-cell/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1H35M00S" calcext:value-type="time">
            <text:p>11:35</text:p>
          </table:table-cell>
          <table:table-cell table:formula="of:=COM.MICROSOFT.CONCAT([.C141];[.D141];[.E141];IF(OR([.C141]&lt;&gt;&quot;&quot;;[.E141]&lt;&gt;&quot;&quot;);&quot; &quot;;&quot;&quot;);[.F141];IF([.F141]&lt;&gt;&quot;&quot;;&quot; &quot;;&quot;&quot;);[.G141])" office:value-type="string" office:string-value="fünfundzwanzig vor zwölf" calcext:value-type="string">
            <text:p>fünfundzwanzig vor zwö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1H40M00S" calcext:value-type="time">
            <text:p>11:40</text:p>
          </table:table-cell>
          <table:table-cell table:formula="of:=COM.MICROSOFT.CONCAT([.C142];[.D142];[.E142];IF(OR([.C142]&lt;&gt;&quot;&quot;;[.E142]&lt;&gt;&quot;&quot;);&quot; &quot;;&quot;&quot;);[.F142];IF([.F142]&lt;&gt;&quot;&quot;;&quot; &quot;;&quot;&quot;);[.G142])" office:value-type="string" office:string-value="zwanzig vor zwölf" calcext:value-type="string">
            <text:p>zwanzig vor zwö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formula="of:=COM.MICROSOFT.CONCAT([.C143];[.D143];[.E143];IF(OR([.C143]&lt;&gt;&quot;&quot;;[.E143]&lt;&gt;&quot;&quot;);&quot; &quot;;&quot;&quot;);[.F143];IF([.F143]&lt;&gt;&quot;&quot;;&quot; &quot;;&quot;&quot;);[.G143])" office:value-type="string" office:string-value="fünfzehn vor zwölf" calcext:value-type="string">
            <text:p>fünfzehn vor zwö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1H50M00S" calcext:value-type="time">
            <text:p>11:50</text:p>
          </table:table-cell>
          <table:table-cell table:formula="of:=COM.MICROSOFT.CONCAT([.C144];[.D144];[.E144];IF(OR([.C144]&lt;&gt;&quot;&quot;;[.E144]&lt;&gt;&quot;&quot;);&quot; &quot;;&quot;&quot;);[.F144];IF([.F144]&lt;&gt;&quot;&quot;;&quot; &quot;;&quot;&quot;);[.G144])" office:value-type="string" office:string-value="zehn vor zwölf" calcext:value-type="string">
            <text:p>zehn vor zwö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1H55M00S" calcext:value-type="time">
            <text:p>11:55</text:p>
          </table:table-cell>
          <table:table-cell table:formula="of:=COM.MICROSOFT.CONCAT([.C145];[.D145];[.E145];IF(OR([.C145]&lt;&gt;&quot;&quot;;[.E145]&lt;&gt;&quot;&quot;);&quot; &quot;;&quot;&quot;);[.F145];IF([.F145]&lt;&gt;&quot;&quot;;&quot; &quot;;&quot;&quot;);[.G145])" office:value-type="string" office:string-value="fünf vor zwölf" calcext:value-type="string">
            <text:p>fünf vor zwö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formula="of:=COM.MICROSOFT.CONCAT([.C146];[.D146];[.E146];IF(OR([.C146]&lt;&gt;&quot;&quot;;[.E146]&lt;&gt;&quot;&quot;);&quot; &quot;;&quot;&quot;);[.F146];IF([.F146]&lt;&gt;&quot;&quot;;&quot; &quot;;&quot;&quot;);[.G146])" office:value-type="string" office:string-value="zwölf" calcext:value-type="string">
            <text:p>zwölf</text:p>
          </table:table-cell>
          <table:table-cell table:number-columns-repeated="4"/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05M00S" calcext:value-type="time">
            <text:p>12:05</text:p>
          </table:table-cell>
          <table:table-cell table:formula="of:=COM.MICROSOFT.CONCAT([.C147];[.D147];[.E147];IF(OR([.C147]&lt;&gt;&quot;&quot;;[.E147]&lt;&gt;&quot;&quot;);&quot; &quot;;&quot;&quot;);[.F147];IF([.F147]&lt;&gt;&quot;&quot;;&quot; &quot;;&quot;&quot;);[.G147])" office:value-type="string" office:string-value="fünf nach zwölf" calcext:value-type="string">
            <text:p>fünf nach zwö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10M00S" calcext:value-type="time">
            <text:p>12:10</text:p>
          </table:table-cell>
          <table:table-cell table:formula="of:=COM.MICROSOFT.CONCAT([.C148];[.D148];[.E148];IF(OR([.C148]&lt;&gt;&quot;&quot;;[.E148]&lt;&gt;&quot;&quot;);&quot; &quot;;&quot;&quot;);[.F148];IF([.F148]&lt;&gt;&quot;&quot;;&quot; &quot;;&quot;&quot;);[.G148])" office:value-type="string" office:string-value="zehn nach zwölf" calcext:value-type="string">
            <text:p>zehn nach zwö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formula="of:=COM.MICROSOFT.CONCAT([.C149];[.D149];[.E149];IF(OR([.C149]&lt;&gt;&quot;&quot;;[.E149]&lt;&gt;&quot;&quot;);&quot; &quot;;&quot;&quot;);[.F149];IF([.F149]&lt;&gt;&quot;&quot;;&quot; &quot;;&quot;&quot;);[.G149])" office:value-type="string" office:string-value="fünfzehn nach zwölf" calcext:value-type="string">
            <text:p>fünfzehn nach zwö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20M00S" calcext:value-type="time">
            <text:p>12:20</text:p>
          </table:table-cell>
          <table:table-cell table:formula="of:=COM.MICROSOFT.CONCAT([.C150];[.D150];[.E150];IF(OR([.C150]&lt;&gt;&quot;&quot;;[.E150]&lt;&gt;&quot;&quot;);&quot; &quot;;&quot;&quot;);[.F150];IF([.F150]&lt;&gt;&quot;&quot;;&quot; &quot;;&quot;&quot;);[.G150])" office:value-type="string" office:string-value="zwanzig nach zwölf" calcext:value-type="string">
            <text:p>zwanzig nach zwö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25M00S" calcext:value-type="time">
            <text:p>12:25</text:p>
          </table:table-cell>
          <table:table-cell table:formula="of:=COM.MICROSOFT.CONCAT([.C151];[.D151];[.E151];IF(OR([.C151]&lt;&gt;&quot;&quot;;[.E151]&lt;&gt;&quot;&quot;);&quot; &quot;;&quot;&quot;);[.F151];IF([.F151]&lt;&gt;&quot;&quot;;&quot; &quot;;&quot;&quot;);[.G151])" office:value-type="string" office:string-value="fünfundzwanzig nach zwölf" calcext:value-type="string">
            <text:p>fünfundzwanzig nach zwö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formula="of:=COM.MICROSOFT.CONCAT([.C152];[.D152];[.E152];IF(OR([.C152]&lt;&gt;&quot;&quot;;[.E152]&lt;&gt;&quot;&quot;);&quot; &quot;;&quot;&quot;);[.F152];IF([.F152]&lt;&gt;&quot;&quot;;&quot; &quot;;&quot;&quot;);[.G152])" office:value-type="string" office:string-value="halb eins" calcext:value-type="string">
            <text:p>halb eins</text:p>
          </table:table-cell>
          <table:table-cell table:number-columns-repeated="2"/>
          <table:table-cell office:value-type="string" calcext:value-type="string">
            <text:p>halb</text:p>
          </table:table-cell>
          <table:table-cell/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2H35M00S" calcext:value-type="time">
            <text:p>12:35</text:p>
          </table:table-cell>
          <table:table-cell table:formula="of:=COM.MICROSOFT.CONCAT([.C153];[.D153];[.E153];IF(OR([.C153]&lt;&gt;&quot;&quot;;[.E153]&lt;&gt;&quot;&quot;);&quot; &quot;;&quot;&quot;);[.F153];IF([.F153]&lt;&gt;&quot;&quot;;&quot; &quot;;&quot;&quot;);[.G153])" office:value-type="string" office:string-value="fünfundzwanzig vor eins" calcext:value-type="string">
            <text:p>fünfundzwanzig vor ein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2H40M00S" calcext:value-type="time">
            <text:p>12:40</text:p>
          </table:table-cell>
          <table:table-cell table:formula="of:=COM.MICROSOFT.CONCAT([.C154];[.D154];[.E154];IF(OR([.C154]&lt;&gt;&quot;&quot;;[.E154]&lt;&gt;&quot;&quot;);&quot; &quot;;&quot;&quot;);[.F154];IF([.F154]&lt;&gt;&quot;&quot;;&quot; &quot;;&quot;&quot;);[.G154])" office:value-type="string" office:string-value="zwanzig vor eins" calcext:value-type="string">
            <text:p>zwanzig vor ein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formula="of:=COM.MICROSOFT.CONCAT([.C155];[.D155];[.E155];IF(OR([.C155]&lt;&gt;&quot;&quot;;[.E155]&lt;&gt;&quot;&quot;);&quot; &quot;;&quot;&quot;);[.F155];IF([.F155]&lt;&gt;&quot;&quot;;&quot; &quot;;&quot;&quot;);[.G155])" office:value-type="string" office:string-value="fünfzehn vor eins" calcext:value-type="string">
            <text:p>fünfzehn vor ein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2H50M00S" calcext:value-type="time">
            <text:p>12:50</text:p>
          </table:table-cell>
          <table:table-cell table:formula="of:=COM.MICROSOFT.CONCAT([.C156];[.D156];[.E156];IF(OR([.C156]&lt;&gt;&quot;&quot;;[.E156]&lt;&gt;&quot;&quot;);&quot; &quot;;&quot;&quot;);[.F156];IF([.F156]&lt;&gt;&quot;&quot;;&quot; &quot;;&quot;&quot;);[.G156])" office:value-type="string" office:string-value="zehn vor eins" calcext:value-type="string">
            <text:p>zehn vor ein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2H55M00S" calcext:value-type="time">
            <text:p>12:55</text:p>
          </table:table-cell>
          <table:table-cell table:formula="of:=COM.MICROSOFT.CONCAT([.C157];[.D157];[.E157];IF(OR([.C157]&lt;&gt;&quot;&quot;;[.E157]&lt;&gt;&quot;&quot;);&quot; &quot;;&quot;&quot;);[.F157];IF([.F157]&lt;&gt;&quot;&quot;;&quot; &quot;;&quot;&quot;);[.G157])" office:value-type="string" office:string-value="fünf vor eins" calcext:value-type="string">
            <text:p>fünf vor ein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formula="of:=COM.MICROSOFT.CONCAT([.C158];[.D158];[.E158];IF(OR([.C158]&lt;&gt;&quot;&quot;;[.E158]&lt;&gt;&quot;&quot;);&quot; &quot;;&quot;&quot;);[.F158];IF([.F158]&lt;&gt;&quot;&quot;;&quot; &quot;;&quot;&quot;);[.G158])" office:value-type="string" office:string-value="eins" calcext:value-type="string">
            <text:p>eins</text:p>
          </table:table-cell>
          <table:table-cell table:number-columns-repeated="4"/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05M00S" calcext:value-type="time">
            <text:p>13:05</text:p>
          </table:table-cell>
          <table:table-cell table:formula="of:=COM.MICROSOFT.CONCAT([.C159];[.D159];[.E159];IF(OR([.C159]&lt;&gt;&quot;&quot;;[.E159]&lt;&gt;&quot;&quot;);&quot; &quot;;&quot;&quot;);[.F159];IF([.F159]&lt;&gt;&quot;&quot;;&quot; &quot;;&quot;&quot;);[.G159])" office:value-type="string" office:string-value="fünf nach eins" calcext:value-type="string">
            <text:p>fünf nach ein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10M00S" calcext:value-type="time">
            <text:p>13:10</text:p>
          </table:table-cell>
          <table:table-cell table:formula="of:=COM.MICROSOFT.CONCAT([.C160];[.D160];[.E160];IF(OR([.C160]&lt;&gt;&quot;&quot;;[.E160]&lt;&gt;&quot;&quot;);&quot; &quot;;&quot;&quot;);[.F160];IF([.F160]&lt;&gt;&quot;&quot;;&quot; &quot;;&quot;&quot;);[.G160])" office:value-type="string" office:string-value="zehn nach eins" calcext:value-type="string">
            <text:p>zehn nach ein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formula="of:=COM.MICROSOFT.CONCAT([.C161];[.D161];[.E161];IF(OR([.C161]&lt;&gt;&quot;&quot;;[.E161]&lt;&gt;&quot;&quot;);&quot; &quot;;&quot;&quot;);[.F161];IF([.F161]&lt;&gt;&quot;&quot;;&quot; &quot;;&quot;&quot;);[.G161])" office:value-type="string" office:string-value="fünfzehn nach eins" calcext:value-type="string">
            <text:p>fünfzehn nach ein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20M00S" calcext:value-type="time">
            <text:p>13:20</text:p>
          </table:table-cell>
          <table:table-cell table:formula="of:=COM.MICROSOFT.CONCAT([.C162];[.D162];[.E162];IF(OR([.C162]&lt;&gt;&quot;&quot;;[.E162]&lt;&gt;&quot;&quot;);&quot; &quot;;&quot;&quot;);[.F162];IF([.F162]&lt;&gt;&quot;&quot;;&quot; &quot;;&quot;&quot;);[.G162])" office:value-type="string" office:string-value="zwanzig nach eins" calcext:value-type="string">
            <text:p>zwanzig nach ein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25M00S" calcext:value-type="time">
            <text:p>13:25</text:p>
          </table:table-cell>
          <table:table-cell table:formula="of:=COM.MICROSOFT.CONCAT([.C163];[.D163];[.E163];IF(OR([.C163]&lt;&gt;&quot;&quot;;[.E163]&lt;&gt;&quot;&quot;);&quot; &quot;;&quot;&quot;);[.F163];IF([.F163]&lt;&gt;&quot;&quot;;&quot; &quot;;&quot;&quot;);[.G163])" office:value-type="string" office:string-value="fünfundzwanzig nach eins" calcext:value-type="string">
            <text:p>fünfundzwanzig nach ein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s</text:p>
          </table:table-cell>
          <table:table-cell table:number-columns-repeated="2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formula="of:=COM.MICROSOFT.CONCAT([.C164];[.D164];[.E164];IF(OR([.C164]&lt;&gt;&quot;&quot;;[.E164]&lt;&gt;&quot;&quot;);&quot; &quot;;&quot;&quot;);[.F164];IF([.F164]&lt;&gt;&quot;&quot;;&quot; &quot;;&quot;&quot;);[.G164])" office:value-type="string" office:string-value="halb zwei" calcext:value-type="string">
            <text:p>halb zwei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3H35M00S" calcext:value-type="time">
            <text:p>13:35</text:p>
          </table:table-cell>
          <table:table-cell table:formula="of:=COM.MICROSOFT.CONCAT([.C165];[.D165];[.E165];IF(OR([.C165]&lt;&gt;&quot;&quot;;[.E165]&lt;&gt;&quot;&quot;);&quot; &quot;;&quot;&quot;);[.F165];IF([.F165]&lt;&gt;&quot;&quot;;&quot; &quot;;&quot;&quot;);[.G165])" office:value-type="string" office:string-value="fünfundzwanzig vor zwei" calcext:value-type="string">
            <text:p>fünfundzwanzig vor zw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3H40M00S" calcext:value-type="time">
            <text:p>13:40</text:p>
          </table:table-cell>
          <table:table-cell table:formula="of:=COM.MICROSOFT.CONCAT([.C166];[.D166];[.E166];IF(OR([.C166]&lt;&gt;&quot;&quot;;[.E166]&lt;&gt;&quot;&quot;);&quot; &quot;;&quot;&quot;);[.F166];IF([.F166]&lt;&gt;&quot;&quot;;&quot; &quot;;&quot;&quot;);[.G166])" office:value-type="string" office:string-value="zwanzig vor zwei" calcext:value-type="string">
            <text:p>zwanzig vor zw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formula="of:=COM.MICROSOFT.CONCAT([.C167];[.D167];[.E167];IF(OR([.C167]&lt;&gt;&quot;&quot;;[.E167]&lt;&gt;&quot;&quot;);&quot; &quot;;&quot;&quot;);[.F167];IF([.F167]&lt;&gt;&quot;&quot;;&quot; &quot;;&quot;&quot;);[.G167])" office:value-type="string" office:string-value="fünfzehn vor zwei" calcext:value-type="string">
            <text:p>fünfzehn vor zw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3H50M00S" calcext:value-type="time">
            <text:p>13:50</text:p>
          </table:table-cell>
          <table:table-cell table:formula="of:=COM.MICROSOFT.CONCAT([.C168];[.D168];[.E168];IF(OR([.C168]&lt;&gt;&quot;&quot;;[.E168]&lt;&gt;&quot;&quot;);&quot; &quot;;&quot;&quot;);[.F168];IF([.F168]&lt;&gt;&quot;&quot;;&quot; &quot;;&quot;&quot;);[.G168])" office:value-type="string" office:string-value="zehn vor zwei" calcext:value-type="string">
            <text:p>zehn vor zw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3H55M00S" calcext:value-type="time">
            <text:p>13:55</text:p>
          </table:table-cell>
          <table:table-cell table:formula="of:=COM.MICROSOFT.CONCAT([.C169];[.D169];[.E169];IF(OR([.C169]&lt;&gt;&quot;&quot;;[.E169]&lt;&gt;&quot;&quot;);&quot; &quot;;&quot;&quot;);[.F169];IF([.F169]&lt;&gt;&quot;&quot;;&quot; &quot;;&quot;&quot;);[.G169])" office:value-type="string" office:string-value="fünf vor zwei" calcext:value-type="string">
            <text:p>fünf vor zw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formula="of:=COM.MICROSOFT.CONCAT([.C170];[.D170];[.E170];IF(OR([.C170]&lt;&gt;&quot;&quot;;[.E170]&lt;&gt;&quot;&quot;);&quot; &quot;;&quot;&quot;);[.F170];IF([.F170]&lt;&gt;&quot;&quot;;&quot; &quot;;&quot;&quot;);[.G170])" office:value-type="string" office:string-value="zwei" calcext:value-type="string">
            <text:p>zwei</text:p>
          </table:table-cell>
          <table:table-cell table:number-columns-repeated="4"/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05M00S" calcext:value-type="time">
            <text:p>14:05</text:p>
          </table:table-cell>
          <table:table-cell table:formula="of:=COM.MICROSOFT.CONCAT([.C171];[.D171];[.E171];IF(OR([.C171]&lt;&gt;&quot;&quot;;[.E171]&lt;&gt;&quot;&quot;);&quot; &quot;;&quot;&quot;);[.F171];IF([.F171]&lt;&gt;&quot;&quot;;&quot; &quot;;&quot;&quot;);[.G171])" office:value-type="string" office:string-value="fünf nach zwei" calcext:value-type="string">
            <text:p>fünf nach zw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10M00S" calcext:value-type="time">
            <text:p>14:10</text:p>
          </table:table-cell>
          <table:table-cell table:formula="of:=COM.MICROSOFT.CONCAT([.C172];[.D172];[.E172];IF(OR([.C172]&lt;&gt;&quot;&quot;;[.E172]&lt;&gt;&quot;&quot;);&quot; &quot;;&quot;&quot;);[.F172];IF([.F172]&lt;&gt;&quot;&quot;;&quot; &quot;;&quot;&quot;);[.G172])" office:value-type="string" office:string-value="zehn nach zwei" calcext:value-type="string">
            <text:p>zehn nach zw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formula="of:=COM.MICROSOFT.CONCAT([.C173];[.D173];[.E173];IF(OR([.C173]&lt;&gt;&quot;&quot;;[.E173]&lt;&gt;&quot;&quot;);&quot; &quot;;&quot;&quot;);[.F173];IF([.F173]&lt;&gt;&quot;&quot;;&quot; &quot;;&quot;&quot;);[.G173])" office:value-type="string" office:string-value="fünfzehn nach zwei" calcext:value-type="string">
            <text:p>fünfzehn nach zw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20M00S" calcext:value-type="time">
            <text:p>14:20</text:p>
          </table:table-cell>
          <table:table-cell table:formula="of:=COM.MICROSOFT.CONCAT([.C174];[.D174];[.E174];IF(OR([.C174]&lt;&gt;&quot;&quot;;[.E174]&lt;&gt;&quot;&quot;);&quot; &quot;;&quot;&quot;);[.F174];IF([.F174]&lt;&gt;&quot;&quot;;&quot; &quot;;&quot;&quot;);[.G174])" office:value-type="string" office:string-value="zwanzig nach zwei" calcext:value-type="string">
            <text:p>zwanzig nach zw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25M00S" calcext:value-type="time">
            <text:p>14:25</text:p>
          </table:table-cell>
          <table:table-cell table:formula="of:=COM.MICROSOFT.CONCAT([.C175];[.D175];[.E175];IF(OR([.C175]&lt;&gt;&quot;&quot;;[.E175]&lt;&gt;&quot;&quot;);&quot; &quot;;&quot;&quot;);[.F175];IF([.F175]&lt;&gt;&quot;&quot;;&quot; &quot;;&quot;&quot;);[.G175])" office:value-type="string" office:string-value="fünfundzwanzig nach zwei" calcext:value-type="string">
            <text:p>fünfundzwanzig nach zw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wei</text:p>
          </table:table-cell>
          <table:table-cell table:number-columns-repeated="2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formula="of:=COM.MICROSOFT.CONCAT([.C176];[.D176];[.E176];IF(OR([.C176]&lt;&gt;&quot;&quot;;[.E176]&lt;&gt;&quot;&quot;);&quot; &quot;;&quot;&quot;);[.F176];IF([.F176]&lt;&gt;&quot;&quot;;&quot; &quot;;&quot;&quot;);[.G176])" office:value-type="string" office:string-value="halb drei" calcext:value-type="string">
            <text:p>halb drei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4H35M00S" calcext:value-type="time">
            <text:p>14:35</text:p>
          </table:table-cell>
          <table:table-cell table:formula="of:=COM.MICROSOFT.CONCAT([.C177];[.D177];[.E177];IF(OR([.C177]&lt;&gt;&quot;&quot;;[.E177]&lt;&gt;&quot;&quot;);&quot; &quot;;&quot;&quot;);[.F177];IF([.F177]&lt;&gt;&quot;&quot;;&quot; &quot;;&quot;&quot;);[.G177])" office:value-type="string" office:string-value="fünfundzwanzig vor drei" calcext:value-type="string">
            <text:p>fünfundzwanzig vor dr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4H40M00S" calcext:value-type="time">
            <text:p>14:40</text:p>
          </table:table-cell>
          <table:table-cell table:formula="of:=COM.MICROSOFT.CONCAT([.C178];[.D178];[.E178];IF(OR([.C178]&lt;&gt;&quot;&quot;;[.E178]&lt;&gt;&quot;&quot;);&quot; &quot;;&quot;&quot;);[.F178];IF([.F178]&lt;&gt;&quot;&quot;;&quot; &quot;;&quot;&quot;);[.G178])" office:value-type="string" office:string-value="zwanzig vor drei" calcext:value-type="string">
            <text:p>zwanzig vor dr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formula="of:=COM.MICROSOFT.CONCAT([.C179];[.D179];[.E179];IF(OR([.C179]&lt;&gt;&quot;&quot;;[.E179]&lt;&gt;&quot;&quot;);&quot; &quot;;&quot;&quot;);[.F179];IF([.F179]&lt;&gt;&quot;&quot;;&quot; &quot;;&quot;&quot;);[.G179])" office:value-type="string" office:string-value="fünfzehn vor drei" calcext:value-type="string">
            <text:p>fünfzehn vor dr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4H50M00S" calcext:value-type="time">
            <text:p>14:50</text:p>
          </table:table-cell>
          <table:table-cell table:formula="of:=COM.MICROSOFT.CONCAT([.C180];[.D180];[.E180];IF(OR([.C180]&lt;&gt;&quot;&quot;;[.E180]&lt;&gt;&quot;&quot;);&quot; &quot;;&quot;&quot;);[.F180];IF([.F180]&lt;&gt;&quot;&quot;;&quot; &quot;;&quot;&quot;);[.G180])" office:value-type="string" office:string-value="zehn vor drei" calcext:value-type="string">
            <text:p>zehn vor dr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4H55M00S" calcext:value-type="time">
            <text:p>14:55</text:p>
          </table:table-cell>
          <table:table-cell table:formula="of:=COM.MICROSOFT.CONCAT([.C181];[.D181];[.E181];IF(OR([.C181]&lt;&gt;&quot;&quot;;[.E181]&lt;&gt;&quot;&quot;);&quot; &quot;;&quot;&quot;);[.F181];IF([.F181]&lt;&gt;&quot;&quot;;&quot; &quot;;&quot;&quot;);[.G181])" office:value-type="string" office:string-value="fünf vor drei" calcext:value-type="string">
            <text:p>fünf vor dr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formula="of:=COM.MICROSOFT.CONCAT([.C182];[.D182];[.E182];IF(OR([.C182]&lt;&gt;&quot;&quot;;[.E182]&lt;&gt;&quot;&quot;);&quot; &quot;;&quot;&quot;);[.F182];IF([.F182]&lt;&gt;&quot;&quot;;&quot; &quot;;&quot;&quot;);[.G182])" office:value-type="string" office:string-value="drei" calcext:value-type="string">
            <text:p>drei</text:p>
          </table:table-cell>
          <table:table-cell table:number-columns-repeated="4"/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05M00S" calcext:value-type="time">
            <text:p>15:05</text:p>
          </table:table-cell>
          <table:table-cell table:formula="of:=COM.MICROSOFT.CONCAT([.C183];[.D183];[.E183];IF(OR([.C183]&lt;&gt;&quot;&quot;;[.E183]&lt;&gt;&quot;&quot;);&quot; &quot;;&quot;&quot;);[.F183];IF([.F183]&lt;&gt;&quot;&quot;;&quot; &quot;;&quot;&quot;);[.G183])" office:value-type="string" office:string-value="fünf nach drei" calcext:value-type="string">
            <text:p>fünf nach drei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10M00S" calcext:value-type="time">
            <text:p>15:10</text:p>
          </table:table-cell>
          <table:table-cell table:formula="of:=COM.MICROSOFT.CONCAT([.C184];[.D184];[.E184];IF(OR([.C184]&lt;&gt;&quot;&quot;;[.E184]&lt;&gt;&quot;&quot;);&quot; &quot;;&quot;&quot;);[.F184];IF([.F184]&lt;&gt;&quot;&quot;;&quot; &quot;;&quot;&quot;);[.G184])" office:value-type="string" office:string-value="zehn nach drei" calcext:value-type="string">
            <text:p>zehn nach drei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formula="of:=COM.MICROSOFT.CONCAT([.C185];[.D185];[.E185];IF(OR([.C185]&lt;&gt;&quot;&quot;;[.E185]&lt;&gt;&quot;&quot;);&quot; &quot;;&quot;&quot;);[.F185];IF([.F185]&lt;&gt;&quot;&quot;;&quot; &quot;;&quot;&quot;);[.G185])" office:value-type="string" office:string-value="fünfzehn nach drei" calcext:value-type="string">
            <text:p>fünfzehn nach drei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20M00S" calcext:value-type="time">
            <text:p>15:20</text:p>
          </table:table-cell>
          <table:table-cell table:formula="of:=COM.MICROSOFT.CONCAT([.C186];[.D186];[.E186];IF(OR([.C186]&lt;&gt;&quot;&quot;;[.E186]&lt;&gt;&quot;&quot;);&quot; &quot;;&quot;&quot;);[.F186];IF([.F186]&lt;&gt;&quot;&quot;;&quot; &quot;;&quot;&quot;);[.G186])" office:value-type="string" office:string-value="zwanzig nach drei" calcext:value-type="string">
            <text:p>zwanzig nach drei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25M00S" calcext:value-type="time">
            <text:p>15:25</text:p>
          </table:table-cell>
          <table:table-cell table:formula="of:=COM.MICROSOFT.CONCAT([.C187];[.D187];[.E187];IF(OR([.C187]&lt;&gt;&quot;&quot;;[.E187]&lt;&gt;&quot;&quot;);&quot; &quot;;&quot;&quot;);[.F187];IF([.F187]&lt;&gt;&quot;&quot;;&quot; &quot;;&quot;&quot;);[.G187])" office:value-type="string" office:string-value="fünfundzwanzig nach drei" calcext:value-type="string">
            <text:p>fünfundzwanzig nach drei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drei</text:p>
          </table:table-cell>
          <table:table-cell table:number-columns-repeated="2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formula="of:=COM.MICROSOFT.CONCAT([.C188];[.D188];[.E188];IF(OR([.C188]&lt;&gt;&quot;&quot;;[.E188]&lt;&gt;&quot;&quot;);&quot; &quot;;&quot;&quot;);[.F188];IF([.F188]&lt;&gt;&quot;&quot;;&quot; &quot;;&quot;&quot;);[.G188])" office:value-type="string" office:string-value="halb vier" calcext:value-type="string">
            <text:p>halb vier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5H35M00S" calcext:value-type="time">
            <text:p>15:35</text:p>
          </table:table-cell>
          <table:table-cell table:formula="of:=COM.MICROSOFT.CONCAT([.C189];[.D189];[.E189];IF(OR([.C189]&lt;&gt;&quot;&quot;;[.E189]&lt;&gt;&quot;&quot;);&quot; &quot;;&quot;&quot;);[.F189];IF([.F189]&lt;&gt;&quot;&quot;;&quot; &quot;;&quot;&quot;);[.G189])" office:value-type="string" office:string-value="fünfundzwanzig vor vier" calcext:value-type="string">
            <text:p>fünfundzwanzig vor vier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5H40M00S" calcext:value-type="time">
            <text:p>15:40</text:p>
          </table:table-cell>
          <table:table-cell table:formula="of:=COM.MICROSOFT.CONCAT([.C190];[.D190];[.E190];IF(OR([.C190]&lt;&gt;&quot;&quot;;[.E190]&lt;&gt;&quot;&quot;);&quot; &quot;;&quot;&quot;);[.F190];IF([.F190]&lt;&gt;&quot;&quot;;&quot; &quot;;&quot;&quot;);[.G190])" office:value-type="string" office:string-value="zwanzig vor vier" calcext:value-type="string">
            <text:p>zwanzig vor vier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formula="of:=COM.MICROSOFT.CONCAT([.C191];[.D191];[.E191];IF(OR([.C191]&lt;&gt;&quot;&quot;;[.E191]&lt;&gt;&quot;&quot;);&quot; &quot;;&quot;&quot;);[.F191];IF([.F191]&lt;&gt;&quot;&quot;;&quot; &quot;;&quot;&quot;);[.G191])" office:value-type="string" office:string-value="fünfzehn vor vier" calcext:value-type="string">
            <text:p>fünfzehn vor vier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5H50M00S" calcext:value-type="time">
            <text:p>15:50</text:p>
          </table:table-cell>
          <table:table-cell table:formula="of:=COM.MICROSOFT.CONCAT([.C192];[.D192];[.E192];IF(OR([.C192]&lt;&gt;&quot;&quot;;[.E192]&lt;&gt;&quot;&quot;);&quot; &quot;;&quot;&quot;);[.F192];IF([.F192]&lt;&gt;&quot;&quot;;&quot; &quot;;&quot;&quot;);[.G192])" office:value-type="string" office:string-value="zehn vor vier" calcext:value-type="string">
            <text:p>zehn vor vier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5H55M00S" calcext:value-type="time">
            <text:p>15:55</text:p>
          </table:table-cell>
          <table:table-cell table:formula="of:=COM.MICROSOFT.CONCAT([.C193];[.D193];[.E193];IF(OR([.C193]&lt;&gt;&quot;&quot;;[.E193]&lt;&gt;&quot;&quot;);&quot; &quot;;&quot;&quot;);[.F193];IF([.F193]&lt;&gt;&quot;&quot;;&quot; &quot;;&quot;&quot;);[.G193])" office:value-type="string" office:string-value="fünf vor vier" calcext:value-type="string">
            <text:p>fünf vor vier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formula="of:=COM.MICROSOFT.CONCAT([.C194];[.D194];[.E194];IF(OR([.C194]&lt;&gt;&quot;&quot;;[.E194]&lt;&gt;&quot;&quot;);&quot; &quot;;&quot;&quot;);[.F194];IF([.F194]&lt;&gt;&quot;&quot;;&quot; &quot;;&quot;&quot;);[.G194])" office:value-type="string" office:string-value="vier" calcext:value-type="string">
            <text:p>vier</text:p>
          </table:table-cell>
          <table:table-cell table:number-columns-repeated="4"/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05M00S" calcext:value-type="time">
            <text:p>16:05</text:p>
          </table:table-cell>
          <table:table-cell table:formula="of:=COM.MICROSOFT.CONCAT([.C195];[.D195];[.E195];IF(OR([.C195]&lt;&gt;&quot;&quot;;[.E195]&lt;&gt;&quot;&quot;);&quot; &quot;;&quot;&quot;);[.F195];IF([.F195]&lt;&gt;&quot;&quot;;&quot; &quot;;&quot;&quot;);[.G195])" office:value-type="string" office:string-value="fünf nach vier" calcext:value-type="string">
            <text:p>fünf nach vier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10M00S" calcext:value-type="time">
            <text:p>16:10</text:p>
          </table:table-cell>
          <table:table-cell table:formula="of:=COM.MICROSOFT.CONCAT([.C196];[.D196];[.E196];IF(OR([.C196]&lt;&gt;&quot;&quot;;[.E196]&lt;&gt;&quot;&quot;);&quot; &quot;;&quot;&quot;);[.F196];IF([.F196]&lt;&gt;&quot;&quot;;&quot; &quot;;&quot;&quot;);[.G196])" office:value-type="string" office:string-value="zehn nach vier" calcext:value-type="string">
            <text:p>zehn nach vier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formula="of:=COM.MICROSOFT.CONCAT([.C197];[.D197];[.E197];IF(OR([.C197]&lt;&gt;&quot;&quot;;[.E197]&lt;&gt;&quot;&quot;);&quot; &quot;;&quot;&quot;);[.F197];IF([.F197]&lt;&gt;&quot;&quot;;&quot; &quot;;&quot;&quot;);[.G197])" office:value-type="string" office:string-value="fünfzehn nach vier" calcext:value-type="string">
            <text:p>fünfzehn nach vier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20M00S" calcext:value-type="time">
            <text:p>16:20</text:p>
          </table:table-cell>
          <table:table-cell table:formula="of:=COM.MICROSOFT.CONCAT([.C198];[.D198];[.E198];IF(OR([.C198]&lt;&gt;&quot;&quot;;[.E198]&lt;&gt;&quot;&quot;);&quot; &quot;;&quot;&quot;);[.F198];IF([.F198]&lt;&gt;&quot;&quot;;&quot; &quot;;&quot;&quot;);[.G198])" office:value-type="string" office:string-value="zwanzig nach vier" calcext:value-type="string">
            <text:p>zwanzig nach vier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25M00S" calcext:value-type="time">
            <text:p>16:25</text:p>
          </table:table-cell>
          <table:table-cell table:formula="of:=COM.MICROSOFT.CONCAT([.C199];[.D199];[.E199];IF(OR([.C199]&lt;&gt;&quot;&quot;;[.E199]&lt;&gt;&quot;&quot;);&quot; &quot;;&quot;&quot;);[.F199];IF([.F199]&lt;&gt;&quot;&quot;;&quot; &quot;;&quot;&quot;);[.G199])" office:value-type="string" office:string-value="fünfundzwanzig nach vier" calcext:value-type="string">
            <text:p>fünfundzwanzig nach vier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vier</text:p>
          </table:table-cell>
          <table:table-cell table:number-columns-repeated="2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formula="of:=COM.MICROSOFT.CONCAT([.C200];[.D200];[.E200];IF(OR([.C200]&lt;&gt;&quot;&quot;;[.E200]&lt;&gt;&quot;&quot;);&quot; &quot;;&quot;&quot;);[.F200];IF([.F200]&lt;&gt;&quot;&quot;;&quot; &quot;;&quot;&quot;);[.G200])" office:value-type="string" office:string-value="halb fünf" calcext:value-type="string">
            <text:p>halb fünf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6H35M00S" calcext:value-type="time">
            <text:p>16:35</text:p>
          </table:table-cell>
          <table:table-cell table:formula="of:=COM.MICROSOFT.CONCAT([.C201];[.D201];[.E201];IF(OR([.C201]&lt;&gt;&quot;&quot;;[.E201]&lt;&gt;&quot;&quot;);&quot; &quot;;&quot;&quot;);[.F201];IF([.F201]&lt;&gt;&quot;&quot;;&quot; &quot;;&quot;&quot;);[.G201])" office:value-type="string" office:string-value="fünfundzwanzig vor fünf" calcext:value-type="string">
            <text:p>fünfundzwanzig vor fün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6H40M00S" calcext:value-type="time">
            <text:p>16:40</text:p>
          </table:table-cell>
          <table:table-cell table:formula="of:=COM.MICROSOFT.CONCAT([.C202];[.D202];[.E202];IF(OR([.C202]&lt;&gt;&quot;&quot;;[.E202]&lt;&gt;&quot;&quot;);&quot; &quot;;&quot;&quot;);[.F202];IF([.F202]&lt;&gt;&quot;&quot;;&quot; &quot;;&quot;&quot;);[.G202])" office:value-type="string" office:string-value="zwanzig vor fünf" calcext:value-type="string">
            <text:p>zwanzig vor fün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formula="of:=COM.MICROSOFT.CONCAT([.C203];[.D203];[.E203];IF(OR([.C203]&lt;&gt;&quot;&quot;;[.E203]&lt;&gt;&quot;&quot;);&quot; &quot;;&quot;&quot;);[.F203];IF([.F203]&lt;&gt;&quot;&quot;;&quot; &quot;;&quot;&quot;);[.G203])" office:value-type="string" office:string-value="fünfzehn vor fünf" calcext:value-type="string">
            <text:p>fünfzehn vor fün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6H50M00S" calcext:value-type="time">
            <text:p>16:50</text:p>
          </table:table-cell>
          <table:table-cell table:formula="of:=COM.MICROSOFT.CONCAT([.C204];[.D204];[.E204];IF(OR([.C204]&lt;&gt;&quot;&quot;;[.E204]&lt;&gt;&quot;&quot;);&quot; &quot;;&quot;&quot;);[.F204];IF([.F204]&lt;&gt;&quot;&quot;;&quot; &quot;;&quot;&quot;);[.G204])" office:value-type="string" office:string-value="zehn vor fünf" calcext:value-type="string">
            <text:p>zehn vor fün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6H55M00S" calcext:value-type="time">
            <text:p>16:55</text:p>
          </table:table-cell>
          <table:table-cell table:formula="of:=COM.MICROSOFT.CONCAT([.C205];[.D205];[.E205];IF(OR([.C205]&lt;&gt;&quot;&quot;;[.E205]&lt;&gt;&quot;&quot;);&quot; &quot;;&quot;&quot;);[.F205];IF([.F205]&lt;&gt;&quot;&quot;;&quot; &quot;;&quot;&quot;);[.G205])" office:value-type="string" office:string-value="fünf vor fünf" calcext:value-type="string">
            <text:p>fünf vor fün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formula="of:=COM.MICROSOFT.CONCAT([.C206];[.D206];[.E206];IF(OR([.C206]&lt;&gt;&quot;&quot;;[.E206]&lt;&gt;&quot;&quot;);&quot; &quot;;&quot;&quot;);[.F206];IF([.F206]&lt;&gt;&quot;&quot;;&quot; &quot;;&quot;&quot;);[.G206])" office:value-type="string" office:string-value="fünf" calcext:value-type="string">
            <text:p>fünf</text:p>
          </table:table-cell>
          <table:table-cell table:number-columns-repeated="4"/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05M00S" calcext:value-type="time">
            <text:p>17:05</text:p>
          </table:table-cell>
          <table:table-cell table:formula="of:=COM.MICROSOFT.CONCAT([.C207];[.D207];[.E207];IF(OR([.C207]&lt;&gt;&quot;&quot;;[.E207]&lt;&gt;&quot;&quot;);&quot; &quot;;&quot;&quot;);[.F207];IF([.F207]&lt;&gt;&quot;&quot;;&quot; &quot;;&quot;&quot;);[.G207])" office:value-type="string" office:string-value="fünf nach fünf" calcext:value-type="string">
            <text:p>fünf nach fün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10M00S" calcext:value-type="time">
            <text:p>17:10</text:p>
          </table:table-cell>
          <table:table-cell table:formula="of:=COM.MICROSOFT.CONCAT([.C208];[.D208];[.E208];IF(OR([.C208]&lt;&gt;&quot;&quot;;[.E208]&lt;&gt;&quot;&quot;);&quot; &quot;;&quot;&quot;);[.F208];IF([.F208]&lt;&gt;&quot;&quot;;&quot; &quot;;&quot;&quot;);[.G208])" office:value-type="string" office:string-value="zehn nach fünf" calcext:value-type="string">
            <text:p>zehn nach fün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formula="of:=COM.MICROSOFT.CONCAT([.C209];[.D209];[.E209];IF(OR([.C209]&lt;&gt;&quot;&quot;;[.E209]&lt;&gt;&quot;&quot;);&quot; &quot;;&quot;&quot;);[.F209];IF([.F209]&lt;&gt;&quot;&quot;;&quot; &quot;;&quot;&quot;);[.G209])" office:value-type="string" office:string-value="fünfzehn nach fünf" calcext:value-type="string">
            <text:p>fünfzehn nach fün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20M00S" calcext:value-type="time">
            <text:p>17:20</text:p>
          </table:table-cell>
          <table:table-cell table:formula="of:=COM.MICROSOFT.CONCAT([.C210];[.D210];[.E210];IF(OR([.C210]&lt;&gt;&quot;&quot;;[.E210]&lt;&gt;&quot;&quot;);&quot; &quot;;&quot;&quot;);[.F210];IF([.F210]&lt;&gt;&quot;&quot;;&quot; &quot;;&quot;&quot;);[.G210])" office:value-type="string" office:string-value="zwanzig nach fünf" calcext:value-type="string">
            <text:p>zwanzig nach fün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25M00S" calcext:value-type="time">
            <text:p>17:25</text:p>
          </table:table-cell>
          <table:table-cell table:formula="of:=COM.MICROSOFT.CONCAT([.C211];[.D211];[.E211];IF(OR([.C211]&lt;&gt;&quot;&quot;;[.E211]&lt;&gt;&quot;&quot;);&quot; &quot;;&quot;&quot;);[.F211];IF([.F211]&lt;&gt;&quot;&quot;;&quot; &quot;;&quot;&quot;);[.G211])" office:value-type="string" office:string-value="fünfundzwanzig nach fünf" calcext:value-type="string">
            <text:p>fünfundzwanzig nach fün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formula="of:=COM.MICROSOFT.CONCAT([.C212];[.D212];[.E212];IF(OR([.C212]&lt;&gt;&quot;&quot;;[.E212]&lt;&gt;&quot;&quot;);&quot; &quot;;&quot;&quot;);[.F212];IF([.F212]&lt;&gt;&quot;&quot;;&quot; &quot;;&quot;&quot;);[.G212])" office:value-type="string" office:string-value="halb sechs" calcext:value-type="string">
            <text:p>halb sechs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7H35M00S" calcext:value-type="time">
            <text:p>17:35</text:p>
          </table:table-cell>
          <table:table-cell table:formula="of:=COM.MICROSOFT.CONCAT([.C213];[.D213];[.E213];IF(OR([.C213]&lt;&gt;&quot;&quot;;[.E213]&lt;&gt;&quot;&quot;);&quot; &quot;;&quot;&quot;);[.F213];IF([.F213]&lt;&gt;&quot;&quot;;&quot; &quot;;&quot;&quot;);[.G213])" office:value-type="string" office:string-value="fünfundzwanzig vor sechs" calcext:value-type="string">
            <text:p>fünfundzwanzig vor sech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7H40M00S" calcext:value-type="time">
            <text:p>17:40</text:p>
          </table:table-cell>
          <table:table-cell table:formula="of:=COM.MICROSOFT.CONCAT([.C214];[.D214];[.E214];IF(OR([.C214]&lt;&gt;&quot;&quot;;[.E214]&lt;&gt;&quot;&quot;);&quot; &quot;;&quot;&quot;);[.F214];IF([.F214]&lt;&gt;&quot;&quot;;&quot; &quot;;&quot;&quot;);[.G214])" office:value-type="string" office:string-value="zwanzig vor sechs" calcext:value-type="string">
            <text:p>zwanzig vor sech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formula="of:=COM.MICROSOFT.CONCAT([.C215];[.D215];[.E215];IF(OR([.C215]&lt;&gt;&quot;&quot;;[.E215]&lt;&gt;&quot;&quot;);&quot; &quot;;&quot;&quot;);[.F215];IF([.F215]&lt;&gt;&quot;&quot;;&quot; &quot;;&quot;&quot;);[.G215])" office:value-type="string" office:string-value="fünfzehn vor sechs" calcext:value-type="string">
            <text:p>fünfzehn vor sech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7H50M00S" calcext:value-type="time">
            <text:p>17:50</text:p>
          </table:table-cell>
          <table:table-cell table:formula="of:=COM.MICROSOFT.CONCAT([.C216];[.D216];[.E216];IF(OR([.C216]&lt;&gt;&quot;&quot;;[.E216]&lt;&gt;&quot;&quot;);&quot; &quot;;&quot;&quot;);[.F216];IF([.F216]&lt;&gt;&quot;&quot;;&quot; &quot;;&quot;&quot;);[.G216])" office:value-type="string" office:string-value="zehn vor sechs" calcext:value-type="string">
            <text:p>zehn vor sech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7H55M00S" calcext:value-type="time">
            <text:p>17:55</text:p>
          </table:table-cell>
          <table:table-cell table:formula="of:=COM.MICROSOFT.CONCAT([.C217];[.D217];[.E217];IF(OR([.C217]&lt;&gt;&quot;&quot;;[.E217]&lt;&gt;&quot;&quot;);&quot; &quot;;&quot;&quot;);[.F217];IF([.F217]&lt;&gt;&quot;&quot;;&quot; &quot;;&quot;&quot;);[.G217])" office:value-type="string" office:string-value="fünf vor sechs" calcext:value-type="string">
            <text:p>fünf vor sech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formula="of:=COM.MICROSOFT.CONCAT([.C218];[.D218];[.E218];IF(OR([.C218]&lt;&gt;&quot;&quot;;[.E218]&lt;&gt;&quot;&quot;);&quot; &quot;;&quot;&quot;);[.F218];IF([.F218]&lt;&gt;&quot;&quot;;&quot; &quot;;&quot;&quot;);[.G218])" office:value-type="string" office:string-value="sechs" calcext:value-type="string">
            <text:p>sechs</text:p>
          </table:table-cell>
          <table:table-cell table:number-columns-repeated="4"/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05M00S" calcext:value-type="time">
            <text:p>18:05</text:p>
          </table:table-cell>
          <table:table-cell table:formula="of:=COM.MICROSOFT.CONCAT([.C219];[.D219];[.E219];IF(OR([.C219]&lt;&gt;&quot;&quot;;[.E219]&lt;&gt;&quot;&quot;);&quot; &quot;;&quot;&quot;);[.F219];IF([.F219]&lt;&gt;&quot;&quot;;&quot; &quot;;&quot;&quot;);[.G219])" office:value-type="string" office:string-value="fünf nach sechs" calcext:value-type="string">
            <text:p>fünf nach sechs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10M00S" calcext:value-type="time">
            <text:p>18:10</text:p>
          </table:table-cell>
          <table:table-cell table:formula="of:=COM.MICROSOFT.CONCAT([.C220];[.D220];[.E220];IF(OR([.C220]&lt;&gt;&quot;&quot;;[.E220]&lt;&gt;&quot;&quot;);&quot; &quot;;&quot;&quot;);[.F220];IF([.F220]&lt;&gt;&quot;&quot;;&quot; &quot;;&quot;&quot;);[.G220])" office:value-type="string" office:string-value="zehn nach sechs" calcext:value-type="string">
            <text:p>zehn nach sechs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formula="of:=COM.MICROSOFT.CONCAT([.C221];[.D221];[.E221];IF(OR([.C221]&lt;&gt;&quot;&quot;;[.E221]&lt;&gt;&quot;&quot;);&quot; &quot;;&quot;&quot;);[.F221];IF([.F221]&lt;&gt;&quot;&quot;;&quot; &quot;;&quot;&quot;);[.G221])" office:value-type="string" office:string-value="fünfzehn nach sechs" calcext:value-type="string">
            <text:p>fünfzehn nach sechs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20M00S" calcext:value-type="time">
            <text:p>18:20</text:p>
          </table:table-cell>
          <table:table-cell table:formula="of:=COM.MICROSOFT.CONCAT([.C222];[.D222];[.E222];IF(OR([.C222]&lt;&gt;&quot;&quot;;[.E222]&lt;&gt;&quot;&quot;);&quot; &quot;;&quot;&quot;);[.F222];IF([.F222]&lt;&gt;&quot;&quot;;&quot; &quot;;&quot;&quot;);[.G222])" office:value-type="string" office:string-value="zwanzig nach sechs" calcext:value-type="string">
            <text:p>zwanzig nach sechs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25M00S" calcext:value-type="time">
            <text:p>18:25</text:p>
          </table:table-cell>
          <table:table-cell table:formula="of:=COM.MICROSOFT.CONCAT([.C223];[.D223];[.E223];IF(OR([.C223]&lt;&gt;&quot;&quot;;[.E223]&lt;&gt;&quot;&quot;);&quot; &quot;;&quot;&quot;);[.F223];IF([.F223]&lt;&gt;&quot;&quot;;&quot; &quot;;&quot;&quot;);[.G223])" office:value-type="string" office:string-value="fünfundzwanzig nach sechs" calcext:value-type="string">
            <text:p>fünfundzwanzig nach sechs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echs</text:p>
          </table:table-cell>
          <table:table-cell table:number-columns-repeated="2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formula="of:=COM.MICROSOFT.CONCAT([.C224];[.D224];[.E224];IF(OR([.C224]&lt;&gt;&quot;&quot;;[.E224]&lt;&gt;&quot;&quot;);&quot; &quot;;&quot;&quot;);[.F224];IF([.F224]&lt;&gt;&quot;&quot;;&quot; &quot;;&quot;&quot;);[.G224])" office:value-type="string" office:string-value="halb sieben" calcext:value-type="string">
            <text:p>halb siebe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8H35M00S" calcext:value-type="time">
            <text:p>18:35</text:p>
          </table:table-cell>
          <table:table-cell table:formula="of:=COM.MICROSOFT.CONCAT([.C225];[.D225];[.E225];IF(OR([.C225]&lt;&gt;&quot;&quot;;[.E225]&lt;&gt;&quot;&quot;);&quot; &quot;;&quot;&quot;);[.F225];IF([.F225]&lt;&gt;&quot;&quot;;&quot; &quot;;&quot;&quot;);[.G225])" office:value-type="string" office:string-value="fünfundzwanzig vor sieben" calcext:value-type="string">
            <text:p>fünfundzwanzig vor siebe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8H40M00S" calcext:value-type="time">
            <text:p>18:40</text:p>
          </table:table-cell>
          <table:table-cell table:formula="of:=COM.MICROSOFT.CONCAT([.C226];[.D226];[.E226];IF(OR([.C226]&lt;&gt;&quot;&quot;;[.E226]&lt;&gt;&quot;&quot;);&quot; &quot;;&quot;&quot;);[.F226];IF([.F226]&lt;&gt;&quot;&quot;;&quot; &quot;;&quot;&quot;);[.G226])" office:value-type="string" office:string-value="zwanzig vor sieben" calcext:value-type="string">
            <text:p>zwanzig vor siebe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formula="of:=COM.MICROSOFT.CONCAT([.C227];[.D227];[.E227];IF(OR([.C227]&lt;&gt;&quot;&quot;;[.E227]&lt;&gt;&quot;&quot;);&quot; &quot;;&quot;&quot;);[.F227];IF([.F227]&lt;&gt;&quot;&quot;;&quot; &quot;;&quot;&quot;);[.G227])" office:value-type="string" office:string-value="fünfzehn vor sieben" calcext:value-type="string">
            <text:p>fünfzehn vor siebe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8H50M00S" calcext:value-type="time">
            <text:p>18:50</text:p>
          </table:table-cell>
          <table:table-cell table:formula="of:=COM.MICROSOFT.CONCAT([.C228];[.D228];[.E228];IF(OR([.C228]&lt;&gt;&quot;&quot;;[.E228]&lt;&gt;&quot;&quot;);&quot; &quot;;&quot;&quot;);[.F228];IF([.F228]&lt;&gt;&quot;&quot;;&quot; &quot;;&quot;&quot;);[.G228])" office:value-type="string" office:string-value="zehn vor sieben" calcext:value-type="string">
            <text:p>zehn vor siebe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8H55M00S" calcext:value-type="time">
            <text:p>18:55</text:p>
          </table:table-cell>
          <table:table-cell table:formula="of:=COM.MICROSOFT.CONCAT([.C229];[.D229];[.E229];IF(OR([.C229]&lt;&gt;&quot;&quot;;[.E229]&lt;&gt;&quot;&quot;);&quot; &quot;;&quot;&quot;);[.F229];IF([.F229]&lt;&gt;&quot;&quot;;&quot; &quot;;&quot;&quot;);[.G229])" office:value-type="string" office:string-value="fünf vor sieben" calcext:value-type="string">
            <text:p>fünf vor siebe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formula="of:=COM.MICROSOFT.CONCAT([.C230];[.D230];[.E230];IF(OR([.C230]&lt;&gt;&quot;&quot;;[.E230]&lt;&gt;&quot;&quot;);&quot; &quot;;&quot;&quot;);[.F230];IF([.F230]&lt;&gt;&quot;&quot;;&quot; &quot;;&quot;&quot;);[.G230])" office:value-type="string" office:string-value="sieben" calcext:value-type="string">
            <text:p>sieben</text:p>
          </table:table-cell>
          <table:table-cell table:number-columns-repeated="4"/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05M00S" calcext:value-type="time">
            <text:p>19:05</text:p>
          </table:table-cell>
          <table:table-cell table:formula="of:=COM.MICROSOFT.CONCAT([.C231];[.D231];[.E231];IF(OR([.C231]&lt;&gt;&quot;&quot;;[.E231]&lt;&gt;&quot;&quot;);&quot; &quot;;&quot;&quot;);[.F231];IF([.F231]&lt;&gt;&quot;&quot;;&quot; &quot;;&quot;&quot;);[.G231])" office:value-type="string" office:string-value="fünf nach sieben" calcext:value-type="string">
            <text:p>fünf nach siebe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10M00S" calcext:value-type="time">
            <text:p>19:10</text:p>
          </table:table-cell>
          <table:table-cell table:formula="of:=COM.MICROSOFT.CONCAT([.C232];[.D232];[.E232];IF(OR([.C232]&lt;&gt;&quot;&quot;;[.E232]&lt;&gt;&quot;&quot;);&quot; &quot;;&quot;&quot;);[.F232];IF([.F232]&lt;&gt;&quot;&quot;;&quot; &quot;;&quot;&quot;);[.G232])" office:value-type="string" office:string-value="zehn nach sieben" calcext:value-type="string">
            <text:p>zehn nach siebe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formula="of:=COM.MICROSOFT.CONCAT([.C233];[.D233];[.E233];IF(OR([.C233]&lt;&gt;&quot;&quot;;[.E233]&lt;&gt;&quot;&quot;);&quot; &quot;;&quot;&quot;);[.F233];IF([.F233]&lt;&gt;&quot;&quot;;&quot; &quot;;&quot;&quot;);[.G233])" office:value-type="string" office:string-value="fünfzehn nach sieben" calcext:value-type="string">
            <text:p>fünfzehn nach siebe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20M00S" calcext:value-type="time">
            <text:p>19:20</text:p>
          </table:table-cell>
          <table:table-cell table:formula="of:=COM.MICROSOFT.CONCAT([.C234];[.D234];[.E234];IF(OR([.C234]&lt;&gt;&quot;&quot;;[.E234]&lt;&gt;&quot;&quot;);&quot; &quot;;&quot;&quot;);[.F234];IF([.F234]&lt;&gt;&quot;&quot;;&quot; &quot;;&quot;&quot;);[.G234])" office:value-type="string" office:string-value="zwanzig nach sieben" calcext:value-type="string">
            <text:p>zwanzig nach siebe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25M00S" calcext:value-type="time">
            <text:p>19:25</text:p>
          </table:table-cell>
          <table:table-cell table:formula="of:=COM.MICROSOFT.CONCAT([.C235];[.D235];[.E235];IF(OR([.C235]&lt;&gt;&quot;&quot;;[.E235]&lt;&gt;&quot;&quot;);&quot; &quot;;&quot;&quot;);[.F235];IF([.F235]&lt;&gt;&quot;&quot;;&quot; &quot;;&quot;&quot;);[.G235])" office:value-type="string" office:string-value="fünfundzwanzig nach sieben" calcext:value-type="string">
            <text:p>fünfundzwanzig nach siebe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ieben</text:p>
          </table:table-cell>
          <table:table-cell table:number-columns-repeated="2"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formula="of:=COM.MICROSOFT.CONCAT([.C236];[.D236];[.E236];IF(OR([.C236]&lt;&gt;&quot;&quot;;[.E236]&lt;&gt;&quot;&quot;);&quot; &quot;;&quot;&quot;);[.F236];IF([.F236]&lt;&gt;&quot;&quot;;&quot; &quot;;&quot;&quot;);[.G236])" office:value-type="string" office:string-value="halb acht" calcext:value-type="string">
            <text:p>halb acht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19H35M00S" calcext:value-type="time">
            <text:p>19:35</text:p>
          </table:table-cell>
          <table:table-cell table:formula="of:=COM.MICROSOFT.CONCAT([.C237];[.D237];[.E237];IF(OR([.C237]&lt;&gt;&quot;&quot;;[.E237]&lt;&gt;&quot;&quot;);&quot; &quot;;&quot;&quot;);[.F237];IF([.F237]&lt;&gt;&quot;&quot;;&quot; &quot;;&quot;&quot;);[.G237])" office:value-type="string" office:string-value="fünfundzwanzig vor acht" calcext:value-type="string">
            <text:p>fünfundzwanzig vor ach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19H40M00S" calcext:value-type="time">
            <text:p>19:40</text:p>
          </table:table-cell>
          <table:table-cell table:formula="of:=COM.MICROSOFT.CONCAT([.C238];[.D238];[.E238];IF(OR([.C238]&lt;&gt;&quot;&quot;;[.E238]&lt;&gt;&quot;&quot;);&quot; &quot;;&quot;&quot;);[.F238];IF([.F238]&lt;&gt;&quot;&quot;;&quot; &quot;;&quot;&quot;);[.G238])" office:value-type="string" office:string-value="zwanzig vor acht" calcext:value-type="string">
            <text:p>zwanzig vor acht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formula="of:=COM.MICROSOFT.CONCAT([.C239];[.D239];[.E239];IF(OR([.C239]&lt;&gt;&quot;&quot;;[.E239]&lt;&gt;&quot;&quot;);&quot; &quot;;&quot;&quot;);[.F239];IF([.F239]&lt;&gt;&quot;&quot;;&quot; &quot;;&quot;&quot;);[.G239])" office:value-type="string" office:string-value="fünfzehn vor acht" calcext:value-type="string">
            <text:p>fünfzehn vor acht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19H50M00S" calcext:value-type="time">
            <text:p>19:50</text:p>
          </table:table-cell>
          <table:table-cell table:formula="of:=COM.MICROSOFT.CONCAT([.C240];[.D240];[.E240];IF(OR([.C240]&lt;&gt;&quot;&quot;;[.E240]&lt;&gt;&quot;&quot;);&quot; &quot;;&quot;&quot;);[.F240];IF([.F240]&lt;&gt;&quot;&quot;;&quot; &quot;;&quot;&quot;);[.G240])" office:value-type="string" office:string-value="zehn vor acht" calcext:value-type="string">
            <text:p>zehn vor acht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19H55M00S" calcext:value-type="time">
            <text:p>19:55</text:p>
          </table:table-cell>
          <table:table-cell table:formula="of:=COM.MICROSOFT.CONCAT([.C241];[.D241];[.E241];IF(OR([.C241]&lt;&gt;&quot;&quot;;[.E241]&lt;&gt;&quot;&quot;);&quot; &quot;;&quot;&quot;);[.F241];IF([.F241]&lt;&gt;&quot;&quot;;&quot; &quot;;&quot;&quot;);[.G241])" office:value-type="string" office:string-value="fünf vor acht" calcext:value-type="string">
            <text:p>fünf vor acht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formula="of:=COM.MICROSOFT.CONCAT([.C242];[.D242];[.E242];IF(OR([.C242]&lt;&gt;&quot;&quot;;[.E242]&lt;&gt;&quot;&quot;);&quot; &quot;;&quot;&quot;);[.F242];IF([.F242]&lt;&gt;&quot;&quot;;&quot; &quot;;&quot;&quot;);[.G242])" office:value-type="string" office:string-value="acht" calcext:value-type="string">
            <text:p>acht</text:p>
          </table:table-cell>
          <table:table-cell table:number-columns-repeated="4"/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05M00S" calcext:value-type="time">
            <text:p>20:05</text:p>
          </table:table-cell>
          <table:table-cell table:formula="of:=COM.MICROSOFT.CONCAT([.C243];[.D243];[.E243];IF(OR([.C243]&lt;&gt;&quot;&quot;;[.E243]&lt;&gt;&quot;&quot;);&quot; &quot;;&quot;&quot;);[.F243];IF([.F243]&lt;&gt;&quot;&quot;;&quot; &quot;;&quot;&quot;);[.G243])" office:value-type="string" office:string-value="fünf nach acht" calcext:value-type="string">
            <text:p>fünf nach acht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10M00S" calcext:value-type="time">
            <text:p>20:10</text:p>
          </table:table-cell>
          <table:table-cell table:formula="of:=COM.MICROSOFT.CONCAT([.C244];[.D244];[.E244];IF(OR([.C244]&lt;&gt;&quot;&quot;;[.E244]&lt;&gt;&quot;&quot;);&quot; &quot;;&quot;&quot;);[.F244];IF([.F244]&lt;&gt;&quot;&quot;;&quot; &quot;;&quot;&quot;);[.G244])" office:value-type="string" office:string-value="zehn nach acht" calcext:value-type="string">
            <text:p>zehn nach acht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formula="of:=COM.MICROSOFT.CONCAT([.C245];[.D245];[.E245];IF(OR([.C245]&lt;&gt;&quot;&quot;;[.E245]&lt;&gt;&quot;&quot;);&quot; &quot;;&quot;&quot;);[.F245];IF([.F245]&lt;&gt;&quot;&quot;;&quot; &quot;;&quot;&quot;);[.G245])" office:value-type="string" office:string-value="fünfzehn nach acht" calcext:value-type="string">
            <text:p>fünfzehn nach acht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20M00S" calcext:value-type="time">
            <text:p>20:20</text:p>
          </table:table-cell>
          <table:table-cell table:formula="of:=COM.MICROSOFT.CONCAT([.C246];[.D246];[.E246];IF(OR([.C246]&lt;&gt;&quot;&quot;;[.E246]&lt;&gt;&quot;&quot;);&quot; &quot;;&quot;&quot;);[.F246];IF([.F246]&lt;&gt;&quot;&quot;;&quot; &quot;;&quot;&quot;);[.G246])" office:value-type="string" office:string-value="zwanzig nach acht" calcext:value-type="string">
            <text:p>zwanzig nach acht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25M00S" calcext:value-type="time">
            <text:p>20:25</text:p>
          </table:table-cell>
          <table:table-cell table:formula="of:=COM.MICROSOFT.CONCAT([.C247];[.D247];[.E247];IF(OR([.C247]&lt;&gt;&quot;&quot;;[.E247]&lt;&gt;&quot;&quot;);&quot; &quot;;&quot;&quot;);[.F247];IF([.F247]&lt;&gt;&quot;&quot;;&quot; &quot;;&quot;&quot;);[.G247])" office:value-type="string" office:string-value="fünfundzwanzig nach acht" calcext:value-type="string">
            <text:p>fünfundzwanzig nach acht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cht</text:p>
          </table:table-cell>
          <table:table-cell table:number-columns-repeated="2"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formula="of:=COM.MICROSOFT.CONCAT([.C248];[.D248];[.E248];IF(OR([.C248]&lt;&gt;&quot;&quot;;[.E248]&lt;&gt;&quot;&quot;);&quot; &quot;;&quot;&quot;);[.F248];IF([.F248]&lt;&gt;&quot;&quot;;&quot; &quot;;&quot;&quot;);[.G248])" office:value-type="string" office:string-value="halb neun" calcext:value-type="string">
            <text:p>halb neu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0H35M00S" calcext:value-type="time">
            <text:p>20:35</text:p>
          </table:table-cell>
          <table:table-cell table:formula="of:=COM.MICROSOFT.CONCAT([.C249];[.D249];[.E249];IF(OR([.C249]&lt;&gt;&quot;&quot;;[.E249]&lt;&gt;&quot;&quot;);&quot; &quot;;&quot;&quot;);[.F249];IF([.F249]&lt;&gt;&quot;&quot;;&quot; &quot;;&quot;&quot;);[.G249])" office:value-type="string" office:string-value="fünfundzwanzig vor neun" calcext:value-type="string">
            <text:p>fünfundzwanzig vor neu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0H40M00S" calcext:value-type="time">
            <text:p>20:40</text:p>
          </table:table-cell>
          <table:table-cell table:formula="of:=COM.MICROSOFT.CONCAT([.C250];[.D250];[.E250];IF(OR([.C250]&lt;&gt;&quot;&quot;;[.E250]&lt;&gt;&quot;&quot;);&quot; &quot;;&quot;&quot;);[.F250];IF([.F250]&lt;&gt;&quot;&quot;;&quot; &quot;;&quot;&quot;);[.G250])" office:value-type="string" office:string-value="zwanzig vor neun" calcext:value-type="string">
            <text:p>zwanzig vor neu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formula="of:=COM.MICROSOFT.CONCAT([.C251];[.D251];[.E251];IF(OR([.C251]&lt;&gt;&quot;&quot;;[.E251]&lt;&gt;&quot;&quot;);&quot; &quot;;&quot;&quot;);[.F251];IF([.F251]&lt;&gt;&quot;&quot;;&quot; &quot;;&quot;&quot;);[.G251])" office:value-type="string" office:string-value="fünfzehn vor neun" calcext:value-type="string">
            <text:p>fünfzehn vor neu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0H50M00S" calcext:value-type="time">
            <text:p>20:50</text:p>
          </table:table-cell>
          <table:table-cell table:formula="of:=COM.MICROSOFT.CONCAT([.C252];[.D252];[.E252];IF(OR([.C252]&lt;&gt;&quot;&quot;;[.E252]&lt;&gt;&quot;&quot;);&quot; &quot;;&quot;&quot;);[.F252];IF([.F252]&lt;&gt;&quot;&quot;;&quot; &quot;;&quot;&quot;);[.G252])" office:value-type="string" office:string-value="zehn vor neun" calcext:value-type="string">
            <text:p>zehn vor neu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0H55M00S" calcext:value-type="time">
            <text:p>20:55</text:p>
          </table:table-cell>
          <table:table-cell table:formula="of:=COM.MICROSOFT.CONCAT([.C253];[.D253];[.E253];IF(OR([.C253]&lt;&gt;&quot;&quot;;[.E253]&lt;&gt;&quot;&quot;);&quot; &quot;;&quot;&quot;);[.F253];IF([.F253]&lt;&gt;&quot;&quot;;&quot; &quot;;&quot;&quot;);[.G253])" office:value-type="string" office:string-value="fünf vor neun" calcext:value-type="string">
            <text:p>fünf vor neu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formula="of:=COM.MICROSOFT.CONCAT([.C254];[.D254];[.E254];IF(OR([.C254]&lt;&gt;&quot;&quot;;[.E254]&lt;&gt;&quot;&quot;);&quot; &quot;;&quot;&quot;);[.F254];IF([.F254]&lt;&gt;&quot;&quot;;&quot; &quot;;&quot;&quot;);[.G254])" office:value-type="string" office:string-value="neun" calcext:value-type="string">
            <text:p>neun</text:p>
          </table:table-cell>
          <table:table-cell table:number-columns-repeated="4"/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05M00S" calcext:value-type="time">
            <text:p>21:05</text:p>
          </table:table-cell>
          <table:table-cell table:formula="of:=COM.MICROSOFT.CONCAT([.C255];[.D255];[.E255];IF(OR([.C255]&lt;&gt;&quot;&quot;;[.E255]&lt;&gt;&quot;&quot;);&quot; &quot;;&quot;&quot;);[.F255];IF([.F255]&lt;&gt;&quot;&quot;;&quot; &quot;;&quot;&quot;);[.G255])" office:value-type="string" office:string-value="fünf nach neun" calcext:value-type="string">
            <text:p>fünf nach neu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10M00S" calcext:value-type="time">
            <text:p>21:10</text:p>
          </table:table-cell>
          <table:table-cell table:formula="of:=COM.MICROSOFT.CONCAT([.C256];[.D256];[.E256];IF(OR([.C256]&lt;&gt;&quot;&quot;;[.E256]&lt;&gt;&quot;&quot;);&quot; &quot;;&quot;&quot;);[.F256];IF([.F256]&lt;&gt;&quot;&quot;;&quot; &quot;;&quot;&quot;);[.G256])" office:value-type="string" office:string-value="zehn nach neun" calcext:value-type="string">
            <text:p>zehn nach neu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formula="of:=COM.MICROSOFT.CONCAT([.C257];[.D257];[.E257];IF(OR([.C257]&lt;&gt;&quot;&quot;;[.E257]&lt;&gt;&quot;&quot;);&quot; &quot;;&quot;&quot;);[.F257];IF([.F257]&lt;&gt;&quot;&quot;;&quot; &quot;;&quot;&quot;);[.G257])" office:value-type="string" office:string-value="fünfzehn nach neun" calcext:value-type="string">
            <text:p>fünfzehn nach neu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20M00S" calcext:value-type="time">
            <text:p>21:20</text:p>
          </table:table-cell>
          <table:table-cell table:formula="of:=COM.MICROSOFT.CONCAT([.C258];[.D258];[.E258];IF(OR([.C258]&lt;&gt;&quot;&quot;;[.E258]&lt;&gt;&quot;&quot;);&quot; &quot;;&quot;&quot;);[.F258];IF([.F258]&lt;&gt;&quot;&quot;;&quot; &quot;;&quot;&quot;);[.G258])" office:value-type="string" office:string-value="zwanzig nach neun" calcext:value-type="string">
            <text:p>zwanzig nach neu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25M00S" calcext:value-type="time">
            <text:p>21:25</text:p>
          </table:table-cell>
          <table:table-cell table:formula="of:=COM.MICROSOFT.CONCAT([.C259];[.D259];[.E259];IF(OR([.C259]&lt;&gt;&quot;&quot;;[.E259]&lt;&gt;&quot;&quot;);&quot; &quot;;&quot;&quot;);[.F259];IF([.F259]&lt;&gt;&quot;&quot;;&quot; &quot;;&quot;&quot;);[.G259])" office:value-type="string" office:string-value="fünfundzwanzig nach neun" calcext:value-type="string">
            <text:p>fünfundzwanzig nach neu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formula="of:=COM.MICROSOFT.CONCAT([.C260];[.D260];[.E260];IF(OR([.C260]&lt;&gt;&quot;&quot;;[.E260]&lt;&gt;&quot;&quot;);&quot; &quot;;&quot;&quot;);[.F260];IF([.F260]&lt;&gt;&quot;&quot;;&quot; &quot;;&quot;&quot;);[.G260])" office:value-type="string" office:string-value="halb zehn" calcext:value-type="string">
            <text:p>halb zehn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1H35M00S" calcext:value-type="time">
            <text:p>21:35</text:p>
          </table:table-cell>
          <table:table-cell table:formula="of:=COM.MICROSOFT.CONCAT([.C261];[.D261];[.E261];IF(OR([.C261]&lt;&gt;&quot;&quot;;[.E261]&lt;&gt;&quot;&quot;);&quot; &quot;;&quot;&quot;);[.F261];IF([.F261]&lt;&gt;&quot;&quot;;&quot; &quot;;&quot;&quot;);[.G261])" office:value-type="string" office:string-value="fünfundzwanzig vor zehn" calcext:value-type="string">
            <text:p>fünfundzwanzig vor zeh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1H40M00S" calcext:value-type="time">
            <text:p>21:40</text:p>
          </table:table-cell>
          <table:table-cell table:formula="of:=COM.MICROSOFT.CONCAT([.C262];[.D262];[.E262];IF(OR([.C262]&lt;&gt;&quot;&quot;;[.E262]&lt;&gt;&quot;&quot;);&quot; &quot;;&quot;&quot;);[.F262];IF([.F262]&lt;&gt;&quot;&quot;;&quot; &quot;;&quot;&quot;);[.G262])" office:value-type="string" office:string-value="zwanzig vor zehn" calcext:value-type="string">
            <text:p>zwanzig vor zeh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formula="of:=COM.MICROSOFT.CONCAT([.C263];[.D263];[.E263];IF(OR([.C263]&lt;&gt;&quot;&quot;;[.E263]&lt;&gt;&quot;&quot;);&quot; &quot;;&quot;&quot;);[.F263];IF([.F263]&lt;&gt;&quot;&quot;;&quot; &quot;;&quot;&quot;);[.G263])" office:value-type="string" office:string-value="fünfzehn vor zehn" calcext:value-type="string">
            <text:p>fünfzehn vor zeh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1H50M00S" calcext:value-type="time">
            <text:p>21:50</text:p>
          </table:table-cell>
          <table:table-cell table:formula="of:=COM.MICROSOFT.CONCAT([.C264];[.D264];[.E264];IF(OR([.C264]&lt;&gt;&quot;&quot;;[.E264]&lt;&gt;&quot;&quot;);&quot; &quot;;&quot;&quot;);[.F264];IF([.F264]&lt;&gt;&quot;&quot;;&quot; &quot;;&quot;&quot;);[.G264])" office:value-type="string" office:string-value="zehn vor zehn" calcext:value-type="string">
            <text:p>zehn vor zeh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1H55M00S" calcext:value-type="time">
            <text:p>21:55</text:p>
          </table:table-cell>
          <table:table-cell table:formula="of:=COM.MICROSOFT.CONCAT([.C265];[.D265];[.E265];IF(OR([.C265]&lt;&gt;&quot;&quot;;[.E265]&lt;&gt;&quot;&quot;);&quot; &quot;;&quot;&quot;);[.F265];IF([.F265]&lt;&gt;&quot;&quot;;&quot; &quot;;&quot;&quot;);[.G265])" office:value-type="string" office:string-value="fünf vor zehn" calcext:value-type="string">
            <text:p>fünf vor zeh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formula="of:=COM.MICROSOFT.CONCAT([.C266];[.D266];[.E266];IF(OR([.C266]&lt;&gt;&quot;&quot;;[.E266]&lt;&gt;&quot;&quot;);&quot; &quot;;&quot;&quot;);[.F266];IF([.F266]&lt;&gt;&quot;&quot;;&quot; &quot;;&quot;&quot;);[.G266])" office:value-type="string" office:string-value="zehn" calcext:value-type="string">
            <text:p>zehn</text:p>
          </table:table-cell>
          <table:table-cell table:number-columns-repeated="4"/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05M00S" calcext:value-type="time">
            <text:p>22:05</text:p>
          </table:table-cell>
          <table:table-cell table:formula="of:=COM.MICROSOFT.CONCAT([.C267];[.D267];[.E267];IF(OR([.C267]&lt;&gt;&quot;&quot;;[.E267]&lt;&gt;&quot;&quot;);&quot; &quot;;&quot;&quot;);[.F267];IF([.F267]&lt;&gt;&quot;&quot;;&quot; &quot;;&quot;&quot;);[.G267])" office:value-type="string" office:string-value="fünf nach zehn" calcext:value-type="string">
            <text:p>fünf nach zehn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10M00S" calcext:value-type="time">
            <text:p>22:10</text:p>
          </table:table-cell>
          <table:table-cell table:formula="of:=COM.MICROSOFT.CONCAT([.C268];[.D268];[.E268];IF(OR([.C268]&lt;&gt;&quot;&quot;;[.E268]&lt;&gt;&quot;&quot;);&quot; &quot;;&quot;&quot;);[.F268];IF([.F268]&lt;&gt;&quot;&quot;;&quot; &quot;;&quot;&quot;);[.G268])" office:value-type="string" office:string-value="zehn nach zehn" calcext:value-type="string">
            <text:p>zehn nach zehn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formula="of:=COM.MICROSOFT.CONCAT([.C269];[.D269];[.E269];IF(OR([.C269]&lt;&gt;&quot;&quot;;[.E269]&lt;&gt;&quot;&quot;);&quot; &quot;;&quot;&quot;);[.F269];IF([.F269]&lt;&gt;&quot;&quot;;&quot; &quot;;&quot;&quot;);[.G269])" office:value-type="string" office:string-value="fünfzehn nach zehn" calcext:value-type="string">
            <text:p>fünfzehn nach zehn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20M00S" calcext:value-type="time">
            <text:p>22:20</text:p>
          </table:table-cell>
          <table:table-cell table:formula="of:=COM.MICROSOFT.CONCAT([.C270];[.D270];[.E270];IF(OR([.C270]&lt;&gt;&quot;&quot;;[.E270]&lt;&gt;&quot;&quot;);&quot; &quot;;&quot;&quot;);[.F270];IF([.F270]&lt;&gt;&quot;&quot;;&quot; &quot;;&quot;&quot;);[.G270])" office:value-type="string" office:string-value="zwanzig nach zehn" calcext:value-type="string">
            <text:p>zwanzig nach zehn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25M00S" calcext:value-type="time">
            <text:p>22:25</text:p>
          </table:table-cell>
          <table:table-cell table:formula="of:=COM.MICROSOFT.CONCAT([.C271];[.D271];[.E271];IF(OR([.C271]&lt;&gt;&quot;&quot;;[.E271]&lt;&gt;&quot;&quot;);&quot; &quot;;&quot;&quot;);[.F271];IF([.F271]&lt;&gt;&quot;&quot;;&quot; &quot;;&quot;&quot;);[.G271])" office:value-type="string" office:string-value="fünfundzwanzig nach zehn" calcext:value-type="string">
            <text:p>fünfundzwanzig nach zeh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zehn</text:p>
          </table:table-cell>
          <table:table-cell table:number-columns-repeated="2"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formula="of:=COM.MICROSOFT.CONCAT([.C272];[.D272];[.E272];IF(OR([.C272]&lt;&gt;&quot;&quot;;[.E272]&lt;&gt;&quot;&quot;);&quot; &quot;;&quot;&quot;);[.F272];IF([.F272]&lt;&gt;&quot;&quot;;&quot; &quot;;&quot;&quot;);[.G272])" office:value-type="string" office:string-value="halb elf" calcext:value-type="string">
            <text:p>halb elf</text:p>
          </table:table-cell>
          <table:table-cell table:number-columns-repeated="3"/>
          <table:table-cell office:value-type="string" calcext:value-type="string">
            <text:p>halb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2H35M00S" calcext:value-type="time">
            <text:p>22:35</text:p>
          </table:table-cell>
          <table:table-cell table:formula="of:=COM.MICROSOFT.CONCAT([.C273];[.D273];[.E273];IF(OR([.C273]&lt;&gt;&quot;&quot;;[.E273]&lt;&gt;&quot;&quot;);&quot; &quot;;&quot;&quot;);[.F273];IF([.F273]&lt;&gt;&quot;&quot;;&quot; &quot;;&quot;&quot;);[.G273])" office:value-type="string" office:string-value="fünfundzwanzig vor elf" calcext:value-type="string">
            <text:p>fünfundzwanzig vor e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2H40M00S" calcext:value-type="time">
            <text:p>22:40</text:p>
          </table:table-cell>
          <table:table-cell table:formula="of:=COM.MICROSOFT.CONCAT([.C274];[.D274];[.E274];IF(OR([.C274]&lt;&gt;&quot;&quot;;[.E274]&lt;&gt;&quot;&quot;);&quot; &quot;;&quot;&quot;);[.F274];IF([.F274]&lt;&gt;&quot;&quot;;&quot; &quot;;&quot;&quot;);[.G274])" office:value-type="string" office:string-value="zwanzig vor elf" calcext:value-type="string">
            <text:p>zwanzig vor e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formula="of:=COM.MICROSOFT.CONCAT([.C275];[.D275];[.E275];IF(OR([.C275]&lt;&gt;&quot;&quot;;[.E275]&lt;&gt;&quot;&quot;);&quot; &quot;;&quot;&quot;);[.F275];IF([.F275]&lt;&gt;&quot;&quot;;&quot; &quot;;&quot;&quot;);[.G275])" office:value-type="string" office:string-value="fünfzehn vor elf" calcext:value-type="string">
            <text:p>fünfzehn vor e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2H50M00S" calcext:value-type="time">
            <text:p>22:50</text:p>
          </table:table-cell>
          <table:table-cell table:formula="of:=COM.MICROSOFT.CONCAT([.C276];[.D276];[.E276];IF(OR([.C276]&lt;&gt;&quot;&quot;;[.E276]&lt;&gt;&quot;&quot;);&quot; &quot;;&quot;&quot;);[.F276];IF([.F276]&lt;&gt;&quot;&quot;;&quot; &quot;;&quot;&quot;);[.G276])" office:value-type="string" office:string-value="zehn vor elf" calcext:value-type="string">
            <text:p>zehn vor e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2H55M00S" calcext:value-type="time">
            <text:p>22:55</text:p>
          </table:table-cell>
          <table:table-cell table:formula="of:=COM.MICROSOFT.CONCAT([.C277];[.D277];[.E277];IF(OR([.C277]&lt;&gt;&quot;&quot;;[.E277]&lt;&gt;&quot;&quot;);&quot; &quot;;&quot;&quot;);[.F277];IF([.F277]&lt;&gt;&quot;&quot;;&quot; &quot;;&quot;&quot;);[.G277])" office:value-type="string" office:string-value="fünf vor elf" calcext:value-type="string">
            <text:p>fünf vor e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formula="of:=COM.MICROSOFT.CONCAT([.C278];[.D278];[.E278];IF(OR([.C278]&lt;&gt;&quot;&quot;;[.E278]&lt;&gt;&quot;&quot;);&quot; &quot;;&quot;&quot;);[.F278];IF([.F278]&lt;&gt;&quot;&quot;;&quot; &quot;;&quot;&quot;);[.G278])" office:value-type="string" office:string-value="elf" calcext:value-type="string">
            <text:p>elf</text:p>
          </table:table-cell>
          <table:table-cell table:number-columns-repeated="4"/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05M00S" calcext:value-type="time">
            <text:p>23:05</text:p>
          </table:table-cell>
          <table:table-cell table:formula="of:=COM.MICROSOFT.CONCAT([.C279];[.D279];[.E279];IF(OR([.C279]&lt;&gt;&quot;&quot;;[.E279]&lt;&gt;&quot;&quot;);&quot; &quot;;&quot;&quot;);[.F279];IF([.F279]&lt;&gt;&quot;&quot;;&quot; &quot;;&quot;&quot;);[.G279])" office:value-type="string" office:string-value="fünf nach elf" calcext:value-type="string">
            <text:p>fünf nach e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10M00S" calcext:value-type="time">
            <text:p>23:10</text:p>
          </table:table-cell>
          <table:table-cell table:formula="of:=COM.MICROSOFT.CONCAT([.C280];[.D280];[.E280];IF(OR([.C280]&lt;&gt;&quot;&quot;;[.E280]&lt;&gt;&quot;&quot;);&quot; &quot;;&quot;&quot;);[.F280];IF([.F280]&lt;&gt;&quot;&quot;;&quot; &quot;;&quot;&quot;);[.G280])" office:value-type="string" office:string-value="zehn nach elf" calcext:value-type="string">
            <text:p>zehn nach e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formula="of:=COM.MICROSOFT.CONCAT([.C281];[.D281];[.E281];IF(OR([.C281]&lt;&gt;&quot;&quot;;[.E281]&lt;&gt;&quot;&quot;);&quot; &quot;;&quot;&quot;);[.F281];IF([.F281]&lt;&gt;&quot;&quot;;&quot; &quot;;&quot;&quot;);[.G281])" office:value-type="string" office:string-value="fünfzehn nach elf" calcext:value-type="string">
            <text:p>fünfzehn nach e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20M00S" calcext:value-type="time">
            <text:p>23:20</text:p>
          </table:table-cell>
          <table:table-cell table:formula="of:=COM.MICROSOFT.CONCAT([.C282];[.D282];[.E282];IF(OR([.C282]&lt;&gt;&quot;&quot;;[.E282]&lt;&gt;&quot;&quot;);&quot; &quot;;&quot;&quot;);[.F282];IF([.F282]&lt;&gt;&quot;&quot;;&quot; &quot;;&quot;&quot;);[.G282])" office:value-type="string" office:string-value="zwanzig nach elf" calcext:value-type="string">
            <text:p>zwanzig nach e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25M00S" calcext:value-type="time">
            <text:p>23:25</text:p>
          </table:table-cell>
          <table:table-cell table:formula="of:=COM.MICROSOFT.CONCAT([.C283];[.D283];[.E283];IF(OR([.C283]&lt;&gt;&quot;&quot;;[.E283]&lt;&gt;&quot;&quot;);&quot; &quot;;&quot;&quot;);[.F283];IF([.F283]&lt;&gt;&quot;&quot;;&quot; &quot;;&quot;&quot;);[.G283])" office:value-type="string" office:string-value="fünfundzwanzig nach elf" calcext:value-type="string">
            <text:p>fünfundzwanzig nach e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lf</text:p>
          </table:table-cell>
          <table:table-cell table:number-columns-repeated="2"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formula="of:=COM.MICROSOFT.CONCAT([.C284];[.D284];[.E284];IF(OR([.C284]&lt;&gt;&quot;&quot;;[.E284]&lt;&gt;&quot;&quot;);&quot; &quot;;&quot;&quot;);[.F284];IF([.F284]&lt;&gt;&quot;&quot;;&quot; &quot;;&quot;&quot;);[.G284])" office:value-type="string" office:string-value="halb zwölf" calcext:value-type="string">
            <text:p>halb zwölf</text:p>
          </table:table-cell>
          <table:table-cell table:number-columns-repeated="2"/>
          <table:table-cell office:value-type="string" calcext:value-type="string">
            <text:p>halb</text:p>
          </table:table-cell>
          <table:table-cell/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23H35M00S" calcext:value-type="time">
            <text:p>23:35</text:p>
          </table:table-cell>
          <table:table-cell table:formula="of:=COM.MICROSOFT.CONCAT([.C285];[.D285];[.E285];IF(OR([.C285]&lt;&gt;&quot;&quot;;[.E285]&lt;&gt;&quot;&quot;);&quot; &quot;;&quot;&quot;);[.F285];IF([.F285]&lt;&gt;&quot;&quot;;&quot; &quot;;&quot;&quot;);[.G285])" office:value-type="string" office:string-value="fünfundzwanzig vor zwölf" calcext:value-type="string">
            <text:p>fünfundzwanzig vor zwölf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23H40M00S" calcext:value-type="time">
            <text:p>23:40</text:p>
          </table:table-cell>
          <table:table-cell table:formula="of:=COM.MICROSOFT.CONCAT([.C286];[.D286];[.E286];IF(OR([.C286]&lt;&gt;&quot;&quot;;[.E286]&lt;&gt;&quot;&quot;);&quot; &quot;;&quot;&quot;);[.F286];IF([.F286]&lt;&gt;&quot;&quot;;&quot; &quot;;&quot;&quot;);[.G286])" office:value-type="string" office:string-value="zwanzig vor zwölf" calcext:value-type="string">
            <text:p>zwanzig vor zwölf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23H45M00S" calcext:value-type="time">
            <text:p>23:45</text:p>
          </table:table-cell>
          <table:table-cell table:formula="of:=COM.MICROSOFT.CONCAT([.C287];[.D287];[.E287];IF(OR([.C287]&lt;&gt;&quot;&quot;;[.E287]&lt;&gt;&quot;&quot;);&quot; &quot;;&quot;&quot;);[.F287];IF([.F287]&lt;&gt;&quot;&quot;;&quot; &quot;;&quot;&quot;);[.G287])" office:value-type="string" office:string-value="fünfzehn vor zwölf" calcext:value-type="string">
            <text:p>fünfzehn vor zwölf</text:p>
          </table:table-cell>
          <table:table-cell office:value-type="string" calcext:value-type="string">
            <text:p>fünf</text:p>
          </table:table-cell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23H50M00S" calcext:value-type="time">
            <text:p>23:50</text:p>
          </table:table-cell>
          <table:table-cell table:formula="of:=COM.MICROSOFT.CONCAT([.C288];[.D288];[.E288];IF(OR([.C288]&lt;&gt;&quot;&quot;;[.E288]&lt;&gt;&quot;&quot;);&quot; &quot;;&quot;&quot;);[.F288];IF([.F288]&lt;&gt;&quot;&quot;;&quot; &quot;;&quot;&quot;);[.G288])" office:value-type="string" office:string-value="zehn vor zwölf" calcext:value-type="string">
            <text:p>zehn vor zwölf</text:p>
          </table:table-cell>
          <table:table-cell table:number-columns-repeated="2"/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>
          <table:table-cell office:value-type="time" office:time-value="PT23H55M00S" calcext:value-type="time">
            <text:p>23:55</text:p>
          </table:table-cell>
          <table:table-cell table:formula="of:=COM.MICROSOFT.CONCAT([.C289];[.D289];[.E289];IF(OR([.C289]&lt;&gt;&quot;&quot;;[.E289]&lt;&gt;&quot;&quot;);&quot; &quot;;&quot;&quot;);[.F289];IF([.F289]&lt;&gt;&quot;&quot;;&quot; &quot;;&quot;&quot;);[.G289])" office:value-type="string" office:string-value="fünf vor zwölf" calcext:value-type="string">
            <text:p>fünf vor zwölf</text:p>
          </table:table-cell>
          <table:table-cell office:value-type="string" calcext:value-type="string">
            <text:p>fünf</text:p>
          </table:table-cell>
          <table:table-cell table:number-columns-repeated="2"/>
          <table:table-cell office:value-type="string" calcext:value-type="string">
            <text:p>vor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7"/>
        </table:table-row>
        <table:table-row table:style-name="ro1" table:number-rows-repeated="10482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ort zu csv" table:style-name="ta1">
        <table:table-column table:style-name="co1" table:default-cell-style-name="ce1"/>
        <table:table-column table:style-name="co11" table:default-cell-style-name="Default"/>
        <table:table-row table:style-name="ro1">
          <table:table-cell table:formula="of:=[fünfminütig.A2]" office:value-type="time" office:time-value="PT00H00M00S" calcext:value-type="time">
            <text:p>00:00</text:p>
          </table:table-cell>
          <table:table-cell table:formula="of:=[fünfminütig.B2]" office:value-type="string" office:string-value="null" calcext:value-type="string">
            <text:p>null</text:p>
          </table:table-cell>
        </table:table-row>
        <table:table-row table:style-name="ro1">
          <table:table-cell table:formula="of:=[fünfminütig.A3]" office:value-type="time" office:time-value="PT00H05M00S" calcext:value-type="time">
            <text:p>00:05</text:p>
          </table:table-cell>
          <table:table-cell table:formula="of:=[fünfminütig.B3]" office:value-type="string" office:string-value="fünf nach null" calcext:value-type="string">
            <text:p>fünf nach null</text:p>
          </table:table-cell>
        </table:table-row>
        <table:table-row table:style-name="ro1">
          <table:table-cell table:formula="of:=[fünfminütig.A4]" office:value-type="time" office:time-value="PT00H10M00S" calcext:value-type="time">
            <text:p>00:10</text:p>
          </table:table-cell>
          <table:table-cell table:formula="of:=[fünfminütig.B4]" office:value-type="string" office:string-value="zehn nach null" calcext:value-type="string">
            <text:p>zehn nach null</text:p>
          </table:table-cell>
        </table:table-row>
        <table:table-row table:style-name="ro1">
          <table:table-cell table:formula="of:=[fünfminütig.A5]" office:value-type="time" office:time-value="PT00H15M00S" calcext:value-type="time">
            <text:p>00:15</text:p>
          </table:table-cell>
          <table:table-cell table:formula="of:=[fünfminütig.B5]" office:value-type="string" office:string-value="fünfzehn nach null" calcext:value-type="string">
            <text:p>fünfzehn nach null</text:p>
          </table:table-cell>
        </table:table-row>
        <table:table-row table:style-name="ro1">
          <table:table-cell table:formula="of:=[fünfminütig.A6]" office:value-type="time" office:time-value="PT00H20M00S" calcext:value-type="time">
            <text:p>00:20</text:p>
          </table:table-cell>
          <table:table-cell table:formula="of:=[fünfminütig.B6]" office:value-type="string" office:string-value="zwanzig nach null" calcext:value-type="string">
            <text:p>zwanzig nach null</text:p>
          </table:table-cell>
        </table:table-row>
        <table:table-row table:style-name="ro1">
          <table:table-cell table:formula="of:=[fünfminütig.A7]" office:value-type="time" office:time-value="PT00H25M00S" calcext:value-type="time">
            <text:p>00:25</text:p>
          </table:table-cell>
          <table:table-cell table:formula="of:=[fünfminütig.B7]" office:value-type="string" office:string-value="fünfundzwanzig nach null" calcext:value-type="string">
            <text:p>fünfundzwanzig nach null</text:p>
          </table:table-cell>
        </table:table-row>
        <table:table-row table:style-name="ro1">
          <table:table-cell table:formula="of:=[fünfminütig.A8]" office:value-type="time" office:time-value="PT00H30M00S" calcext:value-type="time">
            <text:p>00:30</text:p>
          </table:table-cell>
          <table:table-cell table:formula="of:=[fünfminütig.B8]" office:value-type="string" office:string-value="halb eins" calcext:value-type="string">
            <text:p>halb eins</text:p>
          </table:table-cell>
        </table:table-row>
        <table:table-row table:style-name="ro1">
          <table:table-cell table:formula="of:=[fünfminütig.A9]" office:value-type="time" office:time-value="PT00H35M00S" calcext:value-type="time">
            <text:p>00:35</text:p>
          </table:table-cell>
          <table:table-cell table:formula="of:=[fünfminütig.B9]" office:value-type="string" office:string-value="fünfundzwanzig vor eins" calcext:value-type="string">
            <text:p>fünfundzwanzig vor eins</text:p>
          </table:table-cell>
        </table:table-row>
        <table:table-row table:style-name="ro1">
          <table:table-cell table:formula="of:=[fünfminütig.A10]" office:value-type="time" office:time-value="PT00H40M00S" calcext:value-type="time">
            <text:p>00:40</text:p>
          </table:table-cell>
          <table:table-cell table:formula="of:=[fünfminütig.B10]" office:value-type="string" office:string-value="zwanzig vor eins" calcext:value-type="string">
            <text:p>zwanzig vor eins</text:p>
          </table:table-cell>
        </table:table-row>
        <table:table-row table:style-name="ro1">
          <table:table-cell table:formula="of:=[fünfminütig.A11]" office:value-type="time" office:time-value="PT00H45M00S" calcext:value-type="time">
            <text:p>00:45</text:p>
          </table:table-cell>
          <table:table-cell table:formula="of:=[fünfminütig.B11]" office:value-type="string" office:string-value="fünfzehn vor eins" calcext:value-type="string">
            <text:p>fünfzehn vor eins</text:p>
          </table:table-cell>
        </table:table-row>
        <table:table-row table:style-name="ro1">
          <table:table-cell table:formula="of:=[fünfminütig.A12]" office:value-type="time" office:time-value="PT00H50M00S" calcext:value-type="time">
            <text:p>00:50</text:p>
          </table:table-cell>
          <table:table-cell table:formula="of:=[fünfminütig.B12]" office:value-type="string" office:string-value="zehn vor eins" calcext:value-type="string">
            <text:p>zehn vor eins</text:p>
          </table:table-cell>
        </table:table-row>
        <table:table-row table:style-name="ro1">
          <table:table-cell table:formula="of:=[fünfminütig.A13]" office:value-type="time" office:time-value="PT00H55M00S" calcext:value-type="time">
            <text:p>00:55</text:p>
          </table:table-cell>
          <table:table-cell table:formula="of:=[fünfminütig.B13]" office:value-type="string" office:string-value="fünf vor eins" calcext:value-type="string">
            <text:p>fünf vor eins</text:p>
          </table:table-cell>
        </table:table-row>
        <table:table-row table:style-name="ro1">
          <table:table-cell table:formula="of:=[fünfminütig.A14]" office:value-type="time" office:time-value="PT01H00M00S" calcext:value-type="time">
            <text:p>01:00</text:p>
          </table:table-cell>
          <table:table-cell table:formula="of:=[fünfminütig.B14]" office:value-type="string" office:string-value="eins" calcext:value-type="string">
            <text:p>eins</text:p>
          </table:table-cell>
        </table:table-row>
        <table:table-row table:style-name="ro1">
          <table:table-cell table:formula="of:=[fünfminütig.A15]" office:value-type="time" office:time-value="PT01H05M00S" calcext:value-type="time">
            <text:p>01:05</text:p>
          </table:table-cell>
          <table:table-cell table:formula="of:=[fünfminütig.B15]" office:value-type="string" office:string-value="fünf nach eins" calcext:value-type="string">
            <text:p>fünf nach eins</text:p>
          </table:table-cell>
        </table:table-row>
        <table:table-row table:style-name="ro1">
          <table:table-cell table:formula="of:=[fünfminütig.A16]" office:value-type="time" office:time-value="PT01H10M00S" calcext:value-type="time">
            <text:p>01:10</text:p>
          </table:table-cell>
          <table:table-cell table:formula="of:=[fünfminütig.B16]" office:value-type="string" office:string-value="zehn nach eins" calcext:value-type="string">
            <text:p>zehn nach eins</text:p>
          </table:table-cell>
        </table:table-row>
        <table:table-row table:style-name="ro1">
          <table:table-cell table:formula="of:=[fünfminütig.A17]" office:value-type="time" office:time-value="PT01H15M00S" calcext:value-type="time">
            <text:p>01:15</text:p>
          </table:table-cell>
          <table:table-cell table:formula="of:=[fünfminütig.B17]" office:value-type="string" office:string-value="fünfzehn nach eins" calcext:value-type="string">
            <text:p>fünfzehn nach eins</text:p>
          </table:table-cell>
        </table:table-row>
        <table:table-row table:style-name="ro1">
          <table:table-cell table:formula="of:=[fünfminütig.A18]" office:value-type="time" office:time-value="PT01H20M00S" calcext:value-type="time">
            <text:p>01:20</text:p>
          </table:table-cell>
          <table:table-cell table:formula="of:=[fünfminütig.B18]" office:value-type="string" office:string-value="zwanzig nach eins" calcext:value-type="string">
            <text:p>zwanzig nach eins</text:p>
          </table:table-cell>
        </table:table-row>
        <table:table-row table:style-name="ro1">
          <table:table-cell table:formula="of:=[fünfminütig.A19]" office:value-type="time" office:time-value="PT01H25M00S" calcext:value-type="time">
            <text:p>01:25</text:p>
          </table:table-cell>
          <table:table-cell table:formula="of:=[fünfminütig.B19]" office:value-type="string" office:string-value="fünfundzwanzig nach eins" calcext:value-type="string">
            <text:p>fünfundzwanzig nach eins</text:p>
          </table:table-cell>
        </table:table-row>
        <table:table-row table:style-name="ro1">
          <table:table-cell table:formula="of:=[fünfminütig.A20]" office:value-type="time" office:time-value="PT01H30M00S" calcext:value-type="time">
            <text:p>01:30</text:p>
          </table:table-cell>
          <table:table-cell table:formula="of:=[fünfminütig.B20]" office:value-type="string" office:string-value="halb zwei" calcext:value-type="string">
            <text:p>halb zwei</text:p>
          </table:table-cell>
        </table:table-row>
        <table:table-row table:style-name="ro1">
          <table:table-cell table:formula="of:=[fünfminütig.A21]" office:value-type="time" office:time-value="PT01H35M00S" calcext:value-type="time">
            <text:p>01:35</text:p>
          </table:table-cell>
          <table:table-cell table:formula="of:=[fünfminütig.B21]" office:value-type="string" office:string-value="fünfundzwanzig vor zwei" calcext:value-type="string">
            <text:p>fünfundzwanzig vor zwei</text:p>
          </table:table-cell>
        </table:table-row>
        <table:table-row table:style-name="ro1">
          <table:table-cell table:formula="of:=[fünfminütig.A22]" office:value-type="time" office:time-value="PT01H40M00S" calcext:value-type="time">
            <text:p>01:40</text:p>
          </table:table-cell>
          <table:table-cell table:formula="of:=[fünfminütig.B22]" office:value-type="string" office:string-value="zwanzig vor zwei" calcext:value-type="string">
            <text:p>zwanzig vor zwei</text:p>
          </table:table-cell>
        </table:table-row>
        <table:table-row table:style-name="ro1">
          <table:table-cell table:formula="of:=[fünfminütig.A23]" office:value-type="time" office:time-value="PT01H45M00S" calcext:value-type="time">
            <text:p>01:45</text:p>
          </table:table-cell>
          <table:table-cell table:formula="of:=[fünfminütig.B23]" office:value-type="string" office:string-value="fünfzehn vor zwei" calcext:value-type="string">
            <text:p>fünfzehn vor zwei</text:p>
          </table:table-cell>
        </table:table-row>
        <table:table-row table:style-name="ro1">
          <table:table-cell table:formula="of:=[fünfminütig.A24]" office:value-type="time" office:time-value="PT01H50M00S" calcext:value-type="time">
            <text:p>01:50</text:p>
          </table:table-cell>
          <table:table-cell table:formula="of:=[fünfminütig.B24]" office:value-type="string" office:string-value="zehn vor zwei" calcext:value-type="string">
            <text:p>zehn vor zwei</text:p>
          </table:table-cell>
        </table:table-row>
        <table:table-row table:style-name="ro1">
          <table:table-cell table:formula="of:=[fünfminütig.A25]" office:value-type="time" office:time-value="PT01H55M00S" calcext:value-type="time">
            <text:p>01:55</text:p>
          </table:table-cell>
          <table:table-cell table:formula="of:=[fünfminütig.B25]" office:value-type="string" office:string-value="fünf vor zwei" calcext:value-type="string">
            <text:p>fünf vor zwei</text:p>
          </table:table-cell>
        </table:table-row>
        <table:table-row table:style-name="ro1">
          <table:table-cell table:formula="of:=[fünfminütig.A26]" office:value-type="time" office:time-value="PT02H00M00S" calcext:value-type="time">
            <text:p>02:00</text:p>
          </table:table-cell>
          <table:table-cell table:formula="of:=[fünfminütig.B26]" office:value-type="string" office:string-value="zwei" calcext:value-type="string">
            <text:p>zwei</text:p>
          </table:table-cell>
        </table:table-row>
        <table:table-row table:style-name="ro1">
          <table:table-cell table:formula="of:=[fünfminütig.A27]" office:value-type="time" office:time-value="PT02H05M00S" calcext:value-type="time">
            <text:p>02:05</text:p>
          </table:table-cell>
          <table:table-cell table:formula="of:=[fünfminütig.B27]" office:value-type="string" office:string-value="fünf nach zwei" calcext:value-type="string">
            <text:p>fünf nach zwei</text:p>
          </table:table-cell>
        </table:table-row>
        <table:table-row table:style-name="ro1">
          <table:table-cell table:formula="of:=[fünfminütig.A28]" office:value-type="time" office:time-value="PT02H10M00S" calcext:value-type="time">
            <text:p>02:10</text:p>
          </table:table-cell>
          <table:table-cell table:formula="of:=[fünfminütig.B28]" office:value-type="string" office:string-value="zehn nach zwei" calcext:value-type="string">
            <text:p>zehn nach zwei</text:p>
          </table:table-cell>
        </table:table-row>
        <table:table-row table:style-name="ro1">
          <table:table-cell table:formula="of:=[fünfminütig.A29]" office:value-type="time" office:time-value="PT02H15M00S" calcext:value-type="time">
            <text:p>02:15</text:p>
          </table:table-cell>
          <table:table-cell table:formula="of:=[fünfminütig.B29]" office:value-type="string" office:string-value="fünfzehn nach zwei" calcext:value-type="string">
            <text:p>fünfzehn nach zwei</text:p>
          </table:table-cell>
        </table:table-row>
        <table:table-row table:style-name="ro1">
          <table:table-cell table:formula="of:=[fünfminütig.A30]" office:value-type="time" office:time-value="PT02H20M00S" calcext:value-type="time">
            <text:p>02:20</text:p>
          </table:table-cell>
          <table:table-cell table:formula="of:=[fünfminütig.B30]" office:value-type="string" office:string-value="zwanzig nach zwei" calcext:value-type="string">
            <text:p>zwanzig nach zwei</text:p>
          </table:table-cell>
        </table:table-row>
        <table:table-row table:style-name="ro1">
          <table:table-cell table:formula="of:=[fünfminütig.A31]" office:value-type="time" office:time-value="PT02H25M00S" calcext:value-type="time">
            <text:p>02:25</text:p>
          </table:table-cell>
          <table:table-cell table:formula="of:=[fünfminütig.B31]" office:value-type="string" office:string-value="fünfundzwanzig nach zwei" calcext:value-type="string">
            <text:p>fünfundzwanzig nach zwei</text:p>
          </table:table-cell>
        </table:table-row>
        <table:table-row table:style-name="ro1">
          <table:table-cell table:formula="of:=[fünfminütig.A32]" office:value-type="time" office:time-value="PT02H30M00S" calcext:value-type="time">
            <text:p>02:30</text:p>
          </table:table-cell>
          <table:table-cell table:formula="of:=[fünfminütig.B32]" office:value-type="string" office:string-value="halb drei" calcext:value-type="string">
            <text:p>halb drei</text:p>
          </table:table-cell>
        </table:table-row>
        <table:table-row table:style-name="ro1">
          <table:table-cell table:formula="of:=[fünfminütig.A33]" office:value-type="time" office:time-value="PT02H35M00S" calcext:value-type="time">
            <text:p>02:35</text:p>
          </table:table-cell>
          <table:table-cell table:formula="of:=[fünfminütig.B33]" office:value-type="string" office:string-value="fünfundzwanzig vor drei" calcext:value-type="string">
            <text:p>fünfundzwanzig vor drei</text:p>
          </table:table-cell>
        </table:table-row>
        <table:table-row table:style-name="ro1">
          <table:table-cell table:formula="of:=[fünfminütig.A34]" office:value-type="time" office:time-value="PT02H40M00S" calcext:value-type="time">
            <text:p>02:40</text:p>
          </table:table-cell>
          <table:table-cell table:formula="of:=[fünfminütig.B34]" office:value-type="string" office:string-value="zwanzig vor drei" calcext:value-type="string">
            <text:p>zwanzig vor drei</text:p>
          </table:table-cell>
        </table:table-row>
        <table:table-row table:style-name="ro1">
          <table:table-cell table:formula="of:=[fünfminütig.A35]" office:value-type="time" office:time-value="PT02H45M00S" calcext:value-type="time">
            <text:p>02:45</text:p>
          </table:table-cell>
          <table:table-cell table:formula="of:=[fünfminütig.B35]" office:value-type="string" office:string-value="fünfzehn vor drei" calcext:value-type="string">
            <text:p>fünfzehn vor drei</text:p>
          </table:table-cell>
        </table:table-row>
        <table:table-row table:style-name="ro1">
          <table:table-cell table:formula="of:=[fünfminütig.A36]" office:value-type="time" office:time-value="PT02H50M00S" calcext:value-type="time">
            <text:p>02:50</text:p>
          </table:table-cell>
          <table:table-cell table:formula="of:=[fünfminütig.B36]" office:value-type="string" office:string-value="zehn vor drei" calcext:value-type="string">
            <text:p>zehn vor drei</text:p>
          </table:table-cell>
        </table:table-row>
        <table:table-row table:style-name="ro1">
          <table:table-cell table:formula="of:=[fünfminütig.A37]" office:value-type="time" office:time-value="PT02H55M00S" calcext:value-type="time">
            <text:p>02:55</text:p>
          </table:table-cell>
          <table:table-cell table:formula="of:=[fünfminütig.B37]" office:value-type="string" office:string-value="fünf vor drei" calcext:value-type="string">
            <text:p>fünf vor drei</text:p>
          </table:table-cell>
        </table:table-row>
        <table:table-row table:style-name="ro1">
          <table:table-cell table:formula="of:=[fünfminütig.A38]" office:value-type="time" office:time-value="PT03H00M00S" calcext:value-type="time">
            <text:p>03:00</text:p>
          </table:table-cell>
          <table:table-cell table:formula="of:=[fünfminütig.B38]" office:value-type="string" office:string-value="drei" calcext:value-type="string">
            <text:p>drei</text:p>
          </table:table-cell>
        </table:table-row>
        <table:table-row table:style-name="ro1">
          <table:table-cell table:formula="of:=[fünfminütig.A39]" office:value-type="time" office:time-value="PT03H05M00S" calcext:value-type="time">
            <text:p>03:05</text:p>
          </table:table-cell>
          <table:table-cell table:formula="of:=[fünfminütig.B39]" office:value-type="string" office:string-value="fünf nach drei" calcext:value-type="string">
            <text:p>fünf nach drei</text:p>
          </table:table-cell>
        </table:table-row>
        <table:table-row table:style-name="ro1">
          <table:table-cell table:formula="of:=[fünfminütig.A40]" office:value-type="time" office:time-value="PT03H10M00S" calcext:value-type="time">
            <text:p>03:10</text:p>
          </table:table-cell>
          <table:table-cell table:formula="of:=[fünfminütig.B40]" office:value-type="string" office:string-value="zehn nach drei" calcext:value-type="string">
            <text:p>zehn nach drei</text:p>
          </table:table-cell>
        </table:table-row>
        <table:table-row table:style-name="ro1">
          <table:table-cell table:formula="of:=[fünfminütig.A41]" office:value-type="time" office:time-value="PT03H15M00S" calcext:value-type="time">
            <text:p>03:15</text:p>
          </table:table-cell>
          <table:table-cell table:formula="of:=[fünfminütig.B41]" office:value-type="string" office:string-value="fünfzehn nach drei" calcext:value-type="string">
            <text:p>fünfzehn nach drei</text:p>
          </table:table-cell>
        </table:table-row>
        <table:table-row table:style-name="ro1">
          <table:table-cell table:formula="of:=[fünfminütig.A42]" office:value-type="time" office:time-value="PT03H20M00S" calcext:value-type="time">
            <text:p>03:20</text:p>
          </table:table-cell>
          <table:table-cell table:formula="of:=[fünfminütig.B42]" office:value-type="string" office:string-value="zwanzig nach drei" calcext:value-type="string">
            <text:p>zwanzig nach drei</text:p>
          </table:table-cell>
        </table:table-row>
        <table:table-row table:style-name="ro1">
          <table:table-cell table:formula="of:=[fünfminütig.A43]" office:value-type="time" office:time-value="PT03H25M00S" calcext:value-type="time">
            <text:p>03:25</text:p>
          </table:table-cell>
          <table:table-cell table:formula="of:=[fünfminütig.B43]" office:value-type="string" office:string-value="fünfundzwanzig nach drei" calcext:value-type="string">
            <text:p>fünfundzwanzig nach drei</text:p>
          </table:table-cell>
        </table:table-row>
        <table:table-row table:style-name="ro1">
          <table:table-cell table:formula="of:=[fünfminütig.A44]" office:value-type="time" office:time-value="PT03H30M00S" calcext:value-type="time">
            <text:p>03:30</text:p>
          </table:table-cell>
          <table:table-cell table:formula="of:=[fünfminütig.B44]" office:value-type="string" office:string-value="halb vier" calcext:value-type="string">
            <text:p>halb vier</text:p>
          </table:table-cell>
        </table:table-row>
        <table:table-row table:style-name="ro1">
          <table:table-cell table:formula="of:=[fünfminütig.A45]" office:value-type="time" office:time-value="PT03H35M00S" calcext:value-type="time">
            <text:p>03:35</text:p>
          </table:table-cell>
          <table:table-cell table:formula="of:=[fünfminütig.B45]" office:value-type="string" office:string-value="fünfundzwanzig vor vier" calcext:value-type="string">
            <text:p>fünfundzwanzig vor vier</text:p>
          </table:table-cell>
        </table:table-row>
        <table:table-row table:style-name="ro1">
          <table:table-cell table:formula="of:=[fünfminütig.A46]" office:value-type="time" office:time-value="PT03H40M00S" calcext:value-type="time">
            <text:p>03:40</text:p>
          </table:table-cell>
          <table:table-cell table:formula="of:=[fünfminütig.B46]" office:value-type="string" office:string-value="zwanzig vor vier" calcext:value-type="string">
            <text:p>zwanzig vor vier</text:p>
          </table:table-cell>
        </table:table-row>
        <table:table-row table:style-name="ro1">
          <table:table-cell table:formula="of:=[fünfminütig.A47]" office:value-type="time" office:time-value="PT03H45M00S" calcext:value-type="time">
            <text:p>03:45</text:p>
          </table:table-cell>
          <table:table-cell table:formula="of:=[fünfminütig.B47]" office:value-type="string" office:string-value="fünfzehn vor vier" calcext:value-type="string">
            <text:p>fünfzehn vor vier</text:p>
          </table:table-cell>
        </table:table-row>
        <table:table-row table:style-name="ro1">
          <table:table-cell table:formula="of:=[fünfminütig.A48]" office:value-type="time" office:time-value="PT03H50M00S" calcext:value-type="time">
            <text:p>03:50</text:p>
          </table:table-cell>
          <table:table-cell table:formula="of:=[fünfminütig.B48]" office:value-type="string" office:string-value="zehn vor vier" calcext:value-type="string">
            <text:p>zehn vor vier</text:p>
          </table:table-cell>
        </table:table-row>
        <table:table-row table:style-name="ro1">
          <table:table-cell table:formula="of:=[fünfminütig.A49]" office:value-type="time" office:time-value="PT03H55M00S" calcext:value-type="time">
            <text:p>03:55</text:p>
          </table:table-cell>
          <table:table-cell table:formula="of:=[fünfminütig.B49]" office:value-type="string" office:string-value="fünf vor vier" calcext:value-type="string">
            <text:p>fünf vor vier</text:p>
          </table:table-cell>
        </table:table-row>
        <table:table-row table:style-name="ro1">
          <table:table-cell table:formula="of:=[fünfminütig.A50]" office:value-type="time" office:time-value="PT04H00M00S" calcext:value-type="time">
            <text:p>04:00</text:p>
          </table:table-cell>
          <table:table-cell table:formula="of:=[fünfminütig.B50]" office:value-type="string" office:string-value="vier" calcext:value-type="string">
            <text:p>vier</text:p>
          </table:table-cell>
        </table:table-row>
        <table:table-row table:style-name="ro1">
          <table:table-cell table:formula="of:=[fünfminütig.A51]" office:value-type="time" office:time-value="PT04H05M00S" calcext:value-type="time">
            <text:p>04:05</text:p>
          </table:table-cell>
          <table:table-cell table:formula="of:=[fünfminütig.B51]" office:value-type="string" office:string-value="fünf nach vier" calcext:value-type="string">
            <text:p>fünf nach vier</text:p>
          </table:table-cell>
        </table:table-row>
        <table:table-row table:style-name="ro1">
          <table:table-cell table:formula="of:=[fünfminütig.A52]" office:value-type="time" office:time-value="PT04H10M00S" calcext:value-type="time">
            <text:p>04:10</text:p>
          </table:table-cell>
          <table:table-cell table:formula="of:=[fünfminütig.B52]" office:value-type="string" office:string-value="zehn nach vier" calcext:value-type="string">
            <text:p>zehn nach vier</text:p>
          </table:table-cell>
        </table:table-row>
        <table:table-row table:style-name="ro1">
          <table:table-cell table:formula="of:=[fünfminütig.A53]" office:value-type="time" office:time-value="PT04H15M00S" calcext:value-type="time">
            <text:p>04:15</text:p>
          </table:table-cell>
          <table:table-cell table:formula="of:=[fünfminütig.B53]" office:value-type="string" office:string-value="fünfzehn nach vier" calcext:value-type="string">
            <text:p>fünfzehn nach vier</text:p>
          </table:table-cell>
        </table:table-row>
        <table:table-row table:style-name="ro1">
          <table:table-cell table:formula="of:=[fünfminütig.A54]" office:value-type="time" office:time-value="PT04H20M00S" calcext:value-type="time">
            <text:p>04:20</text:p>
          </table:table-cell>
          <table:table-cell table:formula="of:=[fünfminütig.B54]" office:value-type="string" office:string-value="zwanzig nach vier" calcext:value-type="string">
            <text:p>zwanzig nach vier</text:p>
          </table:table-cell>
        </table:table-row>
        <table:table-row table:style-name="ro1">
          <table:table-cell table:formula="of:=[fünfminütig.A55]" office:value-type="time" office:time-value="PT04H25M00S" calcext:value-type="time">
            <text:p>04:25</text:p>
          </table:table-cell>
          <table:table-cell table:formula="of:=[fünfminütig.B55]" office:value-type="string" office:string-value="fünfundzwanzig nach vier" calcext:value-type="string">
            <text:p>fünfundzwanzig nach vier</text:p>
          </table:table-cell>
        </table:table-row>
        <table:table-row table:style-name="ro1">
          <table:table-cell table:formula="of:=[fünfminütig.A56]" office:value-type="time" office:time-value="PT04H30M00S" calcext:value-type="time">
            <text:p>04:30</text:p>
          </table:table-cell>
          <table:table-cell table:formula="of:=[fünfminütig.B56]" office:value-type="string" office:string-value="halb fünf" calcext:value-type="string">
            <text:p>halb fünf</text:p>
          </table:table-cell>
        </table:table-row>
        <table:table-row table:style-name="ro1">
          <table:table-cell table:formula="of:=[fünfminütig.A57]" office:value-type="time" office:time-value="PT04H35M00S" calcext:value-type="time">
            <text:p>04:35</text:p>
          </table:table-cell>
          <table:table-cell table:formula="of:=[fünfminütig.B57]" office:value-type="string" office:string-value="fünfundzwanzig vor fünf" calcext:value-type="string">
            <text:p>fünfundzwanzig vor fünf</text:p>
          </table:table-cell>
        </table:table-row>
        <table:table-row table:style-name="ro1">
          <table:table-cell table:formula="of:=[fünfminütig.A58]" office:value-type="time" office:time-value="PT04H40M00S" calcext:value-type="time">
            <text:p>04:40</text:p>
          </table:table-cell>
          <table:table-cell table:formula="of:=[fünfminütig.B58]" office:value-type="string" office:string-value="zwanzig vor fünf" calcext:value-type="string">
            <text:p>zwanzig vor fünf</text:p>
          </table:table-cell>
        </table:table-row>
        <table:table-row table:style-name="ro1">
          <table:table-cell table:formula="of:=[fünfminütig.A59]" office:value-type="time" office:time-value="PT04H45M00S" calcext:value-type="time">
            <text:p>04:45</text:p>
          </table:table-cell>
          <table:table-cell table:formula="of:=[fünfminütig.B59]" office:value-type="string" office:string-value="fünfzehn vor fünf" calcext:value-type="string">
            <text:p>fünfzehn vor fünf</text:p>
          </table:table-cell>
        </table:table-row>
        <table:table-row table:style-name="ro1">
          <table:table-cell table:formula="of:=[fünfminütig.A60]" office:value-type="time" office:time-value="PT04H50M00S" calcext:value-type="time">
            <text:p>04:50</text:p>
          </table:table-cell>
          <table:table-cell table:formula="of:=[fünfminütig.B60]" office:value-type="string" office:string-value="zehn vor fünf" calcext:value-type="string">
            <text:p>zehn vor fünf</text:p>
          </table:table-cell>
        </table:table-row>
        <table:table-row table:style-name="ro1">
          <table:table-cell table:formula="of:=[fünfminütig.A61]" office:value-type="time" office:time-value="PT04H55M00S" calcext:value-type="time">
            <text:p>04:55</text:p>
          </table:table-cell>
          <table:table-cell table:formula="of:=[fünfminütig.B61]" office:value-type="string" office:string-value="fünf vor fünf" calcext:value-type="string">
            <text:p>fünf vor fünf</text:p>
          </table:table-cell>
        </table:table-row>
        <table:table-row table:style-name="ro1">
          <table:table-cell table:formula="of:=[fünfminütig.A62]" office:value-type="time" office:time-value="PT05H00M00S" calcext:value-type="time">
            <text:p>05:00</text:p>
          </table:table-cell>
          <table:table-cell table:formula="of:=[fünfminütig.B62]" office:value-type="string" office:string-value="fünf" calcext:value-type="string">
            <text:p>fünf</text:p>
          </table:table-cell>
        </table:table-row>
        <table:table-row table:style-name="ro1">
          <table:table-cell table:formula="of:=[fünfminütig.A63]" office:value-type="time" office:time-value="PT05H05M00S" calcext:value-type="time">
            <text:p>05:05</text:p>
          </table:table-cell>
          <table:table-cell table:formula="of:=[fünfminütig.B63]" office:value-type="string" office:string-value="fünf nach fünf" calcext:value-type="string">
            <text:p>fünf nach fünf</text:p>
          </table:table-cell>
        </table:table-row>
        <table:table-row table:style-name="ro1">
          <table:table-cell table:formula="of:=[fünfminütig.A64]" office:value-type="time" office:time-value="PT05H10M00S" calcext:value-type="time">
            <text:p>05:10</text:p>
          </table:table-cell>
          <table:table-cell table:formula="of:=[fünfminütig.B64]" office:value-type="string" office:string-value="zehn nach fünf" calcext:value-type="string">
            <text:p>zehn nach fünf</text:p>
          </table:table-cell>
        </table:table-row>
        <table:table-row table:style-name="ro1">
          <table:table-cell table:formula="of:=[fünfminütig.A65]" office:value-type="time" office:time-value="PT05H15M00S" calcext:value-type="time">
            <text:p>05:15</text:p>
          </table:table-cell>
          <table:table-cell table:formula="of:=[fünfminütig.B65]" office:value-type="string" office:string-value="fünfzehn nach fünf" calcext:value-type="string">
            <text:p>fünfzehn nach fünf</text:p>
          </table:table-cell>
        </table:table-row>
        <table:table-row table:style-name="ro1">
          <table:table-cell table:formula="of:=[fünfminütig.A66]" office:value-type="time" office:time-value="PT05H20M00S" calcext:value-type="time">
            <text:p>05:20</text:p>
          </table:table-cell>
          <table:table-cell table:formula="of:=[fünfminütig.B66]" office:value-type="string" office:string-value="zwanzig nach fünf" calcext:value-type="string">
            <text:p>zwanzig nach fünf</text:p>
          </table:table-cell>
        </table:table-row>
        <table:table-row table:style-name="ro1">
          <table:table-cell table:formula="of:=[fünfminütig.A67]" office:value-type="time" office:time-value="PT05H25M00S" calcext:value-type="time">
            <text:p>05:25</text:p>
          </table:table-cell>
          <table:table-cell table:formula="of:=[fünfminütig.B67]" office:value-type="string" office:string-value="fünfundzwanzig nach fünf" calcext:value-type="string">
            <text:p>fünfundzwanzig nach fünf</text:p>
          </table:table-cell>
        </table:table-row>
        <table:table-row table:style-name="ro1">
          <table:table-cell table:formula="of:=[fünfminütig.A68]" office:value-type="time" office:time-value="PT05H30M00S" calcext:value-type="time">
            <text:p>05:30</text:p>
          </table:table-cell>
          <table:table-cell table:formula="of:=[fünfminütig.B68]" office:value-type="string" office:string-value="halb sechs" calcext:value-type="string">
            <text:p>halb sechs</text:p>
          </table:table-cell>
        </table:table-row>
        <table:table-row table:style-name="ro1">
          <table:table-cell table:formula="of:=[fünfminütig.A69]" office:value-type="time" office:time-value="PT05H35M00S" calcext:value-type="time">
            <text:p>05:35</text:p>
          </table:table-cell>
          <table:table-cell table:formula="of:=[fünfminütig.B69]" office:value-type="string" office:string-value="fünfundzwanzig vor sechs" calcext:value-type="string">
            <text:p>fünfundzwanzig vor sechs</text:p>
          </table:table-cell>
        </table:table-row>
        <table:table-row table:style-name="ro1">
          <table:table-cell table:formula="of:=[fünfminütig.A70]" office:value-type="time" office:time-value="PT05H40M00S" calcext:value-type="time">
            <text:p>05:40</text:p>
          </table:table-cell>
          <table:table-cell table:formula="of:=[fünfminütig.B70]" office:value-type="string" office:string-value="zwanzig vor sechs" calcext:value-type="string">
            <text:p>zwanzig vor sechs</text:p>
          </table:table-cell>
        </table:table-row>
        <table:table-row table:style-name="ro1">
          <table:table-cell table:formula="of:=[fünfminütig.A71]" office:value-type="time" office:time-value="PT05H45M00S" calcext:value-type="time">
            <text:p>05:45</text:p>
          </table:table-cell>
          <table:table-cell table:formula="of:=[fünfminütig.B71]" office:value-type="string" office:string-value="fünfzehn vor sechs" calcext:value-type="string">
            <text:p>fünfzehn vor sechs</text:p>
          </table:table-cell>
        </table:table-row>
        <table:table-row table:style-name="ro1">
          <table:table-cell table:formula="of:=[fünfminütig.A72]" office:value-type="time" office:time-value="PT05H50M00S" calcext:value-type="time">
            <text:p>05:50</text:p>
          </table:table-cell>
          <table:table-cell table:formula="of:=[fünfminütig.B72]" office:value-type="string" office:string-value="zehn vor sechs" calcext:value-type="string">
            <text:p>zehn vor sechs</text:p>
          </table:table-cell>
        </table:table-row>
        <table:table-row table:style-name="ro1">
          <table:table-cell table:formula="of:=[fünfminütig.A73]" office:value-type="time" office:time-value="PT05H55M00S" calcext:value-type="time">
            <text:p>05:55</text:p>
          </table:table-cell>
          <table:table-cell table:formula="of:=[fünfminütig.B73]" office:value-type="string" office:string-value="fünf vor sechs" calcext:value-type="string">
            <text:p>fünf vor sechs</text:p>
          </table:table-cell>
        </table:table-row>
        <table:table-row table:style-name="ro1">
          <table:table-cell table:formula="of:=[fünfminütig.A74]" office:value-type="time" office:time-value="PT06H00M00S" calcext:value-type="time">
            <text:p>06:00</text:p>
          </table:table-cell>
          <table:table-cell table:formula="of:=[fünfminütig.B74]" office:value-type="string" office:string-value="sechs" calcext:value-type="string">
            <text:p>sechs</text:p>
          </table:table-cell>
        </table:table-row>
        <table:table-row table:style-name="ro1">
          <table:table-cell table:formula="of:=[fünfminütig.A75]" office:value-type="time" office:time-value="PT06H05M00S" calcext:value-type="time">
            <text:p>06:05</text:p>
          </table:table-cell>
          <table:table-cell table:formula="of:=[fünfminütig.B75]" office:value-type="string" office:string-value="fünf nach sechs" calcext:value-type="string">
            <text:p>fünf nach sechs</text:p>
          </table:table-cell>
        </table:table-row>
        <table:table-row table:style-name="ro1">
          <table:table-cell table:formula="of:=[fünfminütig.A76]" office:value-type="time" office:time-value="PT06H10M00S" calcext:value-type="time">
            <text:p>06:10</text:p>
          </table:table-cell>
          <table:table-cell table:formula="of:=[fünfminütig.B76]" office:value-type="string" office:string-value="zehn nach sechs" calcext:value-type="string">
            <text:p>zehn nach sechs</text:p>
          </table:table-cell>
        </table:table-row>
        <table:table-row table:style-name="ro1">
          <table:table-cell table:formula="of:=[fünfminütig.A77]" office:value-type="time" office:time-value="PT06H15M00S" calcext:value-type="time">
            <text:p>06:15</text:p>
          </table:table-cell>
          <table:table-cell table:formula="of:=[fünfminütig.B77]" office:value-type="string" office:string-value="fünfzehn nach sechs" calcext:value-type="string">
            <text:p>fünfzehn nach sechs</text:p>
          </table:table-cell>
        </table:table-row>
        <table:table-row table:style-name="ro1">
          <table:table-cell table:formula="of:=[fünfminütig.A78]" office:value-type="time" office:time-value="PT06H20M00S" calcext:value-type="time">
            <text:p>06:20</text:p>
          </table:table-cell>
          <table:table-cell table:formula="of:=[fünfminütig.B78]" office:value-type="string" office:string-value="zwanzig nach sechs" calcext:value-type="string">
            <text:p>zwanzig nach sechs</text:p>
          </table:table-cell>
        </table:table-row>
        <table:table-row table:style-name="ro1">
          <table:table-cell table:formula="of:=[fünfminütig.A79]" office:value-type="time" office:time-value="PT06H25M00S" calcext:value-type="time">
            <text:p>06:25</text:p>
          </table:table-cell>
          <table:table-cell table:formula="of:=[fünfminütig.B79]" office:value-type="string" office:string-value="fünfundzwanzig nach sechs" calcext:value-type="string">
            <text:p>fünfundzwanzig nach sechs</text:p>
          </table:table-cell>
        </table:table-row>
        <table:table-row table:style-name="ro1">
          <table:table-cell table:formula="of:=[fünfminütig.A80]" office:value-type="time" office:time-value="PT06H30M00S" calcext:value-type="time">
            <text:p>06:30</text:p>
          </table:table-cell>
          <table:table-cell table:formula="of:=[fünfminütig.B80]" office:value-type="string" office:string-value="halb sieben" calcext:value-type="string">
            <text:p>halb sieben</text:p>
          </table:table-cell>
        </table:table-row>
        <table:table-row table:style-name="ro1">
          <table:table-cell table:formula="of:=[fünfminütig.A81]" office:value-type="time" office:time-value="PT06H35M00S" calcext:value-type="time">
            <text:p>06:35</text:p>
          </table:table-cell>
          <table:table-cell table:formula="of:=[fünfminütig.B81]" office:value-type="string" office:string-value="fünfundzwanzig vor sieben" calcext:value-type="string">
            <text:p>fünfundzwanzig vor sieben</text:p>
          </table:table-cell>
        </table:table-row>
        <table:table-row table:style-name="ro1">
          <table:table-cell table:formula="of:=[fünfminütig.A82]" office:value-type="time" office:time-value="PT06H40M00S" calcext:value-type="time">
            <text:p>06:40</text:p>
          </table:table-cell>
          <table:table-cell table:formula="of:=[fünfminütig.B82]" office:value-type="string" office:string-value="zwanzig vor sieben" calcext:value-type="string">
            <text:p>zwanzig vor sieben</text:p>
          </table:table-cell>
        </table:table-row>
        <table:table-row table:style-name="ro1">
          <table:table-cell table:formula="of:=[fünfminütig.A83]" office:value-type="time" office:time-value="PT06H45M00S" calcext:value-type="time">
            <text:p>06:45</text:p>
          </table:table-cell>
          <table:table-cell table:formula="of:=[fünfminütig.B83]" office:value-type="string" office:string-value="fünfzehn vor sieben" calcext:value-type="string">
            <text:p>fünfzehn vor sieben</text:p>
          </table:table-cell>
        </table:table-row>
        <table:table-row table:style-name="ro1">
          <table:table-cell table:formula="of:=[fünfminütig.A84]" office:value-type="time" office:time-value="PT06H50M00S" calcext:value-type="time">
            <text:p>06:50</text:p>
          </table:table-cell>
          <table:table-cell table:formula="of:=[fünfminütig.B84]" office:value-type="string" office:string-value="zehn vor sieben" calcext:value-type="string">
            <text:p>zehn vor sieben</text:p>
          </table:table-cell>
        </table:table-row>
        <table:table-row table:style-name="ro1">
          <table:table-cell table:formula="of:=[fünfminütig.A85]" office:value-type="time" office:time-value="PT06H55M00S" calcext:value-type="time">
            <text:p>06:55</text:p>
          </table:table-cell>
          <table:table-cell table:formula="of:=[fünfminütig.B85]" office:value-type="string" office:string-value="fünf vor sieben" calcext:value-type="string">
            <text:p>fünf vor sieben</text:p>
          </table:table-cell>
        </table:table-row>
        <table:table-row table:style-name="ro1">
          <table:table-cell table:formula="of:=[fünfminütig.A86]" office:value-type="time" office:time-value="PT07H00M00S" calcext:value-type="time">
            <text:p>07:00</text:p>
          </table:table-cell>
          <table:table-cell table:formula="of:=[fünfminütig.B86]" office:value-type="string" office:string-value="sieben" calcext:value-type="string">
            <text:p>sieben</text:p>
          </table:table-cell>
        </table:table-row>
        <table:table-row table:style-name="ro1">
          <table:table-cell table:formula="of:=[fünfminütig.A87]" office:value-type="time" office:time-value="PT07H05M00S" calcext:value-type="time">
            <text:p>07:05</text:p>
          </table:table-cell>
          <table:table-cell table:formula="of:=[fünfminütig.B87]" office:value-type="string" office:string-value="fünf nach sieben" calcext:value-type="string">
            <text:p>fünf nach sieben</text:p>
          </table:table-cell>
        </table:table-row>
        <table:table-row table:style-name="ro1">
          <table:table-cell table:formula="of:=[fünfminütig.A88]" office:value-type="time" office:time-value="PT07H10M00S" calcext:value-type="time">
            <text:p>07:10</text:p>
          </table:table-cell>
          <table:table-cell table:formula="of:=[fünfminütig.B88]" office:value-type="string" office:string-value="zehn nach sieben" calcext:value-type="string">
            <text:p>zehn nach sieben</text:p>
          </table:table-cell>
        </table:table-row>
        <table:table-row table:style-name="ro1">
          <table:table-cell table:formula="of:=[fünfminütig.A89]" office:value-type="time" office:time-value="PT07H15M00S" calcext:value-type="time">
            <text:p>07:15</text:p>
          </table:table-cell>
          <table:table-cell table:formula="of:=[fünfminütig.B89]" office:value-type="string" office:string-value="fünfzehn nach sieben" calcext:value-type="string">
            <text:p>fünfzehn nach sieben</text:p>
          </table:table-cell>
        </table:table-row>
        <table:table-row table:style-name="ro1">
          <table:table-cell table:formula="of:=[fünfminütig.A90]" office:value-type="time" office:time-value="PT07H20M00S" calcext:value-type="time">
            <text:p>07:20</text:p>
          </table:table-cell>
          <table:table-cell table:formula="of:=[fünfminütig.B90]" office:value-type="string" office:string-value="zwanzig nach sieben" calcext:value-type="string">
            <text:p>zwanzig nach sieben</text:p>
          </table:table-cell>
        </table:table-row>
        <table:table-row table:style-name="ro1">
          <table:table-cell table:formula="of:=[fünfminütig.A91]" office:value-type="time" office:time-value="PT07H25M00S" calcext:value-type="time">
            <text:p>07:25</text:p>
          </table:table-cell>
          <table:table-cell table:formula="of:=[fünfminütig.B91]" office:value-type="string" office:string-value="fünfundzwanzig nach sieben" calcext:value-type="string">
            <text:p>fünfundzwanzig nach sieben</text:p>
          </table:table-cell>
        </table:table-row>
        <table:table-row table:style-name="ro1">
          <table:table-cell table:formula="of:=[fünfminütig.A92]" office:value-type="time" office:time-value="PT07H30M00S" calcext:value-type="time">
            <text:p>07:30</text:p>
          </table:table-cell>
          <table:table-cell table:formula="of:=[fünfminütig.B92]" office:value-type="string" office:string-value="halb acht" calcext:value-type="string">
            <text:p>halb acht</text:p>
          </table:table-cell>
        </table:table-row>
        <table:table-row table:style-name="ro1">
          <table:table-cell table:formula="of:=[fünfminütig.A93]" office:value-type="time" office:time-value="PT07H35M00S" calcext:value-type="time">
            <text:p>07:35</text:p>
          </table:table-cell>
          <table:table-cell table:formula="of:=[fünfminütig.B93]" office:value-type="string" office:string-value="fünfundzwanzig vor acht" calcext:value-type="string">
            <text:p>fünfundzwanzig vor acht</text:p>
          </table:table-cell>
        </table:table-row>
        <table:table-row table:style-name="ro1">
          <table:table-cell table:formula="of:=[fünfminütig.A94]" office:value-type="time" office:time-value="PT07H40M00S" calcext:value-type="time">
            <text:p>07:40</text:p>
          </table:table-cell>
          <table:table-cell table:formula="of:=[fünfminütig.B94]" office:value-type="string" office:string-value="zwanzig vor acht" calcext:value-type="string">
            <text:p>zwanzig vor acht</text:p>
          </table:table-cell>
        </table:table-row>
        <table:table-row table:style-name="ro1">
          <table:table-cell table:formula="of:=[fünfminütig.A95]" office:value-type="time" office:time-value="PT07H45M00S" calcext:value-type="time">
            <text:p>07:45</text:p>
          </table:table-cell>
          <table:table-cell table:formula="of:=[fünfminütig.B95]" office:value-type="string" office:string-value="fünfzehn vor acht" calcext:value-type="string">
            <text:p>fünfzehn vor acht</text:p>
          </table:table-cell>
        </table:table-row>
        <table:table-row table:style-name="ro1">
          <table:table-cell table:formula="of:=[fünfminütig.A96]" office:value-type="time" office:time-value="PT07H50M00S" calcext:value-type="time">
            <text:p>07:50</text:p>
          </table:table-cell>
          <table:table-cell table:formula="of:=[fünfminütig.B96]" office:value-type="string" office:string-value="zehn vor acht" calcext:value-type="string">
            <text:p>zehn vor acht</text:p>
          </table:table-cell>
        </table:table-row>
        <table:table-row table:style-name="ro1">
          <table:table-cell table:formula="of:=[fünfminütig.A97]" office:value-type="time" office:time-value="PT07H55M00S" calcext:value-type="time">
            <text:p>07:55</text:p>
          </table:table-cell>
          <table:table-cell table:formula="of:=[fünfminütig.B97]" office:value-type="string" office:string-value="fünf vor acht" calcext:value-type="string">
            <text:p>fünf vor acht</text:p>
          </table:table-cell>
        </table:table-row>
        <table:table-row table:style-name="ro1">
          <table:table-cell table:formula="of:=[fünfminütig.A98]" office:value-type="time" office:time-value="PT08H00M00S" calcext:value-type="time">
            <text:p>08:00</text:p>
          </table:table-cell>
          <table:table-cell table:formula="of:=[fünfminütig.B98]" office:value-type="string" office:string-value="acht" calcext:value-type="string">
            <text:p>acht</text:p>
          </table:table-cell>
        </table:table-row>
        <table:table-row table:style-name="ro1">
          <table:table-cell table:formula="of:=[fünfminütig.A99]" office:value-type="time" office:time-value="PT08H05M00S" calcext:value-type="time">
            <text:p>08:05</text:p>
          </table:table-cell>
          <table:table-cell table:formula="of:=[fünfminütig.B99]" office:value-type="string" office:string-value="fünf nach acht" calcext:value-type="string">
            <text:p>fünf nach acht</text:p>
          </table:table-cell>
        </table:table-row>
        <table:table-row table:style-name="ro1">
          <table:table-cell table:formula="of:=[fünfminütig.A100]" office:value-type="time" office:time-value="PT08H10M00S" calcext:value-type="time">
            <text:p>08:10</text:p>
          </table:table-cell>
          <table:table-cell table:formula="of:=[fünfminütig.B100]" office:value-type="string" office:string-value="zehn nach acht" calcext:value-type="string">
            <text:p>zehn nach acht</text:p>
          </table:table-cell>
        </table:table-row>
        <table:table-row table:style-name="ro1">
          <table:table-cell table:formula="of:=[fünfminütig.A101]" office:value-type="time" office:time-value="PT08H15M00S" calcext:value-type="time">
            <text:p>08:15</text:p>
          </table:table-cell>
          <table:table-cell table:formula="of:=[fünfminütig.B101]" office:value-type="string" office:string-value="fünfzehn nach acht" calcext:value-type="string">
            <text:p>fünfzehn nach acht</text:p>
          </table:table-cell>
        </table:table-row>
        <table:table-row table:style-name="ro1">
          <table:table-cell table:formula="of:=[fünfminütig.A102]" office:value-type="time" office:time-value="PT08H20M00S" calcext:value-type="time">
            <text:p>08:20</text:p>
          </table:table-cell>
          <table:table-cell table:formula="of:=[fünfminütig.B102]" office:value-type="string" office:string-value="zwanzig nach acht" calcext:value-type="string">
            <text:p>zwanzig nach acht</text:p>
          </table:table-cell>
        </table:table-row>
        <table:table-row table:style-name="ro1">
          <table:table-cell table:formula="of:=[fünfminütig.A103]" office:value-type="time" office:time-value="PT08H25M00S" calcext:value-type="time">
            <text:p>08:25</text:p>
          </table:table-cell>
          <table:table-cell table:formula="of:=[fünfminütig.B103]" office:value-type="string" office:string-value="fünfundzwanzig nach acht" calcext:value-type="string">
            <text:p>fünfundzwanzig nach acht</text:p>
          </table:table-cell>
        </table:table-row>
        <table:table-row table:style-name="ro1">
          <table:table-cell table:formula="of:=[fünfminütig.A104]" office:value-type="time" office:time-value="PT08H30M00S" calcext:value-type="time">
            <text:p>08:30</text:p>
          </table:table-cell>
          <table:table-cell table:formula="of:=[fünfminütig.B104]" office:value-type="string" office:string-value="halb neun" calcext:value-type="string">
            <text:p>halb neun</text:p>
          </table:table-cell>
        </table:table-row>
        <table:table-row table:style-name="ro1">
          <table:table-cell table:formula="of:=[fünfminütig.A105]" office:value-type="time" office:time-value="PT08H35M00S" calcext:value-type="time">
            <text:p>08:35</text:p>
          </table:table-cell>
          <table:table-cell table:formula="of:=[fünfminütig.B105]" office:value-type="string" office:string-value="fünfundzwanzig vor neun" calcext:value-type="string">
            <text:p>fünfundzwanzig vor neun</text:p>
          </table:table-cell>
        </table:table-row>
        <table:table-row table:style-name="ro1">
          <table:table-cell table:formula="of:=[fünfminütig.A106]" office:value-type="time" office:time-value="PT08H40M00S" calcext:value-type="time">
            <text:p>08:40</text:p>
          </table:table-cell>
          <table:table-cell table:formula="of:=[fünfminütig.B106]" office:value-type="string" office:string-value="zwanzig vor neun" calcext:value-type="string">
            <text:p>zwanzig vor neun</text:p>
          </table:table-cell>
        </table:table-row>
        <table:table-row table:style-name="ro1">
          <table:table-cell table:formula="of:=[fünfminütig.A107]" office:value-type="time" office:time-value="PT08H45M00S" calcext:value-type="time">
            <text:p>08:45</text:p>
          </table:table-cell>
          <table:table-cell table:formula="of:=[fünfminütig.B107]" office:value-type="string" office:string-value="fünfzehn vor neun" calcext:value-type="string">
            <text:p>fünfzehn vor neun</text:p>
          </table:table-cell>
        </table:table-row>
        <table:table-row table:style-name="ro1">
          <table:table-cell table:formula="of:=[fünfminütig.A108]" office:value-type="time" office:time-value="PT08H50M00S" calcext:value-type="time">
            <text:p>08:50</text:p>
          </table:table-cell>
          <table:table-cell table:formula="of:=[fünfminütig.B108]" office:value-type="string" office:string-value="zehn vor neun" calcext:value-type="string">
            <text:p>zehn vor neun</text:p>
          </table:table-cell>
        </table:table-row>
        <table:table-row table:style-name="ro1">
          <table:table-cell table:formula="of:=[fünfminütig.A109]" office:value-type="time" office:time-value="PT08H55M00S" calcext:value-type="time">
            <text:p>08:55</text:p>
          </table:table-cell>
          <table:table-cell table:formula="of:=[fünfminütig.B109]" office:value-type="string" office:string-value="fünf vor neun" calcext:value-type="string">
            <text:p>fünf vor neun</text:p>
          </table:table-cell>
        </table:table-row>
        <table:table-row table:style-name="ro1">
          <table:table-cell table:formula="of:=[fünfminütig.A110]" office:value-type="time" office:time-value="PT09H00M00S" calcext:value-type="time">
            <text:p>09:00</text:p>
          </table:table-cell>
          <table:table-cell table:formula="of:=[fünfminütig.B110]" office:value-type="string" office:string-value="neun" calcext:value-type="string">
            <text:p>neun</text:p>
          </table:table-cell>
        </table:table-row>
        <table:table-row table:style-name="ro1">
          <table:table-cell table:formula="of:=[fünfminütig.A111]" office:value-type="time" office:time-value="PT09H05M00S" calcext:value-type="time">
            <text:p>09:05</text:p>
          </table:table-cell>
          <table:table-cell table:formula="of:=[fünfminütig.B111]" office:value-type="string" office:string-value="fünf nach neun" calcext:value-type="string">
            <text:p>fünf nach neun</text:p>
          </table:table-cell>
        </table:table-row>
        <table:table-row table:style-name="ro1">
          <table:table-cell table:formula="of:=[fünfminütig.A112]" office:value-type="time" office:time-value="PT09H10M00S" calcext:value-type="time">
            <text:p>09:10</text:p>
          </table:table-cell>
          <table:table-cell table:formula="of:=[fünfminütig.B112]" office:value-type="string" office:string-value="zehn nach neun" calcext:value-type="string">
            <text:p>zehn nach neun</text:p>
          </table:table-cell>
        </table:table-row>
        <table:table-row table:style-name="ro1">
          <table:table-cell table:formula="of:=[fünfminütig.A113]" office:value-type="time" office:time-value="PT09H15M00S" calcext:value-type="time">
            <text:p>09:15</text:p>
          </table:table-cell>
          <table:table-cell table:formula="of:=[fünfminütig.B113]" office:value-type="string" office:string-value="fünfzehn nach neun" calcext:value-type="string">
            <text:p>fünfzehn nach neun</text:p>
          </table:table-cell>
        </table:table-row>
        <table:table-row table:style-name="ro1">
          <table:table-cell table:formula="of:=[fünfminütig.A114]" office:value-type="time" office:time-value="PT09H20M00S" calcext:value-type="time">
            <text:p>09:20</text:p>
          </table:table-cell>
          <table:table-cell table:formula="of:=[fünfminütig.B114]" office:value-type="string" office:string-value="zwanzig nach neun" calcext:value-type="string">
            <text:p>zwanzig nach neun</text:p>
          </table:table-cell>
        </table:table-row>
        <table:table-row table:style-name="ro1">
          <table:table-cell table:formula="of:=[fünfminütig.A115]" office:value-type="time" office:time-value="PT09H25M00S" calcext:value-type="time">
            <text:p>09:25</text:p>
          </table:table-cell>
          <table:table-cell table:formula="of:=[fünfminütig.B115]" office:value-type="string" office:string-value="fünfundzwanzig nach neun" calcext:value-type="string">
            <text:p>fünfundzwanzig nach neun</text:p>
          </table:table-cell>
        </table:table-row>
        <table:table-row table:style-name="ro1">
          <table:table-cell table:formula="of:=[fünfminütig.A116]" office:value-type="time" office:time-value="PT09H30M00S" calcext:value-type="time">
            <text:p>09:30</text:p>
          </table:table-cell>
          <table:table-cell table:formula="of:=[fünfminütig.B116]" office:value-type="string" office:string-value="halb zehn" calcext:value-type="string">
            <text:p>halb zehn</text:p>
          </table:table-cell>
        </table:table-row>
        <table:table-row table:style-name="ro1">
          <table:table-cell table:formula="of:=[fünfminütig.A117]" office:value-type="time" office:time-value="PT09H35M00S" calcext:value-type="time">
            <text:p>09:35</text:p>
          </table:table-cell>
          <table:table-cell table:formula="of:=[fünfminütig.B117]" office:value-type="string" office:string-value="fünfundzwanzig vor zehn" calcext:value-type="string">
            <text:p>fünfundzwanzig vor zehn</text:p>
          </table:table-cell>
        </table:table-row>
        <table:table-row table:style-name="ro1">
          <table:table-cell table:formula="of:=[fünfminütig.A118]" office:value-type="time" office:time-value="PT09H40M00S" calcext:value-type="time">
            <text:p>09:40</text:p>
          </table:table-cell>
          <table:table-cell table:formula="of:=[fünfminütig.B118]" office:value-type="string" office:string-value="zwanzig vor zehn" calcext:value-type="string">
            <text:p>zwanzig vor zehn</text:p>
          </table:table-cell>
        </table:table-row>
        <table:table-row table:style-name="ro1">
          <table:table-cell table:formula="of:=[fünfminütig.A119]" office:value-type="time" office:time-value="PT09H45M00S" calcext:value-type="time">
            <text:p>09:45</text:p>
          </table:table-cell>
          <table:table-cell table:formula="of:=[fünfminütig.B119]" office:value-type="string" office:string-value="fünfzehn vor zehn" calcext:value-type="string">
            <text:p>fünfzehn vor zehn</text:p>
          </table:table-cell>
        </table:table-row>
        <table:table-row table:style-name="ro1">
          <table:table-cell table:formula="of:=[fünfminütig.A120]" office:value-type="time" office:time-value="PT09H50M00S" calcext:value-type="time">
            <text:p>09:50</text:p>
          </table:table-cell>
          <table:table-cell table:formula="of:=[fünfminütig.B120]" office:value-type="string" office:string-value="zehn vor zehn" calcext:value-type="string">
            <text:p>zehn vor zehn</text:p>
          </table:table-cell>
        </table:table-row>
        <table:table-row table:style-name="ro1">
          <table:table-cell table:formula="of:=[fünfminütig.A121]" office:value-type="time" office:time-value="PT09H55M00S" calcext:value-type="time">
            <text:p>09:55</text:p>
          </table:table-cell>
          <table:table-cell table:formula="of:=[fünfminütig.B121]" office:value-type="string" office:string-value="fünf vor zehn" calcext:value-type="string">
            <text:p>fünf vor zehn</text:p>
          </table:table-cell>
        </table:table-row>
        <table:table-row table:style-name="ro1">
          <table:table-cell table:formula="of:=[fünfminütig.A122]" office:value-type="time" office:time-value="PT10H00M00S" calcext:value-type="time">
            <text:p>10:00</text:p>
          </table:table-cell>
          <table:table-cell table:formula="of:=[fünfminütig.B122]" office:value-type="string" office:string-value="zehn" calcext:value-type="string">
            <text:p>zehn</text:p>
          </table:table-cell>
        </table:table-row>
        <table:table-row table:style-name="ro1">
          <table:table-cell table:formula="of:=[fünfminütig.A123]" office:value-type="time" office:time-value="PT10H05M00S" calcext:value-type="time">
            <text:p>10:05</text:p>
          </table:table-cell>
          <table:table-cell table:formula="of:=[fünfminütig.B123]" office:value-type="string" office:string-value="fünf nach zehn" calcext:value-type="string">
            <text:p>fünf nach zehn</text:p>
          </table:table-cell>
        </table:table-row>
        <table:table-row table:style-name="ro1">
          <table:table-cell table:formula="of:=[fünfminütig.A124]" office:value-type="time" office:time-value="PT10H10M00S" calcext:value-type="time">
            <text:p>10:10</text:p>
          </table:table-cell>
          <table:table-cell table:formula="of:=[fünfminütig.B124]" office:value-type="string" office:string-value="zehn nach zehn" calcext:value-type="string">
            <text:p>zehn nach zehn</text:p>
          </table:table-cell>
        </table:table-row>
        <table:table-row table:style-name="ro1">
          <table:table-cell table:formula="of:=[fünfminütig.A125]" office:value-type="time" office:time-value="PT10H15M00S" calcext:value-type="time">
            <text:p>10:15</text:p>
          </table:table-cell>
          <table:table-cell table:formula="of:=[fünfminütig.B125]" office:value-type="string" office:string-value="fünfzehn nach zehn" calcext:value-type="string">
            <text:p>fünfzehn nach zehn</text:p>
          </table:table-cell>
        </table:table-row>
        <table:table-row table:style-name="ro1">
          <table:table-cell table:formula="of:=[fünfminütig.A126]" office:value-type="time" office:time-value="PT10H20M00S" calcext:value-type="time">
            <text:p>10:20</text:p>
          </table:table-cell>
          <table:table-cell table:formula="of:=[fünfminütig.B126]" office:value-type="string" office:string-value="zwanzig nach zehn" calcext:value-type="string">
            <text:p>zwanzig nach zehn</text:p>
          </table:table-cell>
        </table:table-row>
        <table:table-row table:style-name="ro1">
          <table:table-cell table:formula="of:=[fünfminütig.A127]" office:value-type="time" office:time-value="PT10H25M00S" calcext:value-type="time">
            <text:p>10:25</text:p>
          </table:table-cell>
          <table:table-cell table:formula="of:=[fünfminütig.B127]" office:value-type="string" office:string-value="fünfundzwanzig nach zehn" calcext:value-type="string">
            <text:p>fünfundzwanzig nach zehn</text:p>
          </table:table-cell>
        </table:table-row>
        <table:table-row table:style-name="ro1">
          <table:table-cell table:formula="of:=[fünfminütig.A128]" office:value-type="time" office:time-value="PT10H30M00S" calcext:value-type="time">
            <text:p>10:30</text:p>
          </table:table-cell>
          <table:table-cell table:formula="of:=[fünfminütig.B128]" office:value-type="string" office:string-value="halb elf" calcext:value-type="string">
            <text:p>halb elf</text:p>
          </table:table-cell>
        </table:table-row>
        <table:table-row table:style-name="ro1">
          <table:table-cell table:formula="of:=[fünfminütig.A129]" office:value-type="time" office:time-value="PT10H35M00S" calcext:value-type="time">
            <text:p>10:35</text:p>
          </table:table-cell>
          <table:table-cell table:formula="of:=[fünfminütig.B129]" office:value-type="string" office:string-value="fünfundzwanzig vor elf" calcext:value-type="string">
            <text:p>fünfundzwanzig vor elf</text:p>
          </table:table-cell>
        </table:table-row>
        <table:table-row table:style-name="ro1">
          <table:table-cell table:formula="of:=[fünfminütig.A130]" office:value-type="time" office:time-value="PT10H40M00S" calcext:value-type="time">
            <text:p>10:40</text:p>
          </table:table-cell>
          <table:table-cell table:formula="of:=[fünfminütig.B130]" office:value-type="string" office:string-value="zwanzig vor elf" calcext:value-type="string">
            <text:p>zwanzig vor elf</text:p>
          </table:table-cell>
        </table:table-row>
        <table:table-row table:style-name="ro1">
          <table:table-cell table:formula="of:=[fünfminütig.A131]" office:value-type="time" office:time-value="PT10H45M00S" calcext:value-type="time">
            <text:p>10:45</text:p>
          </table:table-cell>
          <table:table-cell table:formula="of:=[fünfminütig.B131]" office:value-type="string" office:string-value="fünfzehn vor elf" calcext:value-type="string">
            <text:p>fünfzehn vor elf</text:p>
          </table:table-cell>
        </table:table-row>
        <table:table-row table:style-name="ro1">
          <table:table-cell table:formula="of:=[fünfminütig.A132]" office:value-type="time" office:time-value="PT10H50M00S" calcext:value-type="time">
            <text:p>10:50</text:p>
          </table:table-cell>
          <table:table-cell table:formula="of:=[fünfminütig.B132]" office:value-type="string" office:string-value="zehn vor elf" calcext:value-type="string">
            <text:p>zehn vor elf</text:p>
          </table:table-cell>
        </table:table-row>
        <table:table-row table:style-name="ro1">
          <table:table-cell table:formula="of:=[fünfminütig.A133]" office:value-type="time" office:time-value="PT10H55M00S" calcext:value-type="time">
            <text:p>10:55</text:p>
          </table:table-cell>
          <table:table-cell table:formula="of:=[fünfminütig.B133]" office:value-type="string" office:string-value="fünf vor elf" calcext:value-type="string">
            <text:p>fünf vor elf</text:p>
          </table:table-cell>
        </table:table-row>
        <table:table-row table:style-name="ro1">
          <table:table-cell table:formula="of:=[fünfminütig.A134]" office:value-type="time" office:time-value="PT11H00M00S" calcext:value-type="time">
            <text:p>11:00</text:p>
          </table:table-cell>
          <table:table-cell table:formula="of:=[fünfminütig.B134]" office:value-type="string" office:string-value="elf" calcext:value-type="string">
            <text:p>elf</text:p>
          </table:table-cell>
        </table:table-row>
        <table:table-row table:style-name="ro1">
          <table:table-cell table:formula="of:=[fünfminütig.A135]" office:value-type="time" office:time-value="PT11H05M00S" calcext:value-type="time">
            <text:p>11:05</text:p>
          </table:table-cell>
          <table:table-cell table:formula="of:=[fünfminütig.B135]" office:value-type="string" office:string-value="fünf nach elf" calcext:value-type="string">
            <text:p>fünf nach elf</text:p>
          </table:table-cell>
        </table:table-row>
        <table:table-row table:style-name="ro1">
          <table:table-cell table:formula="of:=[fünfminütig.A136]" office:value-type="time" office:time-value="PT11H10M00S" calcext:value-type="time">
            <text:p>11:10</text:p>
          </table:table-cell>
          <table:table-cell table:formula="of:=[fünfminütig.B136]" office:value-type="string" office:string-value="zehn nach elf" calcext:value-type="string">
            <text:p>zehn nach elf</text:p>
          </table:table-cell>
        </table:table-row>
        <table:table-row table:style-name="ro1">
          <table:table-cell table:formula="of:=[fünfminütig.A137]" office:value-type="time" office:time-value="PT11H15M00S" calcext:value-type="time">
            <text:p>11:15</text:p>
          </table:table-cell>
          <table:table-cell table:formula="of:=[fünfminütig.B137]" office:value-type="string" office:string-value="fünfzehn nach elf" calcext:value-type="string">
            <text:p>fünfzehn nach elf</text:p>
          </table:table-cell>
        </table:table-row>
        <table:table-row table:style-name="ro1">
          <table:table-cell table:formula="of:=[fünfminütig.A138]" office:value-type="time" office:time-value="PT11H20M00S" calcext:value-type="time">
            <text:p>11:20</text:p>
          </table:table-cell>
          <table:table-cell table:formula="of:=[fünfminütig.B138]" office:value-type="string" office:string-value="zwanzig nach elf" calcext:value-type="string">
            <text:p>zwanzig nach elf</text:p>
          </table:table-cell>
        </table:table-row>
        <table:table-row table:style-name="ro1">
          <table:table-cell table:formula="of:=[fünfminütig.A139]" office:value-type="time" office:time-value="PT11H25M00S" calcext:value-type="time">
            <text:p>11:25</text:p>
          </table:table-cell>
          <table:table-cell table:formula="of:=[fünfminütig.B139]" office:value-type="string" office:string-value="fünfundzwanzig nach elf" calcext:value-type="string">
            <text:p>fünfundzwanzig nach elf</text:p>
          </table:table-cell>
        </table:table-row>
        <table:table-row table:style-name="ro1">
          <table:table-cell table:formula="of:=[fünfminütig.A140]" office:value-type="time" office:time-value="PT11H30M00S" calcext:value-type="time">
            <text:p>11:30</text:p>
          </table:table-cell>
          <table:table-cell table:formula="of:=[fünfminütig.B140]" office:value-type="string" office:string-value="halb zwölf" calcext:value-type="string">
            <text:p>halb zwölf</text:p>
          </table:table-cell>
        </table:table-row>
        <table:table-row table:style-name="ro1">
          <table:table-cell table:formula="of:=[fünfminütig.A141]" office:value-type="time" office:time-value="PT11H35M00S" calcext:value-type="time">
            <text:p>11:35</text:p>
          </table:table-cell>
          <table:table-cell table:formula="of:=[fünfminütig.B141]" office:value-type="string" office:string-value="fünfundzwanzig vor zwölf" calcext:value-type="string">
            <text:p>fünfundzwanzig vor zwölf</text:p>
          </table:table-cell>
        </table:table-row>
        <table:table-row table:style-name="ro1">
          <table:table-cell table:formula="of:=[fünfminütig.A142]" office:value-type="time" office:time-value="PT11H40M00S" calcext:value-type="time">
            <text:p>11:40</text:p>
          </table:table-cell>
          <table:table-cell table:formula="of:=[fünfminütig.B142]" office:value-type="string" office:string-value="zwanzig vor zwölf" calcext:value-type="string">
            <text:p>zwanzig vor zwölf</text:p>
          </table:table-cell>
        </table:table-row>
        <table:table-row table:style-name="ro1">
          <table:table-cell table:formula="of:=[fünfminütig.A143]" office:value-type="time" office:time-value="PT11H45M00S" calcext:value-type="time">
            <text:p>11:45</text:p>
          </table:table-cell>
          <table:table-cell table:formula="of:=[fünfminütig.B143]" office:value-type="string" office:string-value="fünfzehn vor zwölf" calcext:value-type="string">
            <text:p>fünfzehn vor zwölf</text:p>
          </table:table-cell>
        </table:table-row>
        <table:table-row table:style-name="ro1">
          <table:table-cell table:formula="of:=[fünfminütig.A144]" office:value-type="time" office:time-value="PT11H50M00S" calcext:value-type="time">
            <text:p>11:50</text:p>
          </table:table-cell>
          <table:table-cell table:formula="of:=[fünfminütig.B144]" office:value-type="string" office:string-value="zehn vor zwölf" calcext:value-type="string">
            <text:p>zehn vor zwölf</text:p>
          </table:table-cell>
        </table:table-row>
        <table:table-row table:style-name="ro1">
          <table:table-cell table:formula="of:=[fünfminütig.A145]" office:value-type="time" office:time-value="PT11H55M00S" calcext:value-type="time">
            <text:p>11:55</text:p>
          </table:table-cell>
          <table:table-cell table:formula="of:=[fünfminütig.B145]" office:value-type="string" office:string-value="fünf vor zwölf" calcext:value-type="string">
            <text:p>fünf vor zwölf</text:p>
          </table:table-cell>
        </table:table-row>
        <table:table-row table:style-name="ro1">
          <table:table-cell table:formula="of:=[fünfminütig.A146]" office:value-type="time" office:time-value="PT12H00M00S" calcext:value-type="time">
            <text:p>12:00</text:p>
          </table:table-cell>
          <table:table-cell table:formula="of:=[fünfminütig.B146]" office:value-type="string" office:string-value="zwölf" calcext:value-type="string">
            <text:p>zwölf</text:p>
          </table:table-cell>
        </table:table-row>
        <table:table-row table:style-name="ro1">
          <table:table-cell table:formula="of:=[fünfminütig.A147]" office:value-type="time" office:time-value="PT12H05M00S" calcext:value-type="time">
            <text:p>12:05</text:p>
          </table:table-cell>
          <table:table-cell table:formula="of:=[fünfminütig.B147]" office:value-type="string" office:string-value="fünf nach zwölf" calcext:value-type="string">
            <text:p>fünf nach zwölf</text:p>
          </table:table-cell>
        </table:table-row>
        <table:table-row table:style-name="ro1">
          <table:table-cell table:formula="of:=[fünfminütig.A148]" office:value-type="time" office:time-value="PT12H10M00S" calcext:value-type="time">
            <text:p>12:10</text:p>
          </table:table-cell>
          <table:table-cell table:formula="of:=[fünfminütig.B148]" office:value-type="string" office:string-value="zehn nach zwölf" calcext:value-type="string">
            <text:p>zehn nach zwölf</text:p>
          </table:table-cell>
        </table:table-row>
        <table:table-row table:style-name="ro1">
          <table:table-cell table:formula="of:=[fünfminütig.A149]" office:value-type="time" office:time-value="PT12H15M00S" calcext:value-type="time">
            <text:p>12:15</text:p>
          </table:table-cell>
          <table:table-cell table:formula="of:=[fünfminütig.B149]" office:value-type="string" office:string-value="fünfzehn nach zwölf" calcext:value-type="string">
            <text:p>fünfzehn nach zwölf</text:p>
          </table:table-cell>
        </table:table-row>
        <table:table-row table:style-name="ro1">
          <table:table-cell table:formula="of:=[fünfminütig.A150]" office:value-type="time" office:time-value="PT12H20M00S" calcext:value-type="time">
            <text:p>12:20</text:p>
          </table:table-cell>
          <table:table-cell table:formula="of:=[fünfminütig.B150]" office:value-type="string" office:string-value="zwanzig nach zwölf" calcext:value-type="string">
            <text:p>zwanzig nach zwölf</text:p>
          </table:table-cell>
        </table:table-row>
        <table:table-row table:style-name="ro1">
          <table:table-cell table:formula="of:=[fünfminütig.A151]" office:value-type="time" office:time-value="PT12H25M00S" calcext:value-type="time">
            <text:p>12:25</text:p>
          </table:table-cell>
          <table:table-cell table:formula="of:=[fünfminütig.B151]" office:value-type="string" office:string-value="fünfundzwanzig nach zwölf" calcext:value-type="string">
            <text:p>fünfundzwanzig nach zwölf</text:p>
          </table:table-cell>
        </table:table-row>
        <table:table-row table:style-name="ro1">
          <table:table-cell table:formula="of:=[fünfminütig.A152]" office:value-type="time" office:time-value="PT12H30M00S" calcext:value-type="time">
            <text:p>12:30</text:p>
          </table:table-cell>
          <table:table-cell table:formula="of:=[fünfminütig.B152]" office:value-type="string" office:string-value="halb eins" calcext:value-type="string">
            <text:p>halb eins</text:p>
          </table:table-cell>
        </table:table-row>
        <table:table-row table:style-name="ro1">
          <table:table-cell table:formula="of:=[fünfminütig.A153]" office:value-type="time" office:time-value="PT12H35M00S" calcext:value-type="time">
            <text:p>12:35</text:p>
          </table:table-cell>
          <table:table-cell table:formula="of:=[fünfminütig.B153]" office:value-type="string" office:string-value="fünfundzwanzig vor eins" calcext:value-type="string">
            <text:p>fünfundzwanzig vor eins</text:p>
          </table:table-cell>
        </table:table-row>
        <table:table-row table:style-name="ro1">
          <table:table-cell table:formula="of:=[fünfminütig.A154]" office:value-type="time" office:time-value="PT12H40M00S" calcext:value-type="time">
            <text:p>12:40</text:p>
          </table:table-cell>
          <table:table-cell table:formula="of:=[fünfminütig.B154]" office:value-type="string" office:string-value="zwanzig vor eins" calcext:value-type="string">
            <text:p>zwanzig vor eins</text:p>
          </table:table-cell>
        </table:table-row>
        <table:table-row table:style-name="ro1">
          <table:table-cell table:formula="of:=[fünfminütig.A155]" office:value-type="time" office:time-value="PT12H45M00S" calcext:value-type="time">
            <text:p>12:45</text:p>
          </table:table-cell>
          <table:table-cell table:formula="of:=[fünfminütig.B155]" office:value-type="string" office:string-value="fünfzehn vor eins" calcext:value-type="string">
            <text:p>fünfzehn vor eins</text:p>
          </table:table-cell>
        </table:table-row>
        <table:table-row table:style-name="ro1">
          <table:table-cell table:formula="of:=[fünfminütig.A156]" office:value-type="time" office:time-value="PT12H50M00S" calcext:value-type="time">
            <text:p>12:50</text:p>
          </table:table-cell>
          <table:table-cell table:formula="of:=[fünfminütig.B156]" office:value-type="string" office:string-value="zehn vor eins" calcext:value-type="string">
            <text:p>zehn vor eins</text:p>
          </table:table-cell>
        </table:table-row>
        <table:table-row table:style-name="ro1">
          <table:table-cell table:formula="of:=[fünfminütig.A157]" office:value-type="time" office:time-value="PT12H55M00S" calcext:value-type="time">
            <text:p>12:55</text:p>
          </table:table-cell>
          <table:table-cell table:formula="of:=[fünfminütig.B157]" office:value-type="string" office:string-value="fünf vor eins" calcext:value-type="string">
            <text:p>fünf vor eins</text:p>
          </table:table-cell>
        </table:table-row>
        <table:table-row table:style-name="ro1">
          <table:table-cell table:formula="of:=[fünfminütig.A158]" office:value-type="time" office:time-value="PT13H00M00S" calcext:value-type="time">
            <text:p>13:00</text:p>
          </table:table-cell>
          <table:table-cell table:formula="of:=[fünfminütig.B158]" office:value-type="string" office:string-value="eins" calcext:value-type="string">
            <text:p>eins</text:p>
          </table:table-cell>
        </table:table-row>
        <table:table-row table:style-name="ro1">
          <table:table-cell table:formula="of:=[fünfminütig.A159]" office:value-type="time" office:time-value="PT13H05M00S" calcext:value-type="time">
            <text:p>13:05</text:p>
          </table:table-cell>
          <table:table-cell table:formula="of:=[fünfminütig.B159]" office:value-type="string" office:string-value="fünf nach eins" calcext:value-type="string">
            <text:p>fünf nach eins</text:p>
          </table:table-cell>
        </table:table-row>
        <table:table-row table:style-name="ro1">
          <table:table-cell table:formula="of:=[fünfminütig.A160]" office:value-type="time" office:time-value="PT13H10M00S" calcext:value-type="time">
            <text:p>13:10</text:p>
          </table:table-cell>
          <table:table-cell table:formula="of:=[fünfminütig.B160]" office:value-type="string" office:string-value="zehn nach eins" calcext:value-type="string">
            <text:p>zehn nach eins</text:p>
          </table:table-cell>
        </table:table-row>
        <table:table-row table:style-name="ro1">
          <table:table-cell table:formula="of:=[fünfminütig.A161]" office:value-type="time" office:time-value="PT13H15M00S" calcext:value-type="time">
            <text:p>13:15</text:p>
          </table:table-cell>
          <table:table-cell table:formula="of:=[fünfminütig.B161]" office:value-type="string" office:string-value="fünfzehn nach eins" calcext:value-type="string">
            <text:p>fünfzehn nach eins</text:p>
          </table:table-cell>
        </table:table-row>
        <table:table-row table:style-name="ro1">
          <table:table-cell table:formula="of:=[fünfminütig.A162]" office:value-type="time" office:time-value="PT13H20M00S" calcext:value-type="time">
            <text:p>13:20</text:p>
          </table:table-cell>
          <table:table-cell table:formula="of:=[fünfminütig.B162]" office:value-type="string" office:string-value="zwanzig nach eins" calcext:value-type="string">
            <text:p>zwanzig nach eins</text:p>
          </table:table-cell>
        </table:table-row>
        <table:table-row table:style-name="ro1">
          <table:table-cell table:formula="of:=[fünfminütig.A163]" office:value-type="time" office:time-value="PT13H25M00S" calcext:value-type="time">
            <text:p>13:25</text:p>
          </table:table-cell>
          <table:table-cell table:formula="of:=[fünfminütig.B163]" office:value-type="string" office:string-value="fünfundzwanzig nach eins" calcext:value-type="string">
            <text:p>fünfundzwanzig nach eins</text:p>
          </table:table-cell>
        </table:table-row>
        <table:table-row table:style-name="ro1">
          <table:table-cell table:formula="of:=[fünfminütig.A164]" office:value-type="time" office:time-value="PT13H30M00S" calcext:value-type="time">
            <text:p>13:30</text:p>
          </table:table-cell>
          <table:table-cell table:formula="of:=[fünfminütig.B164]" office:value-type="string" office:string-value="halb zwei" calcext:value-type="string">
            <text:p>halb zwei</text:p>
          </table:table-cell>
        </table:table-row>
        <table:table-row table:style-name="ro1">
          <table:table-cell table:formula="of:=[fünfminütig.A165]" office:value-type="time" office:time-value="PT13H35M00S" calcext:value-type="time">
            <text:p>13:35</text:p>
          </table:table-cell>
          <table:table-cell table:formula="of:=[fünfminütig.B165]" office:value-type="string" office:string-value="fünfundzwanzig vor zwei" calcext:value-type="string">
            <text:p>fünfundzwanzig vor zwei</text:p>
          </table:table-cell>
        </table:table-row>
        <table:table-row table:style-name="ro1">
          <table:table-cell table:formula="of:=[fünfminütig.A166]" office:value-type="time" office:time-value="PT13H40M00S" calcext:value-type="time">
            <text:p>13:40</text:p>
          </table:table-cell>
          <table:table-cell table:formula="of:=[fünfminütig.B166]" office:value-type="string" office:string-value="zwanzig vor zwei" calcext:value-type="string">
            <text:p>zwanzig vor zwei</text:p>
          </table:table-cell>
        </table:table-row>
        <table:table-row table:style-name="ro1">
          <table:table-cell table:formula="of:=[fünfminütig.A167]" office:value-type="time" office:time-value="PT13H45M00S" calcext:value-type="time">
            <text:p>13:45</text:p>
          </table:table-cell>
          <table:table-cell table:formula="of:=[fünfminütig.B167]" office:value-type="string" office:string-value="fünfzehn vor zwei" calcext:value-type="string">
            <text:p>fünfzehn vor zwei</text:p>
          </table:table-cell>
        </table:table-row>
        <table:table-row table:style-name="ro1">
          <table:table-cell table:formula="of:=[fünfminütig.A168]" office:value-type="time" office:time-value="PT13H50M00S" calcext:value-type="time">
            <text:p>13:50</text:p>
          </table:table-cell>
          <table:table-cell table:formula="of:=[fünfminütig.B168]" office:value-type="string" office:string-value="zehn vor zwei" calcext:value-type="string">
            <text:p>zehn vor zwei</text:p>
          </table:table-cell>
        </table:table-row>
        <table:table-row table:style-name="ro1">
          <table:table-cell table:formula="of:=[fünfminütig.A169]" office:value-type="time" office:time-value="PT13H55M00S" calcext:value-type="time">
            <text:p>13:55</text:p>
          </table:table-cell>
          <table:table-cell table:formula="of:=[fünfminütig.B169]" office:value-type="string" office:string-value="fünf vor zwei" calcext:value-type="string">
            <text:p>fünf vor zwei</text:p>
          </table:table-cell>
        </table:table-row>
        <table:table-row table:style-name="ro1">
          <table:table-cell table:formula="of:=[fünfminütig.A170]" office:value-type="time" office:time-value="PT14H00M00S" calcext:value-type="time">
            <text:p>14:00</text:p>
          </table:table-cell>
          <table:table-cell table:formula="of:=[fünfminütig.B170]" office:value-type="string" office:string-value="zwei" calcext:value-type="string">
            <text:p>zwei</text:p>
          </table:table-cell>
        </table:table-row>
        <table:table-row table:style-name="ro1">
          <table:table-cell table:formula="of:=[fünfminütig.A171]" office:value-type="time" office:time-value="PT14H05M00S" calcext:value-type="time">
            <text:p>14:05</text:p>
          </table:table-cell>
          <table:table-cell table:formula="of:=[fünfminütig.B171]" office:value-type="string" office:string-value="fünf nach zwei" calcext:value-type="string">
            <text:p>fünf nach zwei</text:p>
          </table:table-cell>
        </table:table-row>
        <table:table-row table:style-name="ro1">
          <table:table-cell table:formula="of:=[fünfminütig.A172]" office:value-type="time" office:time-value="PT14H10M00S" calcext:value-type="time">
            <text:p>14:10</text:p>
          </table:table-cell>
          <table:table-cell table:formula="of:=[fünfminütig.B172]" office:value-type="string" office:string-value="zehn nach zwei" calcext:value-type="string">
            <text:p>zehn nach zwei</text:p>
          </table:table-cell>
        </table:table-row>
        <table:table-row table:style-name="ro1">
          <table:table-cell table:formula="of:=[fünfminütig.A173]" office:value-type="time" office:time-value="PT14H15M00S" calcext:value-type="time">
            <text:p>14:15</text:p>
          </table:table-cell>
          <table:table-cell table:formula="of:=[fünfminütig.B173]" office:value-type="string" office:string-value="fünfzehn nach zwei" calcext:value-type="string">
            <text:p>fünfzehn nach zwei</text:p>
          </table:table-cell>
        </table:table-row>
        <table:table-row table:style-name="ro1">
          <table:table-cell table:formula="of:=[fünfminütig.A174]" office:value-type="time" office:time-value="PT14H20M00S" calcext:value-type="time">
            <text:p>14:20</text:p>
          </table:table-cell>
          <table:table-cell table:formula="of:=[fünfminütig.B174]" office:value-type="string" office:string-value="zwanzig nach zwei" calcext:value-type="string">
            <text:p>zwanzig nach zwei</text:p>
          </table:table-cell>
        </table:table-row>
        <table:table-row table:style-name="ro1">
          <table:table-cell table:formula="of:=[fünfminütig.A175]" office:value-type="time" office:time-value="PT14H25M00S" calcext:value-type="time">
            <text:p>14:25</text:p>
          </table:table-cell>
          <table:table-cell table:formula="of:=[fünfminütig.B175]" office:value-type="string" office:string-value="fünfundzwanzig nach zwei" calcext:value-type="string">
            <text:p>fünfundzwanzig nach zwei</text:p>
          </table:table-cell>
        </table:table-row>
        <table:table-row table:style-name="ro1">
          <table:table-cell table:formula="of:=[fünfminütig.A176]" office:value-type="time" office:time-value="PT14H30M00S" calcext:value-type="time">
            <text:p>14:30</text:p>
          </table:table-cell>
          <table:table-cell table:formula="of:=[fünfminütig.B176]" office:value-type="string" office:string-value="halb drei" calcext:value-type="string">
            <text:p>halb drei</text:p>
          </table:table-cell>
        </table:table-row>
        <table:table-row table:style-name="ro1">
          <table:table-cell table:formula="of:=[fünfminütig.A177]" office:value-type="time" office:time-value="PT14H35M00S" calcext:value-type="time">
            <text:p>14:35</text:p>
          </table:table-cell>
          <table:table-cell table:formula="of:=[fünfminütig.B177]" office:value-type="string" office:string-value="fünfundzwanzig vor drei" calcext:value-type="string">
            <text:p>fünfundzwanzig vor drei</text:p>
          </table:table-cell>
        </table:table-row>
        <table:table-row table:style-name="ro1">
          <table:table-cell table:formula="of:=[fünfminütig.A178]" office:value-type="time" office:time-value="PT14H40M00S" calcext:value-type="time">
            <text:p>14:40</text:p>
          </table:table-cell>
          <table:table-cell table:formula="of:=[fünfminütig.B178]" office:value-type="string" office:string-value="zwanzig vor drei" calcext:value-type="string">
            <text:p>zwanzig vor drei</text:p>
          </table:table-cell>
        </table:table-row>
        <table:table-row table:style-name="ro1">
          <table:table-cell table:formula="of:=[fünfminütig.A179]" office:value-type="time" office:time-value="PT14H45M00S" calcext:value-type="time">
            <text:p>14:45</text:p>
          </table:table-cell>
          <table:table-cell table:formula="of:=[fünfminütig.B179]" office:value-type="string" office:string-value="fünfzehn vor drei" calcext:value-type="string">
            <text:p>fünfzehn vor drei</text:p>
          </table:table-cell>
        </table:table-row>
        <table:table-row table:style-name="ro1">
          <table:table-cell table:formula="of:=[fünfminütig.A180]" office:value-type="time" office:time-value="PT14H50M00S" calcext:value-type="time">
            <text:p>14:50</text:p>
          </table:table-cell>
          <table:table-cell table:formula="of:=[fünfminütig.B180]" office:value-type="string" office:string-value="zehn vor drei" calcext:value-type="string">
            <text:p>zehn vor drei</text:p>
          </table:table-cell>
        </table:table-row>
        <table:table-row table:style-name="ro1">
          <table:table-cell table:formula="of:=[fünfminütig.A181]" office:value-type="time" office:time-value="PT14H55M00S" calcext:value-type="time">
            <text:p>14:55</text:p>
          </table:table-cell>
          <table:table-cell table:formula="of:=[fünfminütig.B181]" office:value-type="string" office:string-value="fünf vor drei" calcext:value-type="string">
            <text:p>fünf vor drei</text:p>
          </table:table-cell>
        </table:table-row>
        <table:table-row table:style-name="ro1">
          <table:table-cell table:formula="of:=[fünfminütig.A182]" office:value-type="time" office:time-value="PT15H00M00S" calcext:value-type="time">
            <text:p>15:00</text:p>
          </table:table-cell>
          <table:table-cell table:formula="of:=[fünfminütig.B182]" office:value-type="string" office:string-value="drei" calcext:value-type="string">
            <text:p>drei</text:p>
          </table:table-cell>
        </table:table-row>
        <table:table-row table:style-name="ro1">
          <table:table-cell table:formula="of:=[fünfminütig.A183]" office:value-type="time" office:time-value="PT15H05M00S" calcext:value-type="time">
            <text:p>15:05</text:p>
          </table:table-cell>
          <table:table-cell table:formula="of:=[fünfminütig.B183]" office:value-type="string" office:string-value="fünf nach drei" calcext:value-type="string">
            <text:p>fünf nach drei</text:p>
          </table:table-cell>
        </table:table-row>
        <table:table-row table:style-name="ro1">
          <table:table-cell table:formula="of:=[fünfminütig.A184]" office:value-type="time" office:time-value="PT15H10M00S" calcext:value-type="time">
            <text:p>15:10</text:p>
          </table:table-cell>
          <table:table-cell table:formula="of:=[fünfminütig.B184]" office:value-type="string" office:string-value="zehn nach drei" calcext:value-type="string">
            <text:p>zehn nach drei</text:p>
          </table:table-cell>
        </table:table-row>
        <table:table-row table:style-name="ro1">
          <table:table-cell table:formula="of:=[fünfminütig.A185]" office:value-type="time" office:time-value="PT15H15M00S" calcext:value-type="time">
            <text:p>15:15</text:p>
          </table:table-cell>
          <table:table-cell table:formula="of:=[fünfminütig.B185]" office:value-type="string" office:string-value="fünfzehn nach drei" calcext:value-type="string">
            <text:p>fünfzehn nach drei</text:p>
          </table:table-cell>
        </table:table-row>
        <table:table-row table:style-name="ro1">
          <table:table-cell table:formula="of:=[fünfminütig.A186]" office:value-type="time" office:time-value="PT15H20M00S" calcext:value-type="time">
            <text:p>15:20</text:p>
          </table:table-cell>
          <table:table-cell table:formula="of:=[fünfminütig.B186]" office:value-type="string" office:string-value="zwanzig nach drei" calcext:value-type="string">
            <text:p>zwanzig nach drei</text:p>
          </table:table-cell>
        </table:table-row>
        <table:table-row table:style-name="ro1">
          <table:table-cell table:formula="of:=[fünfminütig.A187]" office:value-type="time" office:time-value="PT15H25M00S" calcext:value-type="time">
            <text:p>15:25</text:p>
          </table:table-cell>
          <table:table-cell table:formula="of:=[fünfminütig.B187]" office:value-type="string" office:string-value="fünfundzwanzig nach drei" calcext:value-type="string">
            <text:p>fünfundzwanzig nach drei</text:p>
          </table:table-cell>
        </table:table-row>
        <table:table-row table:style-name="ro1">
          <table:table-cell table:formula="of:=[fünfminütig.A188]" office:value-type="time" office:time-value="PT15H30M00S" calcext:value-type="time">
            <text:p>15:30</text:p>
          </table:table-cell>
          <table:table-cell table:formula="of:=[fünfminütig.B188]" office:value-type="string" office:string-value="halb vier" calcext:value-type="string">
            <text:p>halb vier</text:p>
          </table:table-cell>
        </table:table-row>
        <table:table-row table:style-name="ro1">
          <table:table-cell table:formula="of:=[fünfminütig.A189]" office:value-type="time" office:time-value="PT15H35M00S" calcext:value-type="time">
            <text:p>15:35</text:p>
          </table:table-cell>
          <table:table-cell table:formula="of:=[fünfminütig.B189]" office:value-type="string" office:string-value="fünfundzwanzig vor vier" calcext:value-type="string">
            <text:p>fünfundzwanzig vor vier</text:p>
          </table:table-cell>
        </table:table-row>
        <table:table-row table:style-name="ro1">
          <table:table-cell table:formula="of:=[fünfminütig.A190]" office:value-type="time" office:time-value="PT15H40M00S" calcext:value-type="time">
            <text:p>15:40</text:p>
          </table:table-cell>
          <table:table-cell table:formula="of:=[fünfminütig.B190]" office:value-type="string" office:string-value="zwanzig vor vier" calcext:value-type="string">
            <text:p>zwanzig vor vier</text:p>
          </table:table-cell>
        </table:table-row>
        <table:table-row table:style-name="ro1">
          <table:table-cell table:formula="of:=[fünfminütig.A191]" office:value-type="time" office:time-value="PT15H45M00S" calcext:value-type="time">
            <text:p>15:45</text:p>
          </table:table-cell>
          <table:table-cell table:formula="of:=[fünfminütig.B191]" office:value-type="string" office:string-value="fünfzehn vor vier" calcext:value-type="string">
            <text:p>fünfzehn vor vier</text:p>
          </table:table-cell>
        </table:table-row>
        <table:table-row table:style-name="ro1">
          <table:table-cell table:formula="of:=[fünfminütig.A192]" office:value-type="time" office:time-value="PT15H50M00S" calcext:value-type="time">
            <text:p>15:50</text:p>
          </table:table-cell>
          <table:table-cell table:formula="of:=[fünfminütig.B192]" office:value-type="string" office:string-value="zehn vor vier" calcext:value-type="string">
            <text:p>zehn vor vier</text:p>
          </table:table-cell>
        </table:table-row>
        <table:table-row table:style-name="ro1">
          <table:table-cell table:formula="of:=[fünfminütig.A193]" office:value-type="time" office:time-value="PT15H55M00S" calcext:value-type="time">
            <text:p>15:55</text:p>
          </table:table-cell>
          <table:table-cell table:formula="of:=[fünfminütig.B193]" office:value-type="string" office:string-value="fünf vor vier" calcext:value-type="string">
            <text:p>fünf vor vier</text:p>
          </table:table-cell>
        </table:table-row>
        <table:table-row table:style-name="ro1">
          <table:table-cell table:formula="of:=[fünfminütig.A194]" office:value-type="time" office:time-value="PT16H00M00S" calcext:value-type="time">
            <text:p>16:00</text:p>
          </table:table-cell>
          <table:table-cell table:formula="of:=[fünfminütig.B194]" office:value-type="string" office:string-value="vier" calcext:value-type="string">
            <text:p>vier</text:p>
          </table:table-cell>
        </table:table-row>
        <table:table-row table:style-name="ro1">
          <table:table-cell table:formula="of:=[fünfminütig.A195]" office:value-type="time" office:time-value="PT16H05M00S" calcext:value-type="time">
            <text:p>16:05</text:p>
          </table:table-cell>
          <table:table-cell table:formula="of:=[fünfminütig.B195]" office:value-type="string" office:string-value="fünf nach vier" calcext:value-type="string">
            <text:p>fünf nach vier</text:p>
          </table:table-cell>
        </table:table-row>
        <table:table-row table:style-name="ro1">
          <table:table-cell table:formula="of:=[fünfminütig.A196]" office:value-type="time" office:time-value="PT16H10M00S" calcext:value-type="time">
            <text:p>16:10</text:p>
          </table:table-cell>
          <table:table-cell table:formula="of:=[fünfminütig.B196]" office:value-type="string" office:string-value="zehn nach vier" calcext:value-type="string">
            <text:p>zehn nach vier</text:p>
          </table:table-cell>
        </table:table-row>
        <table:table-row table:style-name="ro1">
          <table:table-cell table:formula="of:=[fünfminütig.A197]" office:value-type="time" office:time-value="PT16H15M00S" calcext:value-type="time">
            <text:p>16:15</text:p>
          </table:table-cell>
          <table:table-cell table:formula="of:=[fünfminütig.B197]" office:value-type="string" office:string-value="fünfzehn nach vier" calcext:value-type="string">
            <text:p>fünfzehn nach vier</text:p>
          </table:table-cell>
        </table:table-row>
        <table:table-row table:style-name="ro1">
          <table:table-cell table:formula="of:=[fünfminütig.A198]" office:value-type="time" office:time-value="PT16H20M00S" calcext:value-type="time">
            <text:p>16:20</text:p>
          </table:table-cell>
          <table:table-cell table:formula="of:=[fünfminütig.B198]" office:value-type="string" office:string-value="zwanzig nach vier" calcext:value-type="string">
            <text:p>zwanzig nach vier</text:p>
          </table:table-cell>
        </table:table-row>
        <table:table-row table:style-name="ro1">
          <table:table-cell table:formula="of:=[fünfminütig.A199]" office:value-type="time" office:time-value="PT16H25M00S" calcext:value-type="time">
            <text:p>16:25</text:p>
          </table:table-cell>
          <table:table-cell table:formula="of:=[fünfminütig.B199]" office:value-type="string" office:string-value="fünfundzwanzig nach vier" calcext:value-type="string">
            <text:p>fünfundzwanzig nach vier</text:p>
          </table:table-cell>
        </table:table-row>
        <table:table-row table:style-name="ro1">
          <table:table-cell table:formula="of:=[fünfminütig.A200]" office:value-type="time" office:time-value="PT16H30M00S" calcext:value-type="time">
            <text:p>16:30</text:p>
          </table:table-cell>
          <table:table-cell table:formula="of:=[fünfminütig.B200]" office:value-type="string" office:string-value="halb fünf" calcext:value-type="string">
            <text:p>halb fünf</text:p>
          </table:table-cell>
        </table:table-row>
        <table:table-row table:style-name="ro1">
          <table:table-cell table:formula="of:=[fünfminütig.A201]" office:value-type="time" office:time-value="PT16H35M00S" calcext:value-type="time">
            <text:p>16:35</text:p>
          </table:table-cell>
          <table:table-cell table:formula="of:=[fünfminütig.B201]" office:value-type="string" office:string-value="fünfundzwanzig vor fünf" calcext:value-type="string">
            <text:p>fünfundzwanzig vor fünf</text:p>
          </table:table-cell>
        </table:table-row>
        <table:table-row table:style-name="ro1">
          <table:table-cell table:formula="of:=[fünfminütig.A202]" office:value-type="time" office:time-value="PT16H40M00S" calcext:value-type="time">
            <text:p>16:40</text:p>
          </table:table-cell>
          <table:table-cell table:formula="of:=[fünfminütig.B202]" office:value-type="string" office:string-value="zwanzig vor fünf" calcext:value-type="string">
            <text:p>zwanzig vor fünf</text:p>
          </table:table-cell>
        </table:table-row>
        <table:table-row table:style-name="ro1">
          <table:table-cell table:formula="of:=[fünfminütig.A203]" office:value-type="time" office:time-value="PT16H45M00S" calcext:value-type="time">
            <text:p>16:45</text:p>
          </table:table-cell>
          <table:table-cell table:formula="of:=[fünfminütig.B203]" office:value-type="string" office:string-value="fünfzehn vor fünf" calcext:value-type="string">
            <text:p>fünfzehn vor fünf</text:p>
          </table:table-cell>
        </table:table-row>
        <table:table-row table:style-name="ro1">
          <table:table-cell table:formula="of:=[fünfminütig.A204]" office:value-type="time" office:time-value="PT16H50M00S" calcext:value-type="time">
            <text:p>16:50</text:p>
          </table:table-cell>
          <table:table-cell table:formula="of:=[fünfminütig.B204]" office:value-type="string" office:string-value="zehn vor fünf" calcext:value-type="string">
            <text:p>zehn vor fünf</text:p>
          </table:table-cell>
        </table:table-row>
        <table:table-row table:style-name="ro1">
          <table:table-cell table:formula="of:=[fünfminütig.A205]" office:value-type="time" office:time-value="PT16H55M00S" calcext:value-type="time">
            <text:p>16:55</text:p>
          </table:table-cell>
          <table:table-cell table:formula="of:=[fünfminütig.B205]" office:value-type="string" office:string-value="fünf vor fünf" calcext:value-type="string">
            <text:p>fünf vor fünf</text:p>
          </table:table-cell>
        </table:table-row>
        <table:table-row table:style-name="ro1">
          <table:table-cell table:formula="of:=[fünfminütig.A206]" office:value-type="time" office:time-value="PT17H00M00S" calcext:value-type="time">
            <text:p>17:00</text:p>
          </table:table-cell>
          <table:table-cell table:formula="of:=[fünfminütig.B206]" office:value-type="string" office:string-value="fünf" calcext:value-type="string">
            <text:p>fünf</text:p>
          </table:table-cell>
        </table:table-row>
        <table:table-row table:style-name="ro1">
          <table:table-cell table:formula="of:=[fünfminütig.A207]" office:value-type="time" office:time-value="PT17H05M00S" calcext:value-type="time">
            <text:p>17:05</text:p>
          </table:table-cell>
          <table:table-cell table:formula="of:=[fünfminütig.B207]" office:value-type="string" office:string-value="fünf nach fünf" calcext:value-type="string">
            <text:p>fünf nach fünf</text:p>
          </table:table-cell>
        </table:table-row>
        <table:table-row table:style-name="ro1">
          <table:table-cell table:formula="of:=[fünfminütig.A208]" office:value-type="time" office:time-value="PT17H10M00S" calcext:value-type="time">
            <text:p>17:10</text:p>
          </table:table-cell>
          <table:table-cell table:formula="of:=[fünfminütig.B208]" office:value-type="string" office:string-value="zehn nach fünf" calcext:value-type="string">
            <text:p>zehn nach fünf</text:p>
          </table:table-cell>
        </table:table-row>
        <table:table-row table:style-name="ro1">
          <table:table-cell table:formula="of:=[fünfminütig.A209]" office:value-type="time" office:time-value="PT17H15M00S" calcext:value-type="time">
            <text:p>17:15</text:p>
          </table:table-cell>
          <table:table-cell table:formula="of:=[fünfminütig.B209]" office:value-type="string" office:string-value="fünfzehn nach fünf" calcext:value-type="string">
            <text:p>fünfzehn nach fünf</text:p>
          </table:table-cell>
        </table:table-row>
        <table:table-row table:style-name="ro1">
          <table:table-cell table:formula="of:=[fünfminütig.A210]" office:value-type="time" office:time-value="PT17H20M00S" calcext:value-type="time">
            <text:p>17:20</text:p>
          </table:table-cell>
          <table:table-cell table:formula="of:=[fünfminütig.B210]" office:value-type="string" office:string-value="zwanzig nach fünf" calcext:value-type="string">
            <text:p>zwanzig nach fünf</text:p>
          </table:table-cell>
        </table:table-row>
        <table:table-row table:style-name="ro1">
          <table:table-cell table:formula="of:=[fünfminütig.A211]" office:value-type="time" office:time-value="PT17H25M00S" calcext:value-type="time">
            <text:p>17:25</text:p>
          </table:table-cell>
          <table:table-cell table:formula="of:=[fünfminütig.B211]" office:value-type="string" office:string-value="fünfundzwanzig nach fünf" calcext:value-type="string">
            <text:p>fünfundzwanzig nach fünf</text:p>
          </table:table-cell>
        </table:table-row>
        <table:table-row table:style-name="ro1">
          <table:table-cell table:formula="of:=[fünfminütig.A212]" office:value-type="time" office:time-value="PT17H30M00S" calcext:value-type="time">
            <text:p>17:30</text:p>
          </table:table-cell>
          <table:table-cell table:formula="of:=[fünfminütig.B212]" office:value-type="string" office:string-value="halb sechs" calcext:value-type="string">
            <text:p>halb sechs</text:p>
          </table:table-cell>
        </table:table-row>
        <table:table-row table:style-name="ro1">
          <table:table-cell table:formula="of:=[fünfminütig.A213]" office:value-type="time" office:time-value="PT17H35M00S" calcext:value-type="time">
            <text:p>17:35</text:p>
          </table:table-cell>
          <table:table-cell table:formula="of:=[fünfminütig.B213]" office:value-type="string" office:string-value="fünfundzwanzig vor sechs" calcext:value-type="string">
            <text:p>fünfundzwanzig vor sechs</text:p>
          </table:table-cell>
        </table:table-row>
        <table:table-row table:style-name="ro1">
          <table:table-cell table:formula="of:=[fünfminütig.A214]" office:value-type="time" office:time-value="PT17H40M00S" calcext:value-type="time">
            <text:p>17:40</text:p>
          </table:table-cell>
          <table:table-cell table:formula="of:=[fünfminütig.B214]" office:value-type="string" office:string-value="zwanzig vor sechs" calcext:value-type="string">
            <text:p>zwanzig vor sechs</text:p>
          </table:table-cell>
        </table:table-row>
        <table:table-row table:style-name="ro1">
          <table:table-cell table:formula="of:=[fünfminütig.A215]" office:value-type="time" office:time-value="PT17H45M00S" calcext:value-type="time">
            <text:p>17:45</text:p>
          </table:table-cell>
          <table:table-cell table:formula="of:=[fünfminütig.B215]" office:value-type="string" office:string-value="fünfzehn vor sechs" calcext:value-type="string">
            <text:p>fünfzehn vor sechs</text:p>
          </table:table-cell>
        </table:table-row>
        <table:table-row table:style-name="ro1">
          <table:table-cell table:formula="of:=[fünfminütig.A216]" office:value-type="time" office:time-value="PT17H50M00S" calcext:value-type="time">
            <text:p>17:50</text:p>
          </table:table-cell>
          <table:table-cell table:formula="of:=[fünfminütig.B216]" office:value-type="string" office:string-value="zehn vor sechs" calcext:value-type="string">
            <text:p>zehn vor sechs</text:p>
          </table:table-cell>
        </table:table-row>
        <table:table-row table:style-name="ro1">
          <table:table-cell table:formula="of:=[fünfminütig.A217]" office:value-type="time" office:time-value="PT17H55M00S" calcext:value-type="time">
            <text:p>17:55</text:p>
          </table:table-cell>
          <table:table-cell table:formula="of:=[fünfminütig.B217]" office:value-type="string" office:string-value="fünf vor sechs" calcext:value-type="string">
            <text:p>fünf vor sechs</text:p>
          </table:table-cell>
        </table:table-row>
        <table:table-row table:style-name="ro1">
          <table:table-cell table:formula="of:=[fünfminütig.A218]" office:value-type="time" office:time-value="PT18H00M00S" calcext:value-type="time">
            <text:p>18:00</text:p>
          </table:table-cell>
          <table:table-cell table:formula="of:=[fünfminütig.B218]" office:value-type="string" office:string-value="sechs" calcext:value-type="string">
            <text:p>sechs</text:p>
          </table:table-cell>
        </table:table-row>
        <table:table-row table:style-name="ro1">
          <table:table-cell table:formula="of:=[fünfminütig.A219]" office:value-type="time" office:time-value="PT18H05M00S" calcext:value-type="time">
            <text:p>18:05</text:p>
          </table:table-cell>
          <table:table-cell table:formula="of:=[fünfminütig.B219]" office:value-type="string" office:string-value="fünf nach sechs" calcext:value-type="string">
            <text:p>fünf nach sechs</text:p>
          </table:table-cell>
        </table:table-row>
        <table:table-row table:style-name="ro1">
          <table:table-cell table:formula="of:=[fünfminütig.A220]" office:value-type="time" office:time-value="PT18H10M00S" calcext:value-type="time">
            <text:p>18:10</text:p>
          </table:table-cell>
          <table:table-cell table:formula="of:=[fünfminütig.B220]" office:value-type="string" office:string-value="zehn nach sechs" calcext:value-type="string">
            <text:p>zehn nach sechs</text:p>
          </table:table-cell>
        </table:table-row>
        <table:table-row table:style-name="ro1">
          <table:table-cell table:formula="of:=[fünfminütig.A221]" office:value-type="time" office:time-value="PT18H15M00S" calcext:value-type="time">
            <text:p>18:15</text:p>
          </table:table-cell>
          <table:table-cell table:formula="of:=[fünfminütig.B221]" office:value-type="string" office:string-value="fünfzehn nach sechs" calcext:value-type="string">
            <text:p>fünfzehn nach sechs</text:p>
          </table:table-cell>
        </table:table-row>
        <table:table-row table:style-name="ro1">
          <table:table-cell table:formula="of:=[fünfminütig.A222]" office:value-type="time" office:time-value="PT18H20M00S" calcext:value-type="time">
            <text:p>18:20</text:p>
          </table:table-cell>
          <table:table-cell table:formula="of:=[fünfminütig.B222]" office:value-type="string" office:string-value="zwanzig nach sechs" calcext:value-type="string">
            <text:p>zwanzig nach sechs</text:p>
          </table:table-cell>
        </table:table-row>
        <table:table-row table:style-name="ro1">
          <table:table-cell table:formula="of:=[fünfminütig.A223]" office:value-type="time" office:time-value="PT18H25M00S" calcext:value-type="time">
            <text:p>18:25</text:p>
          </table:table-cell>
          <table:table-cell table:formula="of:=[fünfminütig.B223]" office:value-type="string" office:string-value="fünfundzwanzig nach sechs" calcext:value-type="string">
            <text:p>fünfundzwanzig nach sechs</text:p>
          </table:table-cell>
        </table:table-row>
        <table:table-row table:style-name="ro1">
          <table:table-cell table:formula="of:=[fünfminütig.A224]" office:value-type="time" office:time-value="PT18H30M00S" calcext:value-type="time">
            <text:p>18:30</text:p>
          </table:table-cell>
          <table:table-cell table:formula="of:=[fünfminütig.B224]" office:value-type="string" office:string-value="halb sieben" calcext:value-type="string">
            <text:p>halb sieben</text:p>
          </table:table-cell>
        </table:table-row>
        <table:table-row table:style-name="ro1">
          <table:table-cell table:formula="of:=[fünfminütig.A225]" office:value-type="time" office:time-value="PT18H35M00S" calcext:value-type="time">
            <text:p>18:35</text:p>
          </table:table-cell>
          <table:table-cell table:formula="of:=[fünfminütig.B225]" office:value-type="string" office:string-value="fünfundzwanzig vor sieben" calcext:value-type="string">
            <text:p>fünfundzwanzig vor sieben</text:p>
          </table:table-cell>
        </table:table-row>
        <table:table-row table:style-name="ro1">
          <table:table-cell table:formula="of:=[fünfminütig.A226]" office:value-type="time" office:time-value="PT18H40M00S" calcext:value-type="time">
            <text:p>18:40</text:p>
          </table:table-cell>
          <table:table-cell table:formula="of:=[fünfminütig.B226]" office:value-type="string" office:string-value="zwanzig vor sieben" calcext:value-type="string">
            <text:p>zwanzig vor sieben</text:p>
          </table:table-cell>
        </table:table-row>
        <table:table-row table:style-name="ro1">
          <table:table-cell table:formula="of:=[fünfminütig.A227]" office:value-type="time" office:time-value="PT18H45M00S" calcext:value-type="time">
            <text:p>18:45</text:p>
          </table:table-cell>
          <table:table-cell table:formula="of:=[fünfminütig.B227]" office:value-type="string" office:string-value="fünfzehn vor sieben" calcext:value-type="string">
            <text:p>fünfzehn vor sieben</text:p>
          </table:table-cell>
        </table:table-row>
        <table:table-row table:style-name="ro1">
          <table:table-cell table:formula="of:=[fünfminütig.A228]" office:value-type="time" office:time-value="PT18H50M00S" calcext:value-type="time">
            <text:p>18:50</text:p>
          </table:table-cell>
          <table:table-cell table:formula="of:=[fünfminütig.B228]" office:value-type="string" office:string-value="zehn vor sieben" calcext:value-type="string">
            <text:p>zehn vor sieben</text:p>
          </table:table-cell>
        </table:table-row>
        <table:table-row table:style-name="ro1">
          <table:table-cell table:formula="of:=[fünfminütig.A229]" office:value-type="time" office:time-value="PT18H55M00S" calcext:value-type="time">
            <text:p>18:55</text:p>
          </table:table-cell>
          <table:table-cell table:formula="of:=[fünfminütig.B229]" office:value-type="string" office:string-value="fünf vor sieben" calcext:value-type="string">
            <text:p>fünf vor sieben</text:p>
          </table:table-cell>
        </table:table-row>
        <table:table-row table:style-name="ro1">
          <table:table-cell table:formula="of:=[fünfminütig.A230]" office:value-type="time" office:time-value="PT19H00M00S" calcext:value-type="time">
            <text:p>19:00</text:p>
          </table:table-cell>
          <table:table-cell table:formula="of:=[fünfminütig.B230]" office:value-type="string" office:string-value="sieben" calcext:value-type="string">
            <text:p>sieben</text:p>
          </table:table-cell>
        </table:table-row>
        <table:table-row table:style-name="ro1">
          <table:table-cell table:formula="of:=[fünfminütig.A231]" office:value-type="time" office:time-value="PT19H05M00S" calcext:value-type="time">
            <text:p>19:05</text:p>
          </table:table-cell>
          <table:table-cell table:formula="of:=[fünfminütig.B231]" office:value-type="string" office:string-value="fünf nach sieben" calcext:value-type="string">
            <text:p>fünf nach sieben</text:p>
          </table:table-cell>
        </table:table-row>
        <table:table-row table:style-name="ro1">
          <table:table-cell table:formula="of:=[fünfminütig.A232]" office:value-type="time" office:time-value="PT19H10M00S" calcext:value-type="time">
            <text:p>19:10</text:p>
          </table:table-cell>
          <table:table-cell table:formula="of:=[fünfminütig.B232]" office:value-type="string" office:string-value="zehn nach sieben" calcext:value-type="string">
            <text:p>zehn nach sieben</text:p>
          </table:table-cell>
        </table:table-row>
        <table:table-row table:style-name="ro1">
          <table:table-cell table:formula="of:=[fünfminütig.A233]" office:value-type="time" office:time-value="PT19H15M00S" calcext:value-type="time">
            <text:p>19:15</text:p>
          </table:table-cell>
          <table:table-cell table:formula="of:=[fünfminütig.B233]" office:value-type="string" office:string-value="fünfzehn nach sieben" calcext:value-type="string">
            <text:p>fünfzehn nach sieben</text:p>
          </table:table-cell>
        </table:table-row>
        <table:table-row table:style-name="ro1">
          <table:table-cell table:formula="of:=[fünfminütig.A234]" office:value-type="time" office:time-value="PT19H20M00S" calcext:value-type="time">
            <text:p>19:20</text:p>
          </table:table-cell>
          <table:table-cell table:formula="of:=[fünfminütig.B234]" office:value-type="string" office:string-value="zwanzig nach sieben" calcext:value-type="string">
            <text:p>zwanzig nach sieben</text:p>
          </table:table-cell>
        </table:table-row>
        <table:table-row table:style-name="ro1">
          <table:table-cell table:formula="of:=[fünfminütig.A235]" office:value-type="time" office:time-value="PT19H25M00S" calcext:value-type="time">
            <text:p>19:25</text:p>
          </table:table-cell>
          <table:table-cell table:formula="of:=[fünfminütig.B235]" office:value-type="string" office:string-value="fünfundzwanzig nach sieben" calcext:value-type="string">
            <text:p>fünfundzwanzig nach sieben</text:p>
          </table:table-cell>
        </table:table-row>
        <table:table-row table:style-name="ro1">
          <table:table-cell table:formula="of:=[fünfminütig.A236]" office:value-type="time" office:time-value="PT19H30M00S" calcext:value-type="time">
            <text:p>19:30</text:p>
          </table:table-cell>
          <table:table-cell table:formula="of:=[fünfminütig.B236]" office:value-type="string" office:string-value="halb acht" calcext:value-type="string">
            <text:p>halb acht</text:p>
          </table:table-cell>
        </table:table-row>
        <table:table-row table:style-name="ro1">
          <table:table-cell table:formula="of:=[fünfminütig.A237]" office:value-type="time" office:time-value="PT19H35M00S" calcext:value-type="time">
            <text:p>19:35</text:p>
          </table:table-cell>
          <table:table-cell table:formula="of:=[fünfminütig.B237]" office:value-type="string" office:string-value="fünfundzwanzig vor acht" calcext:value-type="string">
            <text:p>fünfundzwanzig vor acht</text:p>
          </table:table-cell>
        </table:table-row>
        <table:table-row table:style-name="ro1">
          <table:table-cell table:formula="of:=[fünfminütig.A238]" office:value-type="time" office:time-value="PT19H40M00S" calcext:value-type="time">
            <text:p>19:40</text:p>
          </table:table-cell>
          <table:table-cell table:formula="of:=[fünfminütig.B238]" office:value-type="string" office:string-value="zwanzig vor acht" calcext:value-type="string">
            <text:p>zwanzig vor acht</text:p>
          </table:table-cell>
        </table:table-row>
        <table:table-row table:style-name="ro1">
          <table:table-cell table:formula="of:=[fünfminütig.A239]" office:value-type="time" office:time-value="PT19H45M00S" calcext:value-type="time">
            <text:p>19:45</text:p>
          </table:table-cell>
          <table:table-cell table:formula="of:=[fünfminütig.B239]" office:value-type="string" office:string-value="fünfzehn vor acht" calcext:value-type="string">
            <text:p>fünfzehn vor acht</text:p>
          </table:table-cell>
        </table:table-row>
        <table:table-row table:style-name="ro1">
          <table:table-cell table:formula="of:=[fünfminütig.A240]" office:value-type="time" office:time-value="PT19H50M00S" calcext:value-type="time">
            <text:p>19:50</text:p>
          </table:table-cell>
          <table:table-cell table:formula="of:=[fünfminütig.B240]" office:value-type="string" office:string-value="zehn vor acht" calcext:value-type="string">
            <text:p>zehn vor acht</text:p>
          </table:table-cell>
        </table:table-row>
        <table:table-row table:style-name="ro1">
          <table:table-cell table:formula="of:=[fünfminütig.A241]" office:value-type="time" office:time-value="PT19H55M00S" calcext:value-type="time">
            <text:p>19:55</text:p>
          </table:table-cell>
          <table:table-cell table:formula="of:=[fünfminütig.B241]" office:value-type="string" office:string-value="fünf vor acht" calcext:value-type="string">
            <text:p>fünf vor acht</text:p>
          </table:table-cell>
        </table:table-row>
        <table:table-row table:style-name="ro1">
          <table:table-cell table:formula="of:=[fünfminütig.A242]" office:value-type="time" office:time-value="PT20H00M00S" calcext:value-type="time">
            <text:p>20:00</text:p>
          </table:table-cell>
          <table:table-cell table:formula="of:=[fünfminütig.B242]" office:value-type="string" office:string-value="acht" calcext:value-type="string">
            <text:p>acht</text:p>
          </table:table-cell>
        </table:table-row>
        <table:table-row table:style-name="ro1">
          <table:table-cell table:formula="of:=[fünfminütig.A243]" office:value-type="time" office:time-value="PT20H05M00S" calcext:value-type="time">
            <text:p>20:05</text:p>
          </table:table-cell>
          <table:table-cell table:formula="of:=[fünfminütig.B243]" office:value-type="string" office:string-value="fünf nach acht" calcext:value-type="string">
            <text:p>fünf nach acht</text:p>
          </table:table-cell>
        </table:table-row>
        <table:table-row table:style-name="ro1">
          <table:table-cell table:formula="of:=[fünfminütig.A244]" office:value-type="time" office:time-value="PT20H10M00S" calcext:value-type="time">
            <text:p>20:10</text:p>
          </table:table-cell>
          <table:table-cell table:formula="of:=[fünfminütig.B244]" office:value-type="string" office:string-value="zehn nach acht" calcext:value-type="string">
            <text:p>zehn nach acht</text:p>
          </table:table-cell>
        </table:table-row>
        <table:table-row table:style-name="ro1">
          <table:table-cell table:formula="of:=[fünfminütig.A245]" office:value-type="time" office:time-value="PT20H15M00S" calcext:value-type="time">
            <text:p>20:15</text:p>
          </table:table-cell>
          <table:table-cell table:formula="of:=[fünfminütig.B245]" office:value-type="string" office:string-value="fünfzehn nach acht" calcext:value-type="string">
            <text:p>fünfzehn nach acht</text:p>
          </table:table-cell>
        </table:table-row>
        <table:table-row table:style-name="ro1">
          <table:table-cell table:formula="of:=[fünfminütig.A246]" office:value-type="time" office:time-value="PT20H20M00S" calcext:value-type="time">
            <text:p>20:20</text:p>
          </table:table-cell>
          <table:table-cell table:formula="of:=[fünfminütig.B246]" office:value-type="string" office:string-value="zwanzig nach acht" calcext:value-type="string">
            <text:p>zwanzig nach acht</text:p>
          </table:table-cell>
        </table:table-row>
        <table:table-row table:style-name="ro1">
          <table:table-cell table:formula="of:=[fünfminütig.A247]" office:value-type="time" office:time-value="PT20H25M00S" calcext:value-type="time">
            <text:p>20:25</text:p>
          </table:table-cell>
          <table:table-cell table:formula="of:=[fünfminütig.B247]" office:value-type="string" office:string-value="fünfundzwanzig nach acht" calcext:value-type="string">
            <text:p>fünfundzwanzig nach acht</text:p>
          </table:table-cell>
        </table:table-row>
        <table:table-row table:style-name="ro1">
          <table:table-cell table:formula="of:=[fünfminütig.A248]" office:value-type="time" office:time-value="PT20H30M00S" calcext:value-type="time">
            <text:p>20:30</text:p>
          </table:table-cell>
          <table:table-cell table:formula="of:=[fünfminütig.B248]" office:value-type="string" office:string-value="halb neun" calcext:value-type="string">
            <text:p>halb neun</text:p>
          </table:table-cell>
        </table:table-row>
        <table:table-row table:style-name="ro1">
          <table:table-cell table:formula="of:=[fünfminütig.A249]" office:value-type="time" office:time-value="PT20H35M00S" calcext:value-type="time">
            <text:p>20:35</text:p>
          </table:table-cell>
          <table:table-cell table:formula="of:=[fünfminütig.B249]" office:value-type="string" office:string-value="fünfundzwanzig vor neun" calcext:value-type="string">
            <text:p>fünfundzwanzig vor neun</text:p>
          </table:table-cell>
        </table:table-row>
        <table:table-row table:style-name="ro1">
          <table:table-cell table:formula="of:=[fünfminütig.A250]" office:value-type="time" office:time-value="PT20H40M00S" calcext:value-type="time">
            <text:p>20:40</text:p>
          </table:table-cell>
          <table:table-cell table:formula="of:=[fünfminütig.B250]" office:value-type="string" office:string-value="zwanzig vor neun" calcext:value-type="string">
            <text:p>zwanzig vor neun</text:p>
          </table:table-cell>
        </table:table-row>
        <table:table-row table:style-name="ro1">
          <table:table-cell table:formula="of:=[fünfminütig.A251]" office:value-type="time" office:time-value="PT20H45M00S" calcext:value-type="time">
            <text:p>20:45</text:p>
          </table:table-cell>
          <table:table-cell table:formula="of:=[fünfminütig.B251]" office:value-type="string" office:string-value="fünfzehn vor neun" calcext:value-type="string">
            <text:p>fünfzehn vor neun</text:p>
          </table:table-cell>
        </table:table-row>
        <table:table-row table:style-name="ro1">
          <table:table-cell table:formula="of:=[fünfminütig.A252]" office:value-type="time" office:time-value="PT20H50M00S" calcext:value-type="time">
            <text:p>20:50</text:p>
          </table:table-cell>
          <table:table-cell table:formula="of:=[fünfminütig.B252]" office:value-type="string" office:string-value="zehn vor neun" calcext:value-type="string">
            <text:p>zehn vor neun</text:p>
          </table:table-cell>
        </table:table-row>
        <table:table-row table:style-name="ro1">
          <table:table-cell table:formula="of:=[fünfminütig.A253]" office:value-type="time" office:time-value="PT20H55M00S" calcext:value-type="time">
            <text:p>20:55</text:p>
          </table:table-cell>
          <table:table-cell table:formula="of:=[fünfminütig.B253]" office:value-type="string" office:string-value="fünf vor neun" calcext:value-type="string">
            <text:p>fünf vor neun</text:p>
          </table:table-cell>
        </table:table-row>
        <table:table-row table:style-name="ro1">
          <table:table-cell table:formula="of:=[fünfminütig.A254]" office:value-type="time" office:time-value="PT21H00M00S" calcext:value-type="time">
            <text:p>21:00</text:p>
          </table:table-cell>
          <table:table-cell table:formula="of:=[fünfminütig.B254]" office:value-type="string" office:string-value="neun" calcext:value-type="string">
            <text:p>neun</text:p>
          </table:table-cell>
        </table:table-row>
        <table:table-row table:style-name="ro1">
          <table:table-cell table:formula="of:=[fünfminütig.A255]" office:value-type="time" office:time-value="PT21H05M00S" calcext:value-type="time">
            <text:p>21:05</text:p>
          </table:table-cell>
          <table:table-cell table:formula="of:=[fünfminütig.B255]" office:value-type="string" office:string-value="fünf nach neun" calcext:value-type="string">
            <text:p>fünf nach neun</text:p>
          </table:table-cell>
        </table:table-row>
        <table:table-row table:style-name="ro1">
          <table:table-cell table:formula="of:=[fünfminütig.A256]" office:value-type="time" office:time-value="PT21H10M00S" calcext:value-type="time">
            <text:p>21:10</text:p>
          </table:table-cell>
          <table:table-cell table:formula="of:=[fünfminütig.B256]" office:value-type="string" office:string-value="zehn nach neun" calcext:value-type="string">
            <text:p>zehn nach neun</text:p>
          </table:table-cell>
        </table:table-row>
        <table:table-row table:style-name="ro1">
          <table:table-cell table:formula="of:=[fünfminütig.A257]" office:value-type="time" office:time-value="PT21H15M00S" calcext:value-type="time">
            <text:p>21:15</text:p>
          </table:table-cell>
          <table:table-cell table:formula="of:=[fünfminütig.B257]" office:value-type="string" office:string-value="fünfzehn nach neun" calcext:value-type="string">
            <text:p>fünfzehn nach neun</text:p>
          </table:table-cell>
        </table:table-row>
        <table:table-row table:style-name="ro1">
          <table:table-cell table:formula="of:=[fünfminütig.A258]" office:value-type="time" office:time-value="PT21H20M00S" calcext:value-type="time">
            <text:p>21:20</text:p>
          </table:table-cell>
          <table:table-cell table:formula="of:=[fünfminütig.B258]" office:value-type="string" office:string-value="zwanzig nach neun" calcext:value-type="string">
            <text:p>zwanzig nach neun</text:p>
          </table:table-cell>
        </table:table-row>
        <table:table-row table:style-name="ro1">
          <table:table-cell table:formula="of:=[fünfminütig.A259]" office:value-type="time" office:time-value="PT21H25M00S" calcext:value-type="time">
            <text:p>21:25</text:p>
          </table:table-cell>
          <table:table-cell table:formula="of:=[fünfminütig.B259]" office:value-type="string" office:string-value="fünfundzwanzig nach neun" calcext:value-type="string">
            <text:p>fünfundzwanzig nach neun</text:p>
          </table:table-cell>
        </table:table-row>
        <table:table-row table:style-name="ro1">
          <table:table-cell table:formula="of:=[fünfminütig.A260]" office:value-type="time" office:time-value="PT21H30M00S" calcext:value-type="time">
            <text:p>21:30</text:p>
          </table:table-cell>
          <table:table-cell table:formula="of:=[fünfminütig.B260]" office:value-type="string" office:string-value="halb zehn" calcext:value-type="string">
            <text:p>halb zehn</text:p>
          </table:table-cell>
        </table:table-row>
        <table:table-row table:style-name="ro1">
          <table:table-cell table:formula="of:=[fünfminütig.A261]" office:value-type="time" office:time-value="PT21H35M00S" calcext:value-type="time">
            <text:p>21:35</text:p>
          </table:table-cell>
          <table:table-cell table:formula="of:=[fünfminütig.B261]" office:value-type="string" office:string-value="fünfundzwanzig vor zehn" calcext:value-type="string">
            <text:p>fünfundzwanzig vor zehn</text:p>
          </table:table-cell>
        </table:table-row>
        <table:table-row table:style-name="ro1">
          <table:table-cell table:formula="of:=[fünfminütig.A262]" office:value-type="time" office:time-value="PT21H40M00S" calcext:value-type="time">
            <text:p>21:40</text:p>
          </table:table-cell>
          <table:table-cell table:formula="of:=[fünfminütig.B262]" office:value-type="string" office:string-value="zwanzig vor zehn" calcext:value-type="string">
            <text:p>zwanzig vor zehn</text:p>
          </table:table-cell>
        </table:table-row>
        <table:table-row table:style-name="ro1">
          <table:table-cell table:formula="of:=[fünfminütig.A263]" office:value-type="time" office:time-value="PT21H45M00S" calcext:value-type="time">
            <text:p>21:45</text:p>
          </table:table-cell>
          <table:table-cell table:formula="of:=[fünfminütig.B263]" office:value-type="string" office:string-value="fünfzehn vor zehn" calcext:value-type="string">
            <text:p>fünfzehn vor zehn</text:p>
          </table:table-cell>
        </table:table-row>
        <table:table-row table:style-name="ro1">
          <table:table-cell table:formula="of:=[fünfminütig.A264]" office:value-type="time" office:time-value="PT21H50M00S" calcext:value-type="time">
            <text:p>21:50</text:p>
          </table:table-cell>
          <table:table-cell table:formula="of:=[fünfminütig.B264]" office:value-type="string" office:string-value="zehn vor zehn" calcext:value-type="string">
            <text:p>zehn vor zehn</text:p>
          </table:table-cell>
        </table:table-row>
        <table:table-row table:style-name="ro1">
          <table:table-cell table:formula="of:=[fünfminütig.A265]" office:value-type="time" office:time-value="PT21H55M00S" calcext:value-type="time">
            <text:p>21:55</text:p>
          </table:table-cell>
          <table:table-cell table:formula="of:=[fünfminütig.B265]" office:value-type="string" office:string-value="fünf vor zehn" calcext:value-type="string">
            <text:p>fünf vor zehn</text:p>
          </table:table-cell>
        </table:table-row>
        <table:table-row table:style-name="ro1">
          <table:table-cell table:formula="of:=[fünfminütig.A266]" office:value-type="time" office:time-value="PT22H00M00S" calcext:value-type="time">
            <text:p>22:00</text:p>
          </table:table-cell>
          <table:table-cell table:formula="of:=[fünfminütig.B266]" office:value-type="string" office:string-value="zehn" calcext:value-type="string">
            <text:p>zehn</text:p>
          </table:table-cell>
        </table:table-row>
        <table:table-row table:style-name="ro1">
          <table:table-cell table:formula="of:=[fünfminütig.A267]" office:value-type="time" office:time-value="PT22H05M00S" calcext:value-type="time">
            <text:p>22:05</text:p>
          </table:table-cell>
          <table:table-cell table:formula="of:=[fünfminütig.B267]" office:value-type="string" office:string-value="fünf nach zehn" calcext:value-type="string">
            <text:p>fünf nach zehn</text:p>
          </table:table-cell>
        </table:table-row>
        <table:table-row table:style-name="ro1">
          <table:table-cell table:formula="of:=[fünfminütig.A268]" office:value-type="time" office:time-value="PT22H10M00S" calcext:value-type="time">
            <text:p>22:10</text:p>
          </table:table-cell>
          <table:table-cell table:formula="of:=[fünfminütig.B268]" office:value-type="string" office:string-value="zehn nach zehn" calcext:value-type="string">
            <text:p>zehn nach zehn</text:p>
          </table:table-cell>
        </table:table-row>
        <table:table-row table:style-name="ro1">
          <table:table-cell table:formula="of:=[fünfminütig.A269]" office:value-type="time" office:time-value="PT22H15M00S" calcext:value-type="time">
            <text:p>22:15</text:p>
          </table:table-cell>
          <table:table-cell table:formula="of:=[fünfminütig.B269]" office:value-type="string" office:string-value="fünfzehn nach zehn" calcext:value-type="string">
            <text:p>fünfzehn nach zehn</text:p>
          </table:table-cell>
        </table:table-row>
        <table:table-row table:style-name="ro1">
          <table:table-cell table:formula="of:=[fünfminütig.A270]" office:value-type="time" office:time-value="PT22H20M00S" calcext:value-type="time">
            <text:p>22:20</text:p>
          </table:table-cell>
          <table:table-cell table:formula="of:=[fünfminütig.B270]" office:value-type="string" office:string-value="zwanzig nach zehn" calcext:value-type="string">
            <text:p>zwanzig nach zehn</text:p>
          </table:table-cell>
        </table:table-row>
        <table:table-row table:style-name="ro1">
          <table:table-cell table:formula="of:=[fünfminütig.A271]" office:value-type="time" office:time-value="PT22H25M00S" calcext:value-type="time">
            <text:p>22:25</text:p>
          </table:table-cell>
          <table:table-cell table:formula="of:=[fünfminütig.B271]" office:value-type="string" office:string-value="fünfundzwanzig nach zehn" calcext:value-type="string">
            <text:p>fünfundzwanzig nach zehn</text:p>
          </table:table-cell>
        </table:table-row>
        <table:table-row table:style-name="ro1">
          <table:table-cell table:formula="of:=[fünfminütig.A272]" office:value-type="time" office:time-value="PT22H30M00S" calcext:value-type="time">
            <text:p>22:30</text:p>
          </table:table-cell>
          <table:table-cell table:formula="of:=[fünfminütig.B272]" office:value-type="string" office:string-value="halb elf" calcext:value-type="string">
            <text:p>halb elf</text:p>
          </table:table-cell>
        </table:table-row>
        <table:table-row table:style-name="ro1">
          <table:table-cell table:formula="of:=[fünfminütig.A273]" office:value-type="time" office:time-value="PT22H35M00S" calcext:value-type="time">
            <text:p>22:35</text:p>
          </table:table-cell>
          <table:table-cell table:formula="of:=[fünfminütig.B273]" office:value-type="string" office:string-value="fünfundzwanzig vor elf" calcext:value-type="string">
            <text:p>fünfundzwanzig vor elf</text:p>
          </table:table-cell>
        </table:table-row>
        <table:table-row table:style-name="ro1">
          <table:table-cell table:formula="of:=[fünfminütig.A274]" office:value-type="time" office:time-value="PT22H40M00S" calcext:value-type="time">
            <text:p>22:40</text:p>
          </table:table-cell>
          <table:table-cell table:formula="of:=[fünfminütig.B274]" office:value-type="string" office:string-value="zwanzig vor elf" calcext:value-type="string">
            <text:p>zwanzig vor elf</text:p>
          </table:table-cell>
        </table:table-row>
        <table:table-row table:style-name="ro1">
          <table:table-cell table:formula="of:=[fünfminütig.A275]" office:value-type="time" office:time-value="PT22H45M00S" calcext:value-type="time">
            <text:p>22:45</text:p>
          </table:table-cell>
          <table:table-cell table:formula="of:=[fünfminütig.B275]" office:value-type="string" office:string-value="fünfzehn vor elf" calcext:value-type="string">
            <text:p>fünfzehn vor elf</text:p>
          </table:table-cell>
        </table:table-row>
        <table:table-row table:style-name="ro1">
          <table:table-cell table:formula="of:=[fünfminütig.A276]" office:value-type="time" office:time-value="PT22H50M00S" calcext:value-type="time">
            <text:p>22:50</text:p>
          </table:table-cell>
          <table:table-cell table:formula="of:=[fünfminütig.B276]" office:value-type="string" office:string-value="zehn vor elf" calcext:value-type="string">
            <text:p>zehn vor elf</text:p>
          </table:table-cell>
        </table:table-row>
        <table:table-row table:style-name="ro1">
          <table:table-cell table:formula="of:=[fünfminütig.A277]" office:value-type="time" office:time-value="PT22H55M00S" calcext:value-type="time">
            <text:p>22:55</text:p>
          </table:table-cell>
          <table:table-cell table:formula="of:=[fünfminütig.B277]" office:value-type="string" office:string-value="fünf vor elf" calcext:value-type="string">
            <text:p>fünf vor elf</text:p>
          </table:table-cell>
        </table:table-row>
        <table:table-row table:style-name="ro1">
          <table:table-cell table:formula="of:=[fünfminütig.A278]" office:value-type="time" office:time-value="PT23H00M00S" calcext:value-type="time">
            <text:p>23:00</text:p>
          </table:table-cell>
          <table:table-cell table:formula="of:=[fünfminütig.B278]" office:value-type="string" office:string-value="elf" calcext:value-type="string">
            <text:p>elf</text:p>
          </table:table-cell>
        </table:table-row>
        <table:table-row table:style-name="ro1">
          <table:table-cell table:formula="of:=[fünfminütig.A279]" office:value-type="time" office:time-value="PT23H05M00S" calcext:value-type="time">
            <text:p>23:05</text:p>
          </table:table-cell>
          <table:table-cell table:formula="of:=[fünfminütig.B279]" office:value-type="string" office:string-value="fünf nach elf" calcext:value-type="string">
            <text:p>fünf nach elf</text:p>
          </table:table-cell>
        </table:table-row>
        <table:table-row table:style-name="ro1">
          <table:table-cell table:formula="of:=[fünfminütig.A280]" office:value-type="time" office:time-value="PT23H10M00S" calcext:value-type="time">
            <text:p>23:10</text:p>
          </table:table-cell>
          <table:table-cell table:formula="of:=[fünfminütig.B280]" office:value-type="string" office:string-value="zehn nach elf" calcext:value-type="string">
            <text:p>zehn nach elf</text:p>
          </table:table-cell>
        </table:table-row>
        <table:table-row table:style-name="ro1">
          <table:table-cell table:formula="of:=[fünfminütig.A281]" office:value-type="time" office:time-value="PT23H15M00S" calcext:value-type="time">
            <text:p>23:15</text:p>
          </table:table-cell>
          <table:table-cell table:formula="of:=[fünfminütig.B281]" office:value-type="string" office:string-value="fünfzehn nach elf" calcext:value-type="string">
            <text:p>fünfzehn nach elf</text:p>
          </table:table-cell>
        </table:table-row>
        <table:table-row table:style-name="ro1">
          <table:table-cell table:formula="of:=[fünfminütig.A282]" office:value-type="time" office:time-value="PT23H20M00S" calcext:value-type="time">
            <text:p>23:20</text:p>
          </table:table-cell>
          <table:table-cell table:formula="of:=[fünfminütig.B282]" office:value-type="string" office:string-value="zwanzig nach elf" calcext:value-type="string">
            <text:p>zwanzig nach elf</text:p>
          </table:table-cell>
        </table:table-row>
        <table:table-row table:style-name="ro1">
          <table:table-cell table:formula="of:=[fünfminütig.A283]" office:value-type="time" office:time-value="PT23H25M00S" calcext:value-type="time">
            <text:p>23:25</text:p>
          </table:table-cell>
          <table:table-cell table:formula="of:=[fünfminütig.B283]" office:value-type="string" office:string-value="fünfundzwanzig nach elf" calcext:value-type="string">
            <text:p>fünfundzwanzig nach elf</text:p>
          </table:table-cell>
        </table:table-row>
        <table:table-row table:style-name="ro1">
          <table:table-cell table:formula="of:=[fünfminütig.A284]" office:value-type="time" office:time-value="PT23H30M00S" calcext:value-type="time">
            <text:p>23:30</text:p>
          </table:table-cell>
          <table:table-cell table:formula="of:=[fünfminütig.B284]" office:value-type="string" office:string-value="halb zwölf" calcext:value-type="string">
            <text:p>halb zwölf</text:p>
          </table:table-cell>
        </table:table-row>
        <table:table-row table:style-name="ro1">
          <table:table-cell table:formula="of:=[fünfminütig.A285]" office:value-type="time" office:time-value="PT23H35M00S" calcext:value-type="time">
            <text:p>23:35</text:p>
          </table:table-cell>
          <table:table-cell table:formula="of:=[fünfminütig.B285]" office:value-type="string" office:string-value="fünfundzwanzig vor zwölf" calcext:value-type="string">
            <text:p>fünfundzwanzig vor zwölf</text:p>
          </table:table-cell>
        </table:table-row>
        <table:table-row table:style-name="ro1">
          <table:table-cell table:formula="of:=[fünfminütig.A286]" office:value-type="time" office:time-value="PT23H40M00S" calcext:value-type="time">
            <text:p>23:40</text:p>
          </table:table-cell>
          <table:table-cell table:formula="of:=[fünfminütig.B286]" office:value-type="string" office:string-value="zwanzig vor zwölf" calcext:value-type="string">
            <text:p>zwanzig vor zwölf</text:p>
          </table:table-cell>
        </table:table-row>
        <table:table-row table:style-name="ro1">
          <table:table-cell table:formula="of:=[fünfminütig.A287]" office:value-type="time" office:time-value="PT23H45M00S" calcext:value-type="time">
            <text:p>23:45</text:p>
          </table:table-cell>
          <table:table-cell table:formula="of:=[fünfminütig.B287]" office:value-type="string" office:string-value="fünfzehn vor zwölf" calcext:value-type="string">
            <text:p>fünfzehn vor zwölf</text:p>
          </table:table-cell>
        </table:table-row>
        <table:table-row table:style-name="ro1">
          <table:table-cell table:formula="of:=[fünfminütig.A288]" office:value-type="time" office:time-value="PT23H50M00S" calcext:value-type="time">
            <text:p>23:50</text:p>
          </table:table-cell>
          <table:table-cell table:formula="of:=[fünfminütig.B288]" office:value-type="string" office:string-value="zehn vor zwölf" calcext:value-type="string">
            <text:p>zehn vor zwölf</text:p>
          </table:table-cell>
        </table:table-row>
        <table:table-row table:style-name="ro1">
          <table:table-cell table:formula="of:=[fünfminütig.A289]" office:value-type="time" office:time-value="PT23H55M00S" calcext:value-type="time">
            <text:p>23:55</text:p>
          </table:table-cell>
          <table:table-cell table:formula="of:=[fünfminütig.B289]" office:value-type="string" office:string-value="fünf vor zwölf" calcext:value-type="string">
            <text:p>fünf vor zwölf</text:p>
          </table:table-cell>
        </table:table-row>
      </table:table>
      <table:named-expressions/>
      <table:database-ranges>
        <table:database-range table:name="__Anonymous_Sheet_DB__0" table:target-range-address="einminütig.A1:einminütig.G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.00.0000</text:date>, <text:time style:data-style-name="N2" text:time-value="18:39:42.8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2:25:41.656081866</meta:creation-date>
    <dc:date>2018-01-02T19:11:57.898000000</dc:date>
    <meta:editing-duration>PT19H55M32S</meta:editing-duration>
    <meta:editing-cycles>25</meta:editing-cycles>
    <meta:generator>LibreOffice/5.3.6.1$Windows_x86 LibreOffice_project/686f202eff87ef707079aeb7f485847613344eb7</meta:generator>
    <meta:document-statistic meta:table-count="3" meta:cell-count="2371" meta:object-count="0"/>
  </office:meta>
</office:document-meta>
</file>